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7" table:default-cell-style-name="Default"/>
        <table:table-row table:style-name="ro1"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5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5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2"/>
        </table:table-row>
        <table:table-row table:style-name="ro1">
          <table:table-cell office:value-type="string">
            <text:p>x=1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table:number-columns-repeated="2"/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3.5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table:number-columns-repeated="2"/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6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8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21249">
            <text:p>0.121249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77875">
            <text:p>0.17787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99811">
            <text:p>0.1998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230103">
            <text:p>0.230103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0636817">
            <text:p>0.0636817</text:p>
          </table:table-cell>
          <table:table-cell office:value-type="float" office:value="0.0639151">
            <text:p>0.0639151</text:p>
          </table:table-cell>
          <table:table-cell office:value-type="float" office:value="0.0528641">
            <text:p>0.0528641</text:p>
          </table:table-cell>
          <table:table-cell office:value-type="float" office:value="0.0506052">
            <text:p>0.0506052</text:p>
          </table:table-cell>
          <table:table-cell office:value-type="float" office:value="0.399">
            <text:p>0.399</text:p>
          </table:table-cell>
          <table:table-cell office:value-type="float" office:value="0.128353">
            <text:p>0.128353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723107">
            <text:p>0.0723107</text:p>
          </table:table-cell>
          <table:table-cell office:value-type="float" office:value="0.0641439">
            <text:p>0.0641439</text:p>
          </table:table-cell>
          <table:table-cell office:value-type="float" office:value="0.100721">
            <text:p>0.100721</text:p>
          </table:table-cell>
          <table:table-cell office:value-type="float" office:value="0.0958809">
            <text:p>0.0958809</text:p>
          </table:table-cell>
          <table:table-cell office:value-type="float" office:value="0.399">
            <text:p>0.399</text:p>
          </table:table-cell>
          <table:table-cell office:value-type="float" office:value="0.276867">
            <text:p>0.276867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743737">
            <text:p>0.0743737</text:p>
          </table:table-cell>
          <table:table-cell office:value-type="float" office:value="0.0701997">
            <text:p>0.0701997</text:p>
          </table:table-cell>
          <table:table-cell office:value-type="float" office:value="0.399">
            <text:p>0.399</text:p>
          </table:table-cell>
          <table:table-cell office:value-type="float" office:value="0.264519">
            <text:p>0.264519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669606">
            <text:p>0.0669606</text:p>
          </table:table-cell>
          <table:table-cell office:value-type="float" office:value="0.0684525">
            <text:p>0.0684525</text:p>
          </table:table-cell>
          <table:table-cell/>
          <table:table-cell office:value-type="float" office:value="0.250797">
            <text:p>0.25079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168792">
            <text:p>0.168792</text:p>
          </table:table-cell>
          <table:table-cell office:value-type="float" office:value="0.171725">
            <text:p>0.171725</text:p>
          </table:table-cell>
          <table:table-cell office:value-type="float" office:value="0.141246">
            <text:p>0.141246</text:p>
          </table:table-cell>
          <table:table-cell office:value-type="float" office:value="0.135171">
            <text:p>0.135171</text:p>
          </table:table-cell>
          <table:table-cell office:value-type="float" office:value="0.69869">
            <text:p>0.69869</text:p>
          </table:table-cell>
          <table:table-cell office:value-type="float" office:value="0.139833">
            <text:p>0.13983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9978">
            <text:p>0.179978</text:p>
          </table:table-cell>
          <table:table-cell office:value-type="float" office:value="0.162407">
            <text:p>0.162407</text:p>
          </table:table-cell>
          <table:table-cell office:value-type="float" office:value="0.229255">
            <text:p>0.229255</text:p>
          </table:table-cell>
          <table:table-cell office:value-type="float" office:value="0.219889">
            <text:p>0.219889</text:p>
          </table:table-cell>
          <table:table-cell office:value-type="float" office:value="0.69869">
            <text:p>0.69869</text:p>
          </table:table-cell>
          <table:table-cell office:value-type="float" office:value="0.30624">
            <text:p>0.3062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81868">
            <text:p>0.181868</text:p>
          </table:table-cell>
          <table:table-cell office:value-type="float" office:value="0.176449">
            <text:p>0.176449</text:p>
          </table:table-cell>
          <table:table-cell office:value-type="float" office:value="0.69869">
            <text:p>0.69869</text:p>
          </table:table-cell>
          <table:table-cell office:value-type="float" office:value="0.294436">
            <text:p>0.294436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0322">
            <text:p>0.170322</text:p>
          </table:table-cell>
          <table:table-cell office:value-type="float" office:value="0.177691">
            <text:p>0.177691</text:p>
          </table:table-cell>
          <table:table-cell/>
          <table:table-cell office:value-type="float" office:value="0.280149">
            <text:p>0.280149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231042">
            <text:p>0.231042</text:p>
          </table:table-cell>
          <table:table-cell office:value-type="float" office:value="0.236119">
            <text:p>0.236119</text:p>
          </table:table-cell>
          <table:table-cell office:value-type="float" office:value="0.193064">
            <text:p>0.193064</text:p>
          </table:table-cell>
          <table:table-cell office:value-type="float" office:value="0.184909">
            <text:p>0.184909</text:p>
          </table:table-cell>
          <table:table-cell office:value-type="float" office:value="1.0096">
            <text:p>1.0096</text:p>
          </table:table-cell>
          <table:table-cell office:value-type="float" office:value="0.181689">
            <text:p>0.181689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31544">
            <text:p>0.231544</text:p>
          </table:table-cell>
          <table:table-cell office:value-type="float" office:value="0.213117">
            <text:p>0.213117</text:p>
          </table:table-cell>
          <table:table-cell office:value-type="float" office:value="0.263088">
            <text:p>0.263088</text:p>
          </table:table-cell>
          <table:table-cell office:value-type="float" office:value="0.253525">
            <text:p>0.253525</text:p>
          </table:table-cell>
          <table:table-cell office:value-type="float" office:value="1.0096">
            <text:p>1.0096</text:p>
          </table:table-cell>
          <table:table-cell office:value-type="float" office:value="0.331265">
            <text:p>0.331265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20766">
            <text:p>0.220766</text:p>
          </table:table-cell>
          <table:table-cell office:value-type="float" office:value="0.222571">
            <text:p>0.222571</text:p>
          </table:table-cell>
          <table:table-cell office:value-type="float" office:value="1.0096">
            <text:p>1.0096</text:p>
          </table:table-cell>
          <table:table-cell office:value-type="float" office:value="0.315656">
            <text:p>0.315656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19127">
            <text:p>0.219127</text:p>
          </table:table-cell>
          <table:table-cell office:value-type="float" office:value="0.231215">
            <text:p>0.231215</text:p>
          </table:table-cell>
          <table:table-cell/>
          <table:table-cell office:value-type="float" office:value="0.2878">
            <text:p>0.287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5099">
            <text:p>0.25099</text:p>
          </table:table-cell>
          <table:table-cell office:value-type="float" office:value="0.254762">
            <text:p>0.254762</text:p>
          </table:table-cell>
          <table:table-cell office:value-type="float" office:value="0.205418">
            <text:p>0.205418</text:p>
          </table:table-cell>
          <table:table-cell office:value-type="float" office:value="0.196614">
            <text:p>0.196614</text:p>
          </table:table-cell>
          <table:table-cell office:value-type="float" office:value="1.3047">
            <text:p>1.3047</text:p>
          </table:table-cell>
          <table:table-cell office:value-type="float" office:value="0.271454">
            <text:p>0.271454</text:p>
          </table:table-cell>
          <table:table-cell/>
          <table:table-cell office:value-type="float" office:value="0.1">
            <text:p>0.1</text:p>
          </table:table-cell>
          <table:table-cell office:value-type="float" office:value="0.254891">
            <text:p>0.254891</text:p>
          </table:table-cell>
          <table:table-cell office:value-type="float" office:value="0.237377">
            <text:p>0.237377</text:p>
          </table:table-cell>
          <table:table-cell office:value-type="float" office:value="0.27229">
            <text:p>0.27229</text:p>
          </table:table-cell>
          <table:table-cell office:value-type="float" office:value="0.259982">
            <text:p>0.259982</text:p>
          </table:table-cell>
          <table:table-cell office:value-type="float" office:value="1.3047">
            <text:p>1.3047</text:p>
          </table:table-cell>
          <table:table-cell office:value-type="float" office:value="0.343247">
            <text:p>0.343247</text:p>
          </table:table-cell>
          <table:table-cell/>
          <table:table-cell office:value-type="float" office:value="0.1">
            <text:p>0.1</text:p>
          </table:table-cell>
          <table:table-cell office:value-type="float" office:value="0.22866">
            <text:p>0.22866</text:p>
          </table:table-cell>
          <table:table-cell office:value-type="float" office:value="0.234691">
            <text:p>0.234691</text:p>
          </table:table-cell>
          <table:table-cell office:value-type="float" office:value="1.3047">
            <text:p>1.3047</text:p>
          </table:table-cell>
          <table:table-cell office:value-type="float" office:value="0.306423">
            <text:p>0.306423</text:p>
          </table:table-cell>
          <table:table-cell/>
          <table:table-cell office:value-type="float" office:value="0.1">
            <text:p>0.1</text:p>
          </table:table-cell>
          <table:table-cell office:value-type="float" office:value="0.234831">
            <text:p>0.234831</text:p>
          </table:table-cell>
          <table:table-cell office:value-type="float" office:value="0.243511">
            <text:p>0.243511</text:p>
          </table:table-cell>
          <table:table-cell/>
          <table:table-cell office:value-type="float" office:value="0.291084">
            <text:p>0.291084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240969">
            <text:p>0.240969</text:p>
          </table:table-cell>
          <table:table-cell office:value-type="float" office:value="0.242663">
            <text:p>0.242663</text:p>
          </table:table-cell>
          <table:table-cell office:value-type="float" office:value="0.187212">
            <text:p>0.187212</text:p>
          </table:table-cell>
          <table:table-cell office:value-type="float" office:value="0.178937">
            <text:p>0.178937</text:p>
          </table:table-cell>
          <table:table-cell office:value-type="float" office:value="1.606142">
            <text:p>1.606142</text:p>
          </table:table-cell>
          <table:table-cell office:value-type="float" office:value="0.443794">
            <text:p>0.443794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66231">
            <text:p>0.266231</text:p>
          </table:table-cell>
          <table:table-cell office:value-type="float" office:value="0.25091">
            <text:p>0.25091</text:p>
          </table:table-cell>
          <table:table-cell office:value-type="float" office:value="0.271573">
            <text:p>0.271573</text:p>
          </table:table-cell>
          <table:table-cell office:value-type="float" office:value="0.254526">
            <text:p>0.254526</text:p>
          </table:table-cell>
          <table:table-cell office:value-type="float" office:value="1.606142">
            <text:p>1.606142</text:p>
          </table:table-cell>
          <table:table-cell office:value-type="float" office:value="0.337877">
            <text:p>0.337877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31879">
            <text:p>0.231879</text:p>
          </table:table-cell>
          <table:table-cell office:value-type="float" office:value="0.239281">
            <text:p>0.239281</text:p>
          </table:table-cell>
          <table:table-cell office:value-type="float" office:value="1.606142">
            <text:p>1.606142</text:p>
          </table:table-cell>
          <table:table-cell office:value-type="float" office:value="0.297208">
            <text:p>0.297208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40809">
            <text:p>0.240809</text:p>
          </table:table-cell>
          <table:table-cell office:value-type="float" office:value="0.243">
            <text:p>0.243</text:p>
          </table:table-cell>
          <table:table-cell/>
          <table:table-cell office:value-type="float" office:value="0.285712">
            <text:p>0.28571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20445">
            <text:p>0.220445</text:p>
          </table:table-cell>
          <table:table-cell office:value-type="float" office:value="0.220671">
            <text:p>0.220671</text:p>
          </table:table-cell>
          <table:table-cell office:value-type="float" office:value="0.160957">
            <text:p>0.160957</text:p>
          </table:table-cell>
          <table:table-cell office:value-type="float" office:value="0.154593">
            <text:p>0.154593</text:p>
          </table:table-cell>
          <table:table-cell office:value-type="float" office:value="1.901711">
            <text:p>1.901711</text:p>
          </table:table-cell>
          <table:table-cell office:value-type="float" office:value="0.577035">
            <text:p>0.577035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71157">
            <text:p>0.271157</text:p>
          </table:table-cell>
          <table:table-cell office:value-type="float" office:value="0.259439">
            <text:p>0.259439</text:p>
          </table:table-cell>
          <table:table-cell office:value-type="float" office:value="0.260002">
            <text:p>0.260002</text:p>
          </table:table-cell>
          <table:table-cell office:value-type="float" office:value="0.238786">
            <text:p>0.238786</text:p>
          </table:table-cell>
          <table:table-cell office:value-type="float" office:value="1.901711">
            <text:p>1.901711</text:p>
          </table:table-cell>
          <table:table-cell office:value-type="float" office:value="0.306382">
            <text:p>0.30638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35492">
            <text:p>0.235492</text:p>
          </table:table-cell>
          <table:table-cell office:value-type="float" office:value="0.242027">
            <text:p>0.242027</text:p>
          </table:table-cell>
          <table:table-cell office:value-type="float" office:value="1.901711">
            <text:p>1.901711</text:p>
          </table:table-cell>
          <table:table-cell office:value-type="float" office:value="0.287994">
            <text:p>0.287994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44824">
            <text:p>0.244824</text:p>
          </table:table-cell>
          <table:table-cell office:value-type="float" office:value="0.241661">
            <text:p>0.241661</text:p>
          </table:table-cell>
          <table:table-cell/>
          <table:table-cell office:value-type="float" office:value="0.267258">
            <text:p>0.267258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202546">
            <text:p>0.202546</text:p>
          </table:table-cell>
          <table:table-cell office:value-type="float" office:value="0.201412">
            <text:p>0.201412</text:p>
          </table:table-cell>
          <table:table-cell office:value-type="float" office:value="0.145438">
            <text:p>0.145438</text:p>
          </table:table-cell>
          <table:table-cell office:value-type="float" office:value="0.142193">
            <text:p>0.142193</text:p>
          </table:table-cell>
          <table:table-cell office:value-type="float" office:value="2.212008">
            <text:p>2.212008</text:p>
          </table:table-cell>
          <table:table-cell office:value-type="float" office:value="0.562372">
            <text:p>0.562372</text:p>
          </table:table-cell>
          <table:table-cell/>
          <table:table-cell office:value-type="float" office:value="0.175">
            <text:p>0.175</text:p>
            <draw:frame table:end-cell-address="Sheet1.K30" table:end-x="0.3764in" table:end-y="0.1654in" draw:z-index="1" draw:style-name="gr1" svg:width="2.1197in" svg:height="3.5362in" svg:x="0.0346in" svg:y="0.1764in">
              <draw:object draw:notify-on-update-of-ranges="Sheet1.J3:Sheet1.J103 Sheet1.A3:Sheet1.A103 Sheet1.K3:Sheet1.K103 Sheet1.A3:Sheet1.A103 Sheet1.O3:Sheet1.O11 Sheet1.F3:Sheet1.F11 Sheet1.O16:Sheet1.O70 Sheet1.N16:Sheet1.N70 Sheet1.A3:Sheet1.A103 Sheet1.L3:Sheet1.L103 Sheet1.M3:Sheet1.M103 Sheet1.A3:Sheet1.A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273032">
            <text:p>0.273032</text:p>
          </table:table-cell>
          <table:table-cell office:value-type="float" office:value="0.265123">
            <text:p>0.265123</text:p>
          </table:table-cell>
          <table:table-cell office:value-type="float" office:value="0.241148">
            <text:p>0.241148</text:p>
          </table:table-cell>
          <table:table-cell office:value-type="float" office:value="0.217491">
            <text:p>0.217491</text:p>
          </table:table-cell>
          <table:table-cell office:value-type="float" office:value="2.212008">
            <text:p>2.212008</text:p>
          </table:table-cell>
          <table:table-cell office:value-type="float" office:value="0.274907">
            <text:p>0.274907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240227">
            <text:p>0.240227</text:p>
          </table:table-cell>
          <table:table-cell office:value-type="float" office:value="0.244265">
            <text:p>0.244265</text:p>
          </table:table-cell>
          <table:table-cell office:value-type="float" office:value="2.212008">
            <text:p>2.212008</text:p>
          </table:table-cell>
          <table:table-cell office:value-type="float" office:value="0.265736">
            <text:p>0.265736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248498">
            <text:p>0.248498</text:p>
          </table:table-cell>
          <table:table-cell office:value-type="float" office:value="0.241249">
            <text:p>0.241249</text:p>
          </table:table-cell>
          <table:table-cell/>
          <table:table-cell office:value-type="float" office:value="0.266214">
            <text:p>0.266214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90822">
            <text:p>0.190822</text:p>
          </table:table-cell>
          <table:table-cell office:value-type="float" office:value="0.188318">
            <text:p>0.188318</text:p>
          </table:table-cell>
          <table:table-cell office:value-type="float" office:value="0.141092">
            <text:p>0.141092</text:p>
          </table:table-cell>
          <table:table-cell office:value-type="float" office:value="0.140391">
            <text:p>0.140391</text:p>
          </table:table-cell>
          <table:table-cell office:value-type="float" office:value="2.5">
            <text:p>2.5</text:p>
          </table:table-cell>
          <table:table-cell office:value-type="float" office:value="0.408644">
            <text:p>0.408644</text:p>
          </table:table-cell>
          <table:table-cell/>
          <table:table-cell office:value-type="float" office:value="0.2">
            <text:p>0.2</text:p>
          </table:table-cell>
          <table:table-cell office:value-type="float" office:value="0.274051">
            <text:p>0.274051</text:p>
          </table:table-cell>
          <table:table-cell office:value-type="float" office:value="0.269648">
            <text:p>0.269648</text:p>
          </table:table-cell>
          <table:table-cell office:value-type="float" office:value="0.221575">
            <text:p>0.221575</text:p>
          </table:table-cell>
          <table:table-cell office:value-type="float" office:value="0.198141">
            <text:p>0.198141</text:p>
          </table:table-cell>
          <table:table-cell office:value-type="float" office:value="2.5">
            <text:p>2.5</text:p>
          </table:table-cell>
          <table:table-cell office:value-type="float" office:value="0.282598">
            <text:p>0.282598</text:p>
          </table:table-cell>
          <table:table-cell/>
          <table:table-cell office:value-type="float" office:value="0.2">
            <text:p>0.2</text:p>
          </table:table-cell>
          <table:table-cell office:value-type="float" office:value="0.244592">
            <text:p>0.244592</text:p>
          </table:table-cell>
          <table:table-cell office:value-type="float" office:value="0.246774">
            <text:p>0.246774</text:p>
          </table:table-cell>
          <table:table-cell office:value-type="float" office:value="2.5">
            <text:p>2.5</text:p>
          </table:table-cell>
          <table:table-cell office:value-type="float" office:value="0.265227">
            <text:p>0.265227</text:p>
          </table:table-cell>
          <table:table-cell/>
          <table:table-cell office:value-type="float" office:value="0.2">
            <text:p>0.2</text:p>
          </table:table-cell>
          <table:table-cell office:value-type="float" office:value="0.251849">
            <text:p>0.251849</text:p>
          </table:table-cell>
          <table:table-cell office:value-type="float" office:value="0.241448">
            <text:p>0.241448</text:p>
          </table:table-cell>
          <table:table-cell/>
          <table:table-cell office:value-type="float" office:value="0.243469">
            <text:p>0.243469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0.184485">
            <text:p>0.184485</text:p>
          </table:table-cell>
          <table:table-cell office:value-type="float" office:value="0.181094">
            <text:p>0.181094</text:p>
          </table:table-cell>
          <table:table-cell office:value-type="float" office:value="0.141226">
            <text:p>0.141226</text:p>
          </table:table-cell>
          <table:table-cell office:value-type="float" office:value="0.141611">
            <text:p>0.141611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76331">
            <text:p>0.276331</text:p>
          </table:table-cell>
          <table:table-cell office:value-type="float" office:value="0.27362">
            <text:p>0.27362</text:p>
          </table:table-cell>
          <table:table-cell office:value-type="float" office:value="0.2078">
            <text:p>0.2078</text:p>
          </table:table-cell>
          <table:table-cell office:value-type="float" office:value="0.188218">
            <text:p>0.188218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48248">
            <text:p>0.248248</text:p>
          </table:table-cell>
          <table:table-cell office:value-type="float" office:value="0.249735">
            <text:p>0.249735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54702">
            <text:p>0.254702</text:p>
          </table:table-cell>
          <table:table-cell office:value-type="float" office:value="0.242148">
            <text:p>0.242148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  <draw:frame table:end-cell-address="Sheet1.C33" table:end-x="0.4197in" table:end-y="0.0224in" draw:z-index="0" draw:style-name="gr1" svg:width="2.1197in" svg:height="3.5362in" svg:x="0.078in" svg:y="0.0335in">
              <draw:object draw:notify-on-update-of-ranges="Sheet1.C3:Sheet1.C103 Sheet1.A3:Sheet1.A103 Sheet1.G3:Sheet1.G11 Sheet1.F3:Sheet1.F11 Sheet1.G16:Sheet1.G64 Sheet1.F16:Sheet1.F64 Sheet1.A3:Sheet1.A103 Sheet1.E3:Sheet1.E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18155">
            <text:p>0.18155</text:p>
          </table:table-cell>
          <table:table-cell office:value-type="float" office:value="0.177792">
            <text:p>0.177792</text:p>
          </table:table-cell>
          <table:table-cell office:value-type="float" office:value="0.142548">
            <text:p>0.142548</text:p>
          </table:table-cell>
          <table:table-cell office:value-type="float" office:value="0.143196">
            <text:p>0.143196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80476">
            <text:p>0.280476</text:p>
          </table:table-cell>
          <table:table-cell office:value-type="float" office:value="0.277419">
            <text:p>0.277419</text:p>
          </table:table-cell>
          <table:table-cell office:value-type="float" office:value="0.204885">
            <text:p>0.204885</text:p>
          </table:table-cell>
          <table:table-cell office:value-type="float" office:value="0.191909">
            <text:p>0.191909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51833">
            <text:p>0.251833</text:p>
          </table:table-cell>
          <table:table-cell office:value-type="float" office:value="0.253164">
            <text:p>0.253164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56949">
            <text:p>0.256949</text:p>
          </table:table-cell>
          <table:table-cell office:value-type="float" office:value="0.243249">
            <text:p>0.243249</text:p>
          </table:table-cell>
          <table:table-cell table:number-columns-repeated="2"/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0.180372">
            <text:p>0.180372</text:p>
          </table:table-cell>
          <table:table-cell office:value-type="float" office:value="0.176415">
            <text:p>0.176415</text:p>
          </table:table-cell>
          <table:table-cell office:value-type="float" office:value="0.144266">
            <text:p>0.144266</text:p>
          </table:table-cell>
          <table:table-cell office:value-type="float" office:value="0.144867">
            <text:p>0.144867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84027">
            <text:p>0.284027</text:p>
          </table:table-cell>
          <table:table-cell office:value-type="float" office:value="0.281651">
            <text:p>0.281651</text:p>
          </table:table-cell>
          <table:table-cell office:value-type="float" office:value="0.213446">
            <text:p>0.213446</text:p>
          </table:table-cell>
          <table:table-cell office:value-type="float" office:value="0.207996">
            <text:p>0.207996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55431">
            <text:p>0.255431</text:p>
          </table:table-cell>
          <table:table-cell office:value-type="float" office:value="0.257789">
            <text:p>0.25778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59406">
            <text:p>0.259406</text:p>
          </table:table-cell>
          <table:table-cell office:value-type="float" office:value="0.24552">
            <text:p>0.24552</text:p>
          </table:table-cell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80311">
            <text:p>0.180311</text:p>
          </table:table-cell>
          <table:table-cell office:value-type="float" office:value="0.176007">
            <text:p>0.176007</text:p>
          </table:table-cell>
          <table:table-cell office:value-type="float" office:value="0.146052">
            <text:p>0.146052</text:p>
          </table:table-cell>
          <table:table-cell office:value-type="float" office:value="0.146591">
            <text:p>0.146591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85152">
            <text:p>0.285152</text:p>
          </table:table-cell>
          <table:table-cell office:value-type="float" office:value="0.286056">
            <text:p>0.286056</text:p>
          </table:table-cell>
          <table:table-cell office:value-type="float" office:value="0.231122">
            <text:p>0.231122</text:p>
          </table:table-cell>
          <table:table-cell office:value-type="float" office:value="0.23252">
            <text:p>0.23252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59135">
            <text:p>0.259135</text:p>
          </table:table-cell>
          <table:table-cell office:value-type="float" office:value="0.263074">
            <text:p>0.263074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62719">
            <text:p>0.262719</text:p>
          </table:table-cell>
          <table:table-cell office:value-type="float" office:value="0.248648">
            <text:p>0.248648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0.181001">
            <text:p>0.181001</text:p>
          </table:table-cell>
          <table:table-cell office:value-type="float" office:value="0.176477">
            <text:p>0.176477</text:p>
          </table:table-cell>
          <table:table-cell office:value-type="float" office:value="0.148065">
            <text:p>0.148065</text:p>
          </table:table-cell>
          <table:table-cell office:value-type="float" office:value="0.148599">
            <text:p>0.148599</text:p>
          </table:table-cell>
          <table:table-cell office:value-type="float" office:value="0.0175200000000002">
            <text:p>0.0175200000000002</text:p>
          </table:table-cell>
          <table:table-cell office:value-type="float" office:value="0.108604">
            <text:p>0.108604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86338">
            <text:p>0.286338</text:p>
          </table:table-cell>
          <table:table-cell office:value-type="float" office:value="0.291049">
            <text:p>0.291049</text:p>
          </table:table-cell>
          <table:table-cell office:value-type="float" office:value="0.253597">
            <text:p>0.253597</text:p>
          </table:table-cell>
          <table:table-cell office:value-type="float" office:value="0.260836">
            <text:p>0.260836</text:p>
          </table:table-cell>
          <table:table-cell office:value-type="float" office:value="0.0118900000000002">
            <text:p>0.0118900000000002</text:p>
          </table:table-cell>
          <table:table-cell office:value-type="float" office:value="0.091263">
            <text:p>0.091263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63034">
            <text:p>0.263034</text:p>
          </table:table-cell>
          <table:table-cell office:value-type="float" office:value="0.267599">
            <text:p>0.267599</text:p>
          </table:table-cell>
          <table:table-cell office:value-type="float" office:value="0.01085">
            <text:p>0.01085</text:p>
          </table:table-cell>
          <table:table-cell office:value-type="float" office:value="0.0956333">
            <text:p>0.0956333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66943">
            <text:p>0.266943</text:p>
          </table:table-cell>
          <table:table-cell office:value-type="float" office:value="0.251675">
            <text:p>0.251675</text:p>
          </table:table-cell>
          <table:table-cell office:value-type="float" office:value="0.00668999999999986">
            <text:p>0.00668999999999986</text:p>
          </table:table-cell>
          <table:table-cell office:value-type="float" office:value="0.11302">
            <text:p>0.1130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181773">
            <text:p>0.181773</text:p>
          </table:table-cell>
          <table:table-cell office:value-type="float" office:value="0.177039">
            <text:p>0.177039</text:p>
          </table:table-cell>
          <table:table-cell office:value-type="float" office:value="0.149886">
            <text:p>0.149886</text:p>
          </table:table-cell>
          <table:table-cell office:value-type="float" office:value="0.150379">
            <text:p>0.150379</text:p>
          </table:table-cell>
          <table:table-cell office:value-type="float" office:value="0.0288900000000001">
            <text:p>0.0288900000000001</text:p>
          </table:table-cell>
          <table:table-cell office:value-type="float" office:value="0.152023">
            <text:p>0.15202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89084">
            <text:p>0.289084</text:p>
          </table:table-cell>
          <table:table-cell office:value-type="float" office:value="0.296283">
            <text:p>0.296283</text:p>
          </table:table-cell>
          <table:table-cell office:value-type="float" office:value="0.276416">
            <text:p>0.276416</text:p>
          </table:table-cell>
          <table:table-cell office:value-type="float" office:value="0.288088">
            <text:p>0.288088</text:p>
          </table:table-cell>
          <table:table-cell office:value-type="float" office:value="0.0236299999999998">
            <text:p>0.0236299999999998</text:p>
          </table:table-cell>
          <table:table-cell office:value-type="float" office:value="0.169483">
            <text:p>0.16948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67573">
            <text:p>0.267573</text:p>
          </table:table-cell>
          <table:table-cell office:value-type="float" office:value="0.271046">
            <text:p>0.271046</text:p>
          </table:table-cell>
          <table:table-cell office:value-type="float" office:value="0.02169">
            <text:p>0.02169</text:p>
          </table:table-cell>
          <table:table-cell office:value-type="float" office:value="0.147788">
            <text:p>0.147788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71587">
            <text:p>0.271587</text:p>
          </table:table-cell>
          <table:table-cell office:value-type="float" office:value="0.253743">
            <text:p>0.253743</text:p>
          </table:table-cell>
          <table:table-cell office:value-type="float" office:value="0.01823">
            <text:p>0.01823</text:p>
          </table:table-cell>
          <table:table-cell office:value-type="float" office:value="0.169502">
            <text:p>0.169502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182665">
            <text:p>0.182665</text:p>
          </table:table-cell>
          <table:table-cell office:value-type="float" office:value="0.177587">
            <text:p>0.177587</text:p>
          </table:table-cell>
          <table:table-cell office:value-type="float" office:value="0.151617">
            <text:p>0.151617</text:p>
          </table:table-cell>
          <table:table-cell office:value-type="float" office:value="0.152092">
            <text:p>0.152092</text:p>
          </table:table-cell>
          <table:table-cell office:value-type="float" office:value="0.0456500000000002">
            <text:p>0.0456500000000002</text:p>
          </table:table-cell>
          <table:table-cell office:value-type="float" office:value="0.191066">
            <text:p>0.191066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93284">
            <text:p>0.293284</text:p>
          </table:table-cell>
          <table:table-cell office:value-type="float" office:value="0.301099">
            <text:p>0.301099</text:p>
          </table:table-cell>
          <table:table-cell office:value-type="float" office:value="0.295888">
            <text:p>0.295888</text:p>
          </table:table-cell>
          <table:table-cell office:value-type="float" office:value="0.310894">
            <text:p>0.310894</text:p>
          </table:table-cell>
          <table:table-cell office:value-type="float" office:value="0.0350000000000001">
            <text:p>0.0350000000000001</text:p>
          </table:table-cell>
          <table:table-cell office:value-type="float" office:value="0.212922">
            <text:p>0.212922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72315">
            <text:p>0.272315</text:p>
          </table:table-cell>
          <table:table-cell office:value-type="float" office:value="0.274106">
            <text:p>0.274106</text:p>
            <draw:frame table:end-cell-address="Sheet1.U38" table:end-x="0.3555in" table:end-y="0.1583in" draw:z-index="2" draw:style-name="gr1" svg:width="2.1197in" svg:height="3.5343in" svg:x="0.0138in" svg:y="0.1661in">
              <draw:object draw:notify-on-update-of-ranges="Sheet1.R3:Sheet1.R103 Sheet1.A3:Sheet1.A103 Sheet1.S3:Sheet1.S103 Sheet1.A3:Sheet1.A103 Sheet1.U3:Sheet1.U11 Sheet1.F3:Sheet1.F11 Sheet1.U16:Sheet1.U60 Sheet1.T16:Sheet1.T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03254">
            <text:p>0.03254</text:p>
          </table:table-cell>
          <table:table-cell office:value-type="float" office:value="0.191248">
            <text:p>0.191248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75742">
            <text:p>0.275742</text:p>
          </table:table-cell>
          <table:table-cell office:value-type="float" office:value="0.255076">
            <text:p>0.255076</text:p>
          </table:table-cell>
          <table:table-cell office:value-type="float" office:value="0.02962">
            <text:p>0.02962</text:p>
          </table:table-cell>
          <table:table-cell office:value-type="float" office:value="0.21294">
            <text:p>0.2129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84207">
            <text:p>0.184207</text:p>
          </table:table-cell>
          <table:table-cell office:value-type="float" office:value="0.178473">
            <text:p>0.178473</text:p>
          </table:table-cell>
          <table:table-cell office:value-type="float" office:value="0.153632">
            <text:p>0.153632</text:p>
          </table:table-cell>
          <table:table-cell office:value-type="float" office:value="0.154089">
            <text:p>0.154089</text:p>
          </table:table-cell>
          <table:table-cell office:value-type="float" office:value="0.11641">
            <text:p>0.11641</text:p>
          </table:table-cell>
          <table:table-cell office:value-type="float" office:value="0.186349">
            <text:p>0.186349</text:p>
          </table:table-cell>
          <table:table-cell/>
          <table:table-cell office:value-type="float" office:value="0.4">
            <text:p>0.4</text:p>
          </table:table-cell>
          <table:table-cell office:value-type="float" office:value="0.298984">
            <text:p>0.298984</text:p>
          </table:table-cell>
          <table:table-cell office:value-type="float" office:value="0.305988">
            <text:p>0.305988</text:p>
          </table:table-cell>
          <table:table-cell office:value-type="float" office:value="0.310844">
            <text:p>0.310844</text:p>
          </table:table-cell>
          <table:table-cell office:value-type="float" office:value="0.327824">
            <text:p>0.327824</text:p>
          </table:table-cell>
          <table:table-cell office:value-type="float" office:value="0.0733100000000002">
            <text:p>0.0733100000000002</text:p>
          </table:table-cell>
          <table:table-cell office:value-type="float" office:value="0.23018">
            <text:p>0.23018</text:p>
          </table:table-cell>
          <table:table-cell/>
          <table:table-cell office:value-type="float" office:value="0.4">
            <text:p>0.4</text:p>
          </table:table-cell>
          <table:table-cell office:value-type="float" office:value="0.27716">
            <text:p>0.27716</text:p>
          </table:table-cell>
          <table:table-cell office:value-type="float" office:value="0.277359">
            <text:p>0.277359</text:p>
          </table:table-cell>
          <table:table-cell office:value-type="float" office:value="0.06508">
            <text:p>0.06508</text:p>
          </table:table-cell>
          <table:table-cell office:value-type="float" office:value="0.234669">
            <text:p>0.234669</text:p>
          </table:table-cell>
          <table:table-cell/>
          <table:table-cell office:value-type="float" office:value="0.4">
            <text:p>0.4</text:p>
          </table:table-cell>
          <table:table-cell office:value-type="float" office:value="0.279182">
            <text:p>0.279182</text:p>
          </table:table-cell>
          <table:table-cell office:value-type="float" office:value="0.256738">
            <text:p>0.256738</text:p>
          </table:table-cell>
          <table:table-cell office:value-type="float" office:value="0.0462799999999999">
            <text:p>0.0462799999999999</text:p>
          </table:table-cell>
          <table:table-cell office:value-type="float" office:value="0.238969">
            <text:p>0.238969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0.185911">
            <text:p>0.185911</text:p>
          </table:table-cell>
          <table:table-cell office:value-type="float" office:value="0.179398">
            <text:p>0.179398</text:p>
          </table:table-cell>
          <table:table-cell office:value-type="float" office:value="0.155807">
            <text:p>0.155807</text:p>
          </table:table-cell>
          <table:table-cell office:value-type="float" office:value="0.156271">
            <text:p>0.156271</text:p>
          </table:table-cell>
          <table:table-cell office:value-type="float" office:value="0.16524">
            <text:p>0.16524</text:p>
          </table:table-cell>
          <table:table-cell office:value-type="float" office:value="0.168703">
            <text:p>0.168703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305604">
            <text:p>0.305604</text:p>
          </table:table-cell>
          <table:table-cell office:value-type="float" office:value="0.311268">
            <text:p>0.311268</text:p>
          </table:table-cell>
          <table:table-cell office:value-type="float" office:value="0.321267">
            <text:p>0.321267</text:p>
          </table:table-cell>
          <table:table-cell office:value-type="float" office:value="0.337967">
            <text:p>0.337967</text:p>
          </table:table-cell>
          <table:table-cell office:value-type="float" office:value="0.10609">
            <text:p>0.10609</text:p>
          </table:table-cell>
          <table:table-cell office:value-type="float" office:value="0.238761">
            <text:p>0.238761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282658">
            <text:p>0.282658</text:p>
          </table:table-cell>
          <table:table-cell office:value-type="float" office:value="0.280886">
            <text:p>0.280886</text:p>
          </table:table-cell>
          <table:table-cell office:value-type="float" office:value="0.11931">
            <text:p>0.11931</text:p>
          </table:table-cell>
          <table:table-cell office:value-type="float" office:value="0.238923">
            <text:p>0.238923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28243">
            <text:p>0.28243</text:p>
          </table:table-cell>
          <table:table-cell office:value-type="float" office:value="0.258693">
            <text:p>0.258693</text:p>
          </table:table-cell>
          <table:table-cell office:value-type="float" office:value="0.0899899999999998">
            <text:p>0.0899899999999998</text:p>
          </table:table-cell>
          <table:table-cell office:value-type="float" office:value="0.243165">
            <text:p>0.24316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187294">
            <text:p>0.187294</text:p>
          </table:table-cell>
          <table:table-cell office:value-type="float" office:value="0.179898">
            <text:p>0.179898</text:p>
          </table:table-cell>
          <table:table-cell office:value-type="float" office:value="0.157632">
            <text:p>0.157632</text:p>
          </table:table-cell>
          <table:table-cell office:value-type="float" office:value="0.158074">
            <text:p>0.158074</text:p>
          </table:table-cell>
          <table:table-cell office:value-type="float" office:value="0.21416">
            <text:p>0.21416</text:p>
          </table:table-cell>
          <table:table-cell office:value-type="float" office:value="0.159752">
            <text:p>0.159752</text:p>
          </table:table-cell>
          <table:table-cell/>
          <table:table-cell office:value-type="float" office:value="0.45">
            <text:p>0.45</text:p>
          </table:table-cell>
          <table:table-cell office:value-type="float" office:value="0.312231">
            <text:p>0.312231</text:p>
          </table:table-cell>
          <table:table-cell office:value-type="float" office:value="0.316396">
            <text:p>0.316396</text:p>
          </table:table-cell>
          <table:table-cell office:value-type="float" office:value="0.328514">
            <text:p>0.328514</text:p>
          </table:table-cell>
          <table:table-cell office:value-type="float" office:value="0.343246">
            <text:p>0.343246</text:p>
          </table:table-cell>
          <table:table-cell office:value-type="float" office:value="0.16581">
            <text:p>0.16581</text:p>
          </table:table-cell>
          <table:table-cell office:value-type="float" office:value="0.221162">
            <text:p>0.221162</text:p>
          </table:table-cell>
          <table:table-cell/>
          <table:table-cell office:value-type="float" office:value="0.45">
            <text:p>0.45</text:p>
          </table:table-cell>
          <table:table-cell office:value-type="float" office:value="0.2885">
            <text:p>0.2885</text:p>
          </table:table-cell>
          <table:table-cell office:value-type="float" office:value="0.28516">
            <text:p>0.28516</text:p>
          </table:table-cell>
          <table:table-cell office:value-type="float" office:value="0.17354">
            <text:p>0.17354</text:p>
          </table:table-cell>
          <table:table-cell office:value-type="float" office:value="0.243176">
            <text:p>0.243176</text:p>
          </table:table-cell>
          <table:table-cell/>
          <table:table-cell office:value-type="float" office:value="0.45">
            <text:p>0.45</text:p>
          </table:table-cell>
          <table:table-cell office:value-type="float" office:value="0.286122">
            <text:p>0.286122</text:p>
          </table:table-cell>
          <table:table-cell office:value-type="float" office:value="0.260012">
            <text:p>0.260012</text:p>
            <draw:frame table:end-cell-address="Sheet1.AA41" table:end-x="0.3551in" table:end-y="0.1575in" draw:z-index="3" draw:style-name="gr1" svg:width="2.1197in" svg:height="3.5343in" svg:x="0.0134in" svg:y="0.1657in">
              <draw:object draw:notify-on-update-of-ranges="Sheet1.X3:Sheet1.X103 Sheet1.A3:Sheet1.A103 Sheet1.Y3:Sheet1.Y103 Sheet1.A3:Sheet1.A103 Sheet1.AA3:Sheet1.AA11 Sheet1.F3:Sheet1.F11 Sheet1.AA16:Sheet1.AA59 Sheet1.Z16:Sheet1.Z5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0.13385">
            <text:p>0.13385</text:p>
          </table:table-cell>
          <table:table-cell office:value-type="float" office:value="0.260404">
            <text:p>0.260404</text:p>
          </table:table-cell>
        </table:table-row>
        <table:table-row table:style-name="ro1">
          <table:table-cell office:value-type="float" office:value="0.475">
            <text:p>0.475</text:p>
          </table:table-cell>
          <table:table-cell office:value-type="float" office:value="0.189163">
            <text:p>0.189163</text:p>
          </table:table-cell>
          <table:table-cell office:value-type="float" office:value="0.180519">
            <text:p>0.180519</text:p>
          </table:table-cell>
          <table:table-cell office:value-type="float" office:value="0.159793">
            <text:p>0.159793</text:p>
          </table:table-cell>
          <table:table-cell office:value-type="float" office:value="0.160195">
            <text:p>0.160195</text:p>
          </table:table-cell>
          <table:table-cell office:value-type="float" office:value="0.29585">
            <text:p>0.29585</text:p>
          </table:table-cell>
          <table:table-cell office:value-type="float" office:value="0.159326">
            <text:p>0.159326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317899">
            <text:p>0.317899</text:p>
          </table:table-cell>
          <table:table-cell office:value-type="float" office:value="0.321185">
            <text:p>0.321185</text:p>
          </table:table-cell>
          <table:table-cell office:value-type="float" office:value="0.333075">
            <text:p>0.333075</text:p>
          </table:table-cell>
          <table:table-cell office:value-type="float" office:value="0.345424">
            <text:p>0.345424</text:p>
          </table:table-cell>
          <table:table-cell office:value-type="float" office:value="0.21459">
            <text:p>0.21459</text:p>
          </table:table-cell>
          <table:table-cell office:value-type="float" office:value="0.199254">
            <text:p>0.199254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293235">
            <text:p>0.293235</text:p>
          </table:table-cell>
          <table:table-cell office:value-type="float" office:value="0.289497">
            <text:p>0.289497</text:p>
          </table:table-cell>
          <table:table-cell office:value-type="float" office:value="0.22777">
            <text:p>0.22777</text:p>
          </table:table-cell>
          <table:table-cell office:value-type="float" office:value="0.251778">
            <text:p>0.251778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289984">
            <text:p>0.289984</text:p>
          </table:table-cell>
          <table:table-cell office:value-type="float" office:value="0.26079">
            <text:p>0.26079</text:p>
          </table:table-cell>
          <table:table-cell office:value-type="float" office:value="0.18853">
            <text:p>0.18853</text:p>
          </table:table-cell>
          <table:table-cell office:value-type="float" office:value="0.268909">
            <text:p>0.26890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91561">
            <text:p>0.191561</text:p>
          </table:table-cell>
          <table:table-cell office:value-type="float" office:value="0.181444">
            <text:p>0.181444</text:p>
          </table:table-cell>
          <table:table-cell office:value-type="float" office:value="0.162329">
            <text:p>0.162329</text:p>
          </table:table-cell>
          <table:table-cell office:value-type="float" office:value="0.162761">
            <text:p>0.162761</text:p>
          </table:table-cell>
          <table:table-cell office:value-type="float" office:value="0.35576">
            <text:p>0.35576</text:p>
          </table:table-cell>
          <table:table-cell office:value-type="float" office:value="0.159013">
            <text:p>0.159013</text:p>
          </table:table-cell>
          <table:table-cell/>
          <table:table-cell office:value-type="float" office:value="0.5">
            <text:p>0.5</text:p>
          </table:table-cell>
          <table:table-cell office:value-type="float" office:value="0.322247">
            <text:p>0.322247</text:p>
          </table:table-cell>
          <table:table-cell office:value-type="float" office:value="0.325461">
            <text:p>0.325461</text:p>
          </table:table-cell>
          <table:table-cell office:value-type="float" office:value="0.336174">
            <text:p>0.336174</text:p>
          </table:table-cell>
          <table:table-cell office:value-type="float" office:value="0.346125">
            <text:p>0.346125</text:p>
          </table:table-cell>
          <table:table-cell office:value-type="float" office:value="0.25816">
            <text:p>0.25816</text:p>
          </table:table-cell>
          <table:table-cell office:value-type="float" office:value="0.199102">
            <text:p>0.199102</text:p>
          </table:table-cell>
          <table:table-cell/>
          <table:table-cell office:value-type="float" office:value="0.5">
            <text:p>0.5</text:p>
          </table:table-cell>
          <table:table-cell office:value-type="float" office:value="0.297398">
            <text:p>0.297398</text:p>
          </table:table-cell>
          <table:table-cell office:value-type="float" office:value="0.293578">
            <text:p>0.293578</text:p>
          </table:table-cell>
          <table:table-cell office:value-type="float" office:value="0.282">
            <text:p>0.282</text:p>
          </table:table-cell>
          <table:table-cell office:value-type="float" office:value="0.256031">
            <text:p>0.256031</text:p>
          </table:table-cell>
          <table:table-cell/>
          <table:table-cell office:value-type="float" office:value="0.5">
            <text:p>0.5</text:p>
          </table:table-cell>
          <table:table-cell office:value-type="float" office:value="0.294314">
            <text:p>0.294314</text:p>
          </table:table-cell>
          <table:table-cell office:value-type="float" office:value="0.262077">
            <text:p>0.262077</text:p>
          </table:table-cell>
          <table:table-cell office:value-type="float" office:value="0.24316">
            <text:p>0.24316</text:p>
          </table:table-cell>
          <table:table-cell office:value-type="float" office:value="0.273067">
            <text:p>0.273067</text:p>
          </table:table-cell>
        </table:table-row>
        <table:table-row table:style-name="ro1">
          <table:table-cell office:value-type="float" office:value="0.525">
            <text:p>0.525</text:p>
          </table:table-cell>
          <table:table-cell office:value-type="float" office:value="0.193483">
            <text:p>0.193483</text:p>
          </table:table-cell>
          <table:table-cell office:value-type="float" office:value="0.182068">
            <text:p>0.182068</text:p>
          </table:table-cell>
          <table:table-cell office:value-type="float" office:value="0.164438">
            <text:p>0.164438</text:p>
          </table:table-cell>
          <table:table-cell office:value-type="float" office:value="0.164852">
            <text:p>0.164852</text:p>
          </table:table-cell>
          <table:table-cell office:value-type="float" office:value="0.42121">
            <text:p>0.42121</text:p>
          </table:table-cell>
          <table:table-cell office:value-type="float" office:value="0.167368">
            <text:p>0.167368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325689">
            <text:p>0.325689</text:p>
          </table:table-cell>
          <table:table-cell office:value-type="float" office:value="0.329407">
            <text:p>0.329407</text:p>
          </table:table-cell>
          <table:table-cell office:value-type="float" office:value="0.33815">
            <text:p>0.33815</text:p>
          </table:table-cell>
          <table:table-cell office:value-type="float" office:value="0.345924">
            <text:p>0.345924</text:p>
          </table:table-cell>
          <table:table-cell office:value-type="float" office:value="0.30202">
            <text:p>0.30202</text:p>
          </table:table-cell>
          <table:table-cell office:value-type="float" office:value="0.225036">
            <text:p>0.225036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30239">
            <text:p>0.30239</text:p>
          </table:table-cell>
          <table:table-cell office:value-type="float" office:value="0.297287">
            <text:p>0.297287</text:p>
          </table:table-cell>
          <table:table-cell office:value-type="float" office:value="0.3308">
            <text:p>0.3308</text:p>
          </table:table-cell>
          <table:table-cell office:value-type="float" office:value="0.26899">
            <text:p>0.26899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298235">
            <text:p>0.298235</text:p>
          </table:table-cell>
          <table:table-cell office:value-type="float" office:value="0.264073">
            <text:p>0.264073</text:p>
          </table:table-cell>
          <table:table-cell office:value-type="float" office:value="0.29783">
            <text:p>0.29783</text:p>
          </table:table-cell>
          <table:table-cell office:value-type="float" office:value="0.281573">
            <text:p>0.28157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95611">
            <text:p>0.195611</text:p>
          </table:table-cell>
          <table:table-cell office:value-type="float" office:value="0.182865">
            <text:p>0.182865</text:p>
          </table:table-cell>
          <table:table-cell office:value-type="float" office:value="0.166624">
            <text:p>0.166624</text:p>
          </table:table-cell>
          <table:table-cell office:value-type="float" office:value="0.166986">
            <text:p>0.166986</text:p>
          </table:table-cell>
          <table:table-cell office:value-type="float" office:value="0.47572">
            <text:p>0.47572</text:p>
          </table:table-cell>
          <table:table-cell office:value-type="float" office:value="0.171431">
            <text:p>0.171431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28217">
            <text:p>0.328217</text:p>
          </table:table-cell>
          <table:table-cell office:value-type="float" office:value="0.332949">
            <text:p>0.332949</text:p>
          </table:table-cell>
          <table:table-cell office:value-type="float" office:value="0.339922">
            <text:p>0.339922</text:p>
          </table:table-cell>
          <table:table-cell office:value-type="float" office:value="0.346241">
            <text:p>0.346241</text:p>
          </table:table-cell>
          <table:table-cell office:value-type="float" office:value="0.33503">
            <text:p>0.33503</text:p>
          </table:table-cell>
          <table:table-cell office:value-type="float" office:value="0.255356">
            <text:p>0.255356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0761">
            <text:p>0.30761</text:p>
          </table:table-cell>
          <table:table-cell office:value-type="float" office:value="0.300262">
            <text:p>0.300262</text:p>
          </table:table-cell>
          <table:table-cell office:value-type="float" office:value="0.39046">
            <text:p>0.39046</text:p>
          </table:table-cell>
          <table:table-cell office:value-type="float" office:value="0.277582">
            <text:p>0.277582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01188">
            <text:p>0.301188</text:p>
          </table:table-cell>
          <table:table-cell office:value-type="float" office:value="0.266106">
            <text:p>0.266106</text:p>
          </table:table-cell>
          <table:table-cell office:value-type="float" office:value="0.35251">
            <text:p>0.35251</text:p>
          </table:table-cell>
          <table:table-cell office:value-type="float" office:value="0.290078">
            <text:p>0.290078</text:p>
          </table:table-cell>
        </table:table-row>
        <table:table-row table:style-name="ro1">
          <table:table-cell office:value-type="float" office:value="0.575">
            <text:p>0.575</text:p>
          </table:table-cell>
          <table:table-cell office:value-type="float" office:value="0.198685">
            <text:p>0.198685</text:p>
          </table:table-cell>
          <table:table-cell office:value-type="float" office:value="0.184382">
            <text:p>0.184382</text:p>
          </table:table-cell>
          <table:table-cell office:value-type="float" office:value="0.169556">
            <text:p>0.169556</text:p>
          </table:table-cell>
          <table:table-cell office:value-type="float" office:value="0.169951">
            <text:p>0.169951</text:p>
          </table:table-cell>
          <table:table-cell office:value-type="float" office:value="0.53028">
            <text:p>0.53028</text:p>
          </table:table-cell>
          <table:table-cell office:value-type="float" office:value="0.179842">
            <text:p>0.179842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3035">
            <text:p>0.33035</text:p>
          </table:table-cell>
          <table:table-cell office:value-type="float" office:value="0.335897">
            <text:p>0.335897</text:p>
          </table:table-cell>
          <table:table-cell office:value-type="float" office:value="0.341793">
            <text:p>0.341793</text:p>
          </table:table-cell>
          <table:table-cell office:value-type="float" office:value="0.347383">
            <text:p>0.347383</text:p>
          </table:table-cell>
          <table:table-cell office:value-type="float" office:value="0.39522">
            <text:p>0.39522</text:p>
          </table:table-cell>
          <table:table-cell office:value-type="float" office:value="0.281234">
            <text:p>0.281234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12538">
            <text:p>0.312538</text:p>
          </table:table-cell>
          <table:table-cell office:value-type="float" office:value="0.303043">
            <text:p>0.303043</text:p>
          </table:table-cell>
          <table:table-cell office:value-type="float" office:value="0.42299">
            <text:p>0.42299</text:p>
          </table:table-cell>
          <table:table-cell office:value-type="float" office:value="0.30796">
            <text:p>0.30796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03929">
            <text:p>0.303929</text:p>
          </table:table-cell>
          <table:table-cell office:value-type="float" office:value="0.268077">
            <text:p>0.268077</text:p>
          </table:table-cell>
          <table:table-cell office:value-type="float" office:value="0.40173">
            <text:p>0.40173</text:p>
          </table:table-cell>
          <table:table-cell office:value-type="float" office:value="0.298603">
            <text:p>0.298603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01136">
            <text:p>0.201136</text:p>
          </table:table-cell>
          <table:table-cell office:value-type="float" office:value="0.185521">
            <text:p>0.185521</text:p>
          </table:table-cell>
          <table:table-cell office:value-type="float" office:value="0.172062">
            <text:p>0.172062</text:p>
          </table:table-cell>
          <table:table-cell office:value-type="float" office:value="0.172463">
            <text:p>0.172463</text:p>
          </table:table-cell>
          <table:table-cell office:value-type="float" office:value="0.58479">
            <text:p>0.58479</text:p>
          </table:table-cell>
          <table:table-cell office:value-type="float" office:value="0.183905">
            <text:p>0.183905</text:p>
          </table:table-cell>
          <table:table-cell/>
          <table:table-cell office:value-type="float" office:value="0.6">
            <text:p>0.6</text:p>
          </table:table-cell>
          <table:table-cell office:value-type="float" office:value="0.332685">
            <text:p>0.332685</text:p>
          </table:table-cell>
          <table:table-cell office:value-type="float" office:value="0.338904">
            <text:p>0.338904</text:p>
          </table:table-cell>
          <table:table-cell office:value-type="float" office:value="0.343639">
            <text:p>0.343639</text:p>
          </table:table-cell>
          <table:table-cell office:value-type="float" office:value="0.348586">
            <text:p>0.348586</text:p>
          </table:table-cell>
          <table:table-cell office:value-type="float" office:value="0.39522">
            <text:p>0.39522</text:p>
          </table:table-cell>
          <table:table-cell office:value-type="float" office:value="0.281234">
            <text:p>0.281234</text:p>
          </table:table-cell>
          <table:table-cell/>
          <table:table-cell office:value-type="float" office:value="0.6">
            <text:p>0.6</text:p>
          </table:table-cell>
          <table:table-cell office:value-type="float" office:value="0.318058">
            <text:p>0.318058</text:p>
          </table:table-cell>
          <table:table-cell office:value-type="float" office:value="0.305977">
            <text:p>0.305977</text:p>
          </table:table-cell>
          <table:table-cell office:value-type="float" office:value="0.4718">
            <text:p>0.4718</text:p>
          </table:table-cell>
          <table:table-cell office:value-type="float" office:value="0.329614">
            <text:p>0.329614</text:p>
          </table:table-cell>
          <table:table-cell/>
          <table:table-cell office:value-type="float" office:value="0.6">
            <text:p>0.6</text:p>
          </table:table-cell>
          <table:table-cell office:value-type="float" office:value="0.306906">
            <text:p>0.306906</text:p>
          </table:table-cell>
          <table:table-cell office:value-type="float" office:value="0.270145">
            <text:p>0.270145</text:p>
          </table:table-cell>
          <table:table-cell office:value-type="float" office:value="0.45646">
            <text:p>0.45646</text:p>
          </table:table-cell>
          <table:table-cell office:value-type="float" office:value="0.311456">
            <text:p>0.311456</text:p>
          </table:table-cell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203105">
            <text:p>0.203105</text:p>
          </table:table-cell>
          <table:table-cell office:value-type="float" office:value="0.186362">
            <text:p>0.186362</text:p>
          </table:table-cell>
          <table:table-cell office:value-type="float" office:value="0.174242">
            <text:p>0.174242</text:p>
          </table:table-cell>
          <table:table-cell office:value-type="float" office:value="0.174569">
            <text:p>0.174569</text:p>
          </table:table-cell>
          <table:table-cell office:value-type="float" office:value="0.6393">
            <text:p>0.6393</text:p>
          </table:table-cell>
          <table:table-cell office:value-type="float" office:value="0.187969">
            <text:p>0.18796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35051">
            <text:p>0.335051</text:p>
          </table:table-cell>
          <table:table-cell office:value-type="float" office:value="0.341658">
            <text:p>0.341658</text:p>
          </table:table-cell>
          <table:table-cell office:value-type="float" office:value="0.345037">
            <text:p>0.345037</text:p>
          </table:table-cell>
          <table:table-cell office:value-type="float" office:value="0.349516">
            <text:p>0.349516</text:p>
          </table:table-cell>
          <table:table-cell office:value-type="float" office:value="0.3956">
            <text:p>0.3956</text:p>
          </table:table-cell>
          <table:table-cell office:value-type="float" office:value="0.316015">
            <text:p>0.316015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24023">
            <text:p>0.324023</text:p>
          </table:table-cell>
          <table:table-cell office:value-type="float" office:value="0.308502">
            <text:p>0.308502</text:p>
          </table:table-cell>
          <table:table-cell office:value-type="float" office:value="0.52061">
            <text:p>0.52061</text:p>
          </table:table-cell>
          <table:table-cell office:value-type="float" office:value="0.351269">
            <text:p>0.35126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09583">
            <text:p>0.309583</text:p>
          </table:table-cell>
          <table:table-cell office:value-type="float" office:value="0.271453">
            <text:p>0.271453</text:p>
          </table:table-cell>
          <table:table-cell office:value-type="float" office:value="0.51118">
            <text:p>0.51118</text:p>
          </table:table-cell>
          <table:table-cell office:value-type="float" office:value="0.324309">
            <text:p>0.32430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206321">
            <text:p>0.206321</text:p>
          </table:table-cell>
          <table:table-cell office:value-type="float" office:value="0.188409">
            <text:p>0.188409</text:p>
          </table:table-cell>
          <table:table-cell office:value-type="float" office:value="0.177586">
            <text:p>0.177586</text:p>
          </table:table-cell>
          <table:table-cell office:value-type="float" office:value="0.177958">
            <text:p>0.177958</text:p>
          </table:table-cell>
          <table:table-cell office:value-type="float" office:value="0.69386">
            <text:p>0.69386</text:p>
          </table:table-cell>
          <table:table-cell office:value-type="float" office:value="0.19638">
            <text:p>0.1963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37261">
            <text:p>0.337261</text:p>
          </table:table-cell>
          <table:table-cell office:value-type="float" office:value="0.34399">
            <text:p>0.34399</text:p>
          </table:table-cell>
          <table:table-cell office:value-type="float" office:value="0.346615">
            <text:p>0.346615</text:p>
          </table:table-cell>
          <table:table-cell office:value-type="float" office:value="0.350904">
            <text:p>0.350904</text:p>
          </table:table-cell>
          <table:table-cell office:value-type="float" office:value="0.3956">
            <text:p>0.3956</text:p>
          </table:table-cell>
          <table:table-cell office:value-type="float" office:value="0.316015">
            <text:p>0.31601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30039">
            <text:p>0.330039</text:p>
          </table:table-cell>
          <table:table-cell office:value-type="float" office:value="0.310704">
            <text:p>0.310704</text:p>
          </table:table-cell>
          <table:table-cell office:value-type="float" office:value="0.56941">
            <text:p>0.56941</text:p>
          </table:table-cell>
          <table:table-cell office:value-type="float" office:value="0.368575">
            <text:p>0.36857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1128">
            <text:p>0.31128</text:p>
          </table:table-cell>
          <table:table-cell office:value-type="float" office:value="0.272293">
            <text:p>0.272293</text:p>
          </table:table-cell>
          <table:table-cell office:value-type="float" office:value="0.56581">
            <text:p>0.56581</text:p>
          </table:table-cell>
          <table:table-cell office:value-type="float" office:value="0.328467">
            <text:p>0.328467</text:p>
          </table:table-cell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0.209025">
            <text:p>0.209025</text:p>
          </table:table-cell>
          <table:table-cell office:value-type="float" office:value="0.190262">
            <text:p>0.190262</text:p>
          </table:table-cell>
          <table:table-cell office:value-type="float" office:value="0.18057">
            <text:p>0.18057</text:p>
          </table:table-cell>
          <table:table-cell office:value-type="float" office:value="0.180954">
            <text:p>0.180954</text:p>
          </table:table-cell>
          <table:table-cell office:value-type="float" office:value="0.74297">
            <text:p>0.74297</text:p>
          </table:table-cell>
          <table:table-cell office:value-type="float" office:value="0.204819">
            <text:p>0.204819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39629">
            <text:p>0.339629</text:p>
          </table:table-cell>
          <table:table-cell office:value-type="float" office:value="0.34584">
            <text:p>0.34584</text:p>
          </table:table-cell>
          <table:table-cell office:value-type="float" office:value="0.348524">
            <text:p>0.348524</text:p>
          </table:table-cell>
          <table:table-cell office:value-type="float" office:value="0.352032">
            <text:p>0.352032</text:p>
          </table:table-cell>
          <table:table-cell office:value-type="float" office:value="0.43406">
            <text:p>0.43406</text:p>
          </table:table-cell>
          <table:table-cell office:value-type="float" office:value="0.346316">
            <text:p>0.346316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3562">
            <text:p>0.33562</text:p>
          </table:table-cell>
          <table:table-cell office:value-type="float" office:value="0.312791">
            <text:p>0.312791</text:p>
          </table:table-cell>
          <table:table-cell office:value-type="float" office:value="0.61822">
            <text:p>0.61822</text:p>
          </table:table-cell>
          <table:table-cell office:value-type="float" office:value="0.385881">
            <text:p>0.385881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11955">
            <text:p>0.311955</text:p>
          </table:table-cell>
          <table:table-cell office:value-type="float" office:value="0.2739">
            <text:p>0.2739</text:p>
          </table:table-cell>
          <table:table-cell office:value-type="float" office:value="0.61503">
            <text:p>0.61503</text:p>
          </table:table-cell>
          <table:table-cell office:value-type="float" office:value="0.336991">
            <text:p>0.336991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10728">
            <text:p>0.210728</text:p>
          </table:table-cell>
          <table:table-cell office:value-type="float" office:value="0.191511">
            <text:p>0.191511</text:p>
          </table:table-cell>
          <table:table-cell office:value-type="float" office:value="0.182903">
            <text:p>0.182903</text:p>
          </table:table-cell>
          <table:table-cell office:value-type="float" office:value="0.183243">
            <text:p>0.183243</text:p>
          </table:table-cell>
          <table:table-cell office:value-type="float" office:value="0.79753">
            <text:p>0.79753</text:p>
          </table:table-cell>
          <table:table-cell office:value-type="float" office:value="0.21323">
            <text:p>0.21323</text:p>
          </table:table-cell>
          <table:table-cell/>
          <table:table-cell office:value-type="float" office:value="0.7">
            <text:p>0.7</text:p>
          </table:table-cell>
          <table:table-cell office:value-type="float" office:value="0.34255">
            <text:p>0.34255</text:p>
          </table:table-cell>
          <table:table-cell office:value-type="float" office:value="0.347765">
            <text:p>0.347765</text:p>
          </table:table-cell>
          <table:table-cell office:value-type="float" office:value="0.35095">
            <text:p>0.35095</text:p>
          </table:table-cell>
          <table:table-cell office:value-type="float" office:value="0.352704">
            <text:p>0.352704</text:p>
          </table:table-cell>
          <table:table-cell office:value-type="float" office:value="0.43406">
            <text:p>0.43406</text:p>
          </table:table-cell>
          <table:table-cell office:value-type="float" office:value="0.346316">
            <text:p>0.346316</text:p>
          </table:table-cell>
          <table:table-cell/>
          <table:table-cell office:value-type="float" office:value="0.7">
            <text:p>0.7</text:p>
          </table:table-cell>
          <table:table-cell office:value-type="float" office:value="0.340425">
            <text:p>0.340425</text:p>
          </table:table-cell>
          <table:table-cell office:value-type="float" office:value="0.315198">
            <text:p>0.315198</text:p>
          </table:table-cell>
          <table:table-cell office:value-type="float" office:value="0.67245">
            <text:p>0.67245</text:p>
          </table:table-cell>
          <table:table-cell office:value-type="float" office:value="0.394483">
            <text:p>0.394483</text:p>
          </table:table-cell>
          <table:table-cell/>
          <table:table-cell office:value-type="float" office:value="0.7">
            <text:p>0.7</text:p>
          </table:table-cell>
          <table:table-cell office:value-type="float" office:value="0.312582">
            <text:p>0.312582</text:p>
          </table:table-cell>
          <table:table-cell office:value-type="float" office:value="0.276278">
            <text:p>0.276278</text:p>
          </table:table-cell>
          <table:table-cell office:value-type="float" office:value="0.66966">
            <text:p>0.66966</text:p>
          </table:table-cell>
          <table:table-cell office:value-type="float" office:value="0.341149">
            <text:p>0.341149</text:p>
          </table:table-cell>
        </table:table-row>
        <table:table-row table:style-name="ro1">
          <table:table-cell office:value-type="float" office:value="0.725">
            <text:p>0.725</text:p>
          </table:table-cell>
          <table:table-cell office:value-type="float" office:value="0.213828">
            <text:p>0.213828</text:p>
          </table:table-cell>
          <table:table-cell office:value-type="float" office:value="0.194141">
            <text:p>0.194141</text:p>
          </table:table-cell>
          <table:table-cell office:value-type="float" office:value="0.186534">
            <text:p>0.186534</text:p>
          </table:table-cell>
          <table:table-cell office:value-type="float" office:value="0.186906">
            <text:p>0.186906</text:p>
          </table:table-cell>
          <table:table-cell office:value-type="float" office:value="0.85209">
            <text:p>0.85209</text:p>
          </table:table-cell>
          <table:table-cell office:value-type="float" office:value="0.221641">
            <text:p>0.22164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45915">
            <text:p>0.345915</text:p>
          </table:table-cell>
          <table:table-cell office:value-type="float" office:value="0.350439">
            <text:p>0.350439</text:p>
          </table:table-cell>
          <table:table-cell office:value-type="float" office:value="0.353748">
            <text:p>0.353748</text:p>
          </table:table-cell>
          <table:table-cell office:value-type="float" office:value="0.353161">
            <text:p>0.353161</text:p>
          </table:table-cell>
          <table:table-cell office:value-type="float" office:value="0.48331">
            <text:p>0.48331</text:p>
          </table:table-cell>
          <table:table-cell office:value-type="float" office:value="0.367884">
            <text:p>0.367884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44915">
            <text:p>0.344915</text:p>
          </table:table-cell>
          <table:table-cell office:value-type="float" office:value="0.31794">
            <text:p>0.31794</text:p>
          </table:table-cell>
          <table:table-cell office:value-type="float" office:value="0.72126">
            <text:p>0.72126</text:p>
          </table:table-cell>
          <table:table-cell office:value-type="float" office:value="0.407441">
            <text:p>0.40744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14002">
            <text:p>0.314002</text:p>
          </table:table-cell>
          <table:table-cell office:value-type="float" office:value="0.278526">
            <text:p>0.278526</text:p>
          </table:table-cell>
          <table:table-cell office:value-type="float" office:value="0.72429">
            <text:p>0.72429</text:p>
          </table:table-cell>
          <table:table-cell office:value-type="float" office:value="0.345307">
            <text:p>0.34530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216885">
            <text:p>0.216885</text:p>
          </table:table-cell>
          <table:table-cell office:value-type="float" office:value="0.196976">
            <text:p>0.196976</text:p>
          </table:table-cell>
          <table:table-cell office:value-type="float" office:value="0.190126">
            <text:p>0.190126</text:p>
          </table:table-cell>
          <table:table-cell office:value-type="float" office:value="0.190545">
            <text:p>0.190545</text:p>
          </table:table-cell>
          <table:table-cell office:value-type="float" office:value="0.90665">
            <text:p>0.90665</text:p>
          </table:table-cell>
          <table:table-cell office:value-type="float" office:value="0.230052">
            <text:p>0.23005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49343">
            <text:p>0.349343</text:p>
          </table:table-cell>
          <table:table-cell office:value-type="float" office:value="0.353708">
            <text:p>0.353708</text:p>
          </table:table-cell>
          <table:table-cell office:value-type="float" office:value="0.357079">
            <text:p>0.357079</text:p>
          </table:table-cell>
          <table:table-cell office:value-type="float" office:value="0.35399">
            <text:p>0.35399</text:p>
          </table:table-cell>
          <table:table-cell office:value-type="float" office:value="0.48331">
            <text:p>0.48331</text:p>
          </table:table-cell>
          <table:table-cell office:value-type="float" office:value="0.367884">
            <text:p>0.367884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49185">
            <text:p>0.349185</text:p>
          </table:table-cell>
          <table:table-cell office:value-type="float" office:value="0.32118">
            <text:p>0.32118</text:p>
          </table:table-cell>
          <table:table-cell office:value-type="float" office:value="0.77549">
            <text:p>0.77549</text:p>
          </table:table-cell>
          <table:table-cell office:value-type="float" office:value="0.411695">
            <text:p>0.41169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16122">
            <text:p>0.316122</text:p>
          </table:table-cell>
          <table:table-cell office:value-type="float" office:value="0.280487">
            <text:p>0.280487</text:p>
          </table:table-cell>
          <table:table-cell office:value-type="float" office:value="0.77892">
            <text:p>0.77892</text:p>
          </table:table-cell>
          <table:table-cell office:value-type="float" office:value="0.349465">
            <text:p>0.349465</text:p>
          </table:table-cell>
        </table:table-row>
        <table:table-row table:style-name="ro1">
          <table:table-cell office:value-type="float" office:value="0.775">
            <text:p>0.775</text:p>
          </table:table-cell>
          <table:table-cell office:value-type="float" office:value="0.218756">
            <text:p>0.218756</text:p>
          </table:table-cell>
          <table:table-cell office:value-type="float" office:value="0.198774">
            <text:p>0.198774</text:p>
          </table:table-cell>
          <table:table-cell office:value-type="float" office:value="0.192776">
            <text:p>0.192776</text:p>
          </table:table-cell>
          <table:table-cell office:value-type="float" office:value="0.193172">
            <text:p>0.193172</text:p>
          </table:table-cell>
          <table:table-cell office:value-type="float" office:value="0.9558">
            <text:p>0.9558</text:p>
          </table:table-cell>
          <table:table-cell office:value-type="float" office:value="0.242839">
            <text:p>0.242839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52103">
            <text:p>0.352103</text:p>
          </table:table-cell>
          <table:table-cell office:value-type="float" office:value="0.356736">
            <text:p>0.356736</text:p>
          </table:table-cell>
          <table:table-cell office:value-type="float" office:value="0.360158">
            <text:p>0.360158</text:p>
          </table:table-cell>
          <table:table-cell office:value-type="float" office:value="0.355391">
            <text:p>0.355391</text:p>
          </table:table-cell>
          <table:table-cell office:value-type="float" office:value="0.53247">
            <text:p>0.53247</text:p>
          </table:table-cell>
          <table:table-cell office:value-type="float" office:value="0.380757">
            <text:p>0.380757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53188">
            <text:p>0.353188</text:p>
          </table:table-cell>
          <table:table-cell office:value-type="float" office:value="0.32448">
            <text:p>0.32448</text:p>
          </table:table-cell>
          <table:table-cell office:value-type="float" office:value="0.84599">
            <text:p>0.84599</text:p>
          </table:table-cell>
          <table:table-cell office:value-type="float" office:value="0.41592">
            <text:p>0.41592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18483">
            <text:p>0.318483</text:p>
          </table:table-cell>
          <table:table-cell office:value-type="float" office:value="0.282649">
            <text:p>0.282649</text:p>
          </table:table-cell>
          <table:table-cell office:value-type="float" office:value="0.83355">
            <text:p>0.83355</text:p>
          </table:table-cell>
          <table:table-cell office:value-type="float" office:value="0.353622">
            <text:p>0.35362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2235">
            <text:p>0.22235</text:p>
          </table:table-cell>
          <table:table-cell office:value-type="float" office:value="0.202185">
            <text:p>0.202185</text:p>
          </table:table-cell>
          <table:table-cell office:value-type="float" office:value="0.196775">
            <text:p>0.196775</text:p>
          </table:table-cell>
          <table:table-cell office:value-type="float" office:value="0.197198">
            <text:p>0.197198</text:p>
          </table:table-cell>
          <table:table-cell office:value-type="float" office:value="1.01041">
            <text:p>1.01041</text:p>
          </table:table-cell>
          <table:table-cell office:value-type="float" office:value="0.255598">
            <text:p>0.255598</text:p>
          </table:table-cell>
          <table:table-cell/>
          <table:table-cell office:value-type="float" office:value="0.8">
            <text:p>0.8</text:p>
          </table:table-cell>
          <table:table-cell office:value-type="float" office:value="0.35439">
            <text:p>0.35439</text:p>
          </table:table-cell>
          <table:table-cell office:value-type="float" office:value="0.358985">
            <text:p>0.358985</text:p>
          </table:table-cell>
          <table:table-cell office:value-type="float" office:value="0.363021">
            <text:p>0.363021</text:p>
          </table:table-cell>
          <table:table-cell office:value-type="float" office:value="0.357865">
            <text:p>0.357865</text:p>
          </table:table-cell>
          <table:table-cell office:value-type="float" office:value="0.53247">
            <text:p>0.53247</text:p>
          </table:table-cell>
          <table:table-cell office:value-type="float" office:value="0.380757">
            <text:p>0.380757</text:p>
          </table:table-cell>
          <table:table-cell/>
          <table:table-cell office:value-type="float" office:value="0.8">
            <text:p>0.8</text:p>
          </table:table-cell>
          <table:table-cell office:value-type="float" office:value="0.356237">
            <text:p>0.356237</text:p>
          </table:table-cell>
          <table:table-cell office:value-type="float" office:value="0.327408">
            <text:p>0.327408</text:p>
          </table:table-cell>
          <table:table-cell office:value-type="float" office:value="0.92733">
            <text:p>0.92733</text:p>
          </table:table-cell>
          <table:table-cell office:value-type="float" office:value="0.415779">
            <text:p>0.415779</text:p>
          </table:table-cell>
          <table:table-cell/>
          <table:table-cell office:value-type="float" office:value="0.8">
            <text:p>0.8</text:p>
          </table:table-cell>
          <table:table-cell office:value-type="float" office:value="0.32097">
            <text:p>0.32097</text:p>
          </table:table-cell>
          <table:table-cell office:value-type="float" office:value="0.284767">
            <text:p>0.284767</text:p>
          </table:table-cell>
          <table:table-cell office:value-type="float" office:value="0.88819">
            <text:p>0.88819</text:p>
          </table:table-cell>
          <table:table-cell office:value-type="float" office:value="0.35778">
            <text:p>0.35778</text:p>
          </table:table-cell>
        </table:table-row>
        <table:table-row table:style-name="ro1">
          <table:table-cell office:value-type="float" office:value="0.825">
            <text:p>0.825</text:p>
          </table:table-cell>
          <table:table-cell office:value-type="float" office:value="0.226027">
            <text:p>0.226027</text:p>
          </table:table-cell>
          <table:table-cell office:value-type="float" office:value="0.205871">
            <text:p>0.205871</text:p>
          </table:table-cell>
          <table:table-cell office:value-type="float" office:value="0.200917">
            <text:p>0.200917</text:p>
          </table:table-cell>
          <table:table-cell office:value-type="float" office:value="0.201412">
            <text:p>0.201412</text:p>
          </table:table-cell>
          <table:table-cell office:value-type="float" office:value="1.05957">
            <text:p>1.05957</text:p>
          </table:table-cell>
          <table:table-cell office:value-type="float" office:value="0.268385">
            <text:p>0.26838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56856">
            <text:p>0.356856</text:p>
          </table:table-cell>
          <table:table-cell office:value-type="float" office:value="0.360528">
            <text:p>0.360528</text:p>
          </table:table-cell>
          <table:table-cell office:value-type="float" office:value="0.365144">
            <text:p>0.365144</text:p>
          </table:table-cell>
          <table:table-cell office:value-type="float" office:value="0.360209">
            <text:p>0.360209</text:p>
          </table:table-cell>
          <table:table-cell office:value-type="float" office:value="0.58698">
            <text:p>0.58698</text:p>
          </table:table-cell>
          <table:table-cell office:value-type="float" office:value="0.384915">
            <text:p>0.38491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58663">
            <text:p>0.358663</text:p>
          </table:table-cell>
          <table:table-cell office:value-type="float" office:value="0.330049">
            <text:p>0.330049</text:p>
          </table:table-cell>
          <table:table-cell office:value-type="float" office:value="1.0141">
            <text:p>1.0141</text:p>
          </table:table-cell>
          <table:table-cell office:value-type="float" office:value="0.415628">
            <text:p>0.415628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23689">
            <text:p>0.323689</text:p>
          </table:table-cell>
          <table:table-cell office:value-type="float" office:value="0.287149">
            <text:p>0.287149</text:p>
          </table:table-cell>
          <table:table-cell office:value-type="float" office:value="0.94282">
            <text:p>0.94282</text:p>
          </table:table-cell>
          <table:table-cell office:value-type="float" office:value="0.361938">
            <text:p>0.361938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2287">
            <text:p>0.2287</text:p>
          </table:table-cell>
          <table:table-cell office:value-type="float" office:value="0.208632">
            <text:p>0.208632</text:p>
          </table:table-cell>
          <table:table-cell office:value-type="float" office:value="0.20412">
            <text:p>0.20412</text:p>
          </table:table-cell>
          <table:table-cell office:value-type="float" office:value="0.204595">
            <text:p>0.204595</text:p>
          </table:table-cell>
          <table:table-cell office:value-type="float" office:value="1.11417">
            <text:p>1.11417</text:p>
          </table:table-cell>
          <table:table-cell office:value-type="float" office:value="0.281143">
            <text:p>0.28114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59657">
            <text:p>0.359657</text:p>
          </table:table-cell>
          <table:table-cell office:value-type="float" office:value="0.361358">
            <text:p>0.361358</text:p>
          </table:table-cell>
          <table:table-cell office:value-type="float" office:value="0.366679">
            <text:p>0.366679</text:p>
          </table:table-cell>
          <table:table-cell office:value-type="float" office:value="0.362426">
            <text:p>0.362426</text:p>
          </table:table-cell>
          <table:table-cell office:value-type="float" office:value="0.58698">
            <text:p>0.58698</text:p>
          </table:table-cell>
          <table:table-cell office:value-type="float" office:value="0.384915">
            <text:p>0.38491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61295">
            <text:p>0.361295</text:p>
          </table:table-cell>
          <table:table-cell office:value-type="float" office:value="0.332343">
            <text:p>0.332343</text:p>
          </table:table-cell>
          <table:table-cell office:value-type="float" office:value="1.0846">
            <text:p>1.0846</text:p>
          </table:table-cell>
          <table:table-cell office:value-type="float" office:value="0.415505">
            <text:p>0.41550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26606">
            <text:p>0.326606</text:p>
          </table:table-cell>
          <table:table-cell office:value-type="float" office:value="0.290007">
            <text:p>0.290007</text:p>
          </table:table-cell>
          <table:table-cell office:value-type="float" office:value="0.99749">
            <text:p>0.99749</text:p>
          </table:table-cell>
          <table:table-cell office:value-type="float" office:value="0.370443">
            <text:p>0.370443</text:p>
          </table:table-cell>
        </table:table-row>
        <table:table-row table:style-name="ro1">
          <table:table-cell office:value-type="float" office:value="0.875">
            <text:p>0.875</text:p>
          </table:table-cell>
          <table:table-cell office:value-type="float" office:value="0.23292">
            <text:p>0.23292</text:p>
          </table:table-cell>
          <table:table-cell office:value-type="float" office:value="0.212806">
            <text:p>0.212806</text:p>
          </table:table-cell>
          <table:table-cell office:value-type="float" office:value="0.208735">
            <text:p>0.208735</text:p>
          </table:table-cell>
          <table:table-cell office:value-type="float" office:value="0.209089">
            <text:p>0.209089</text:p>
          </table:table-cell>
          <table:table-cell office:value-type="float" office:value="1.16338">
            <text:p>1.16338</text:p>
          </table:table-cell>
          <table:table-cell office:value-type="float" office:value="0.298278">
            <text:p>0.298278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62324">
            <text:p>0.362324</text:p>
          </table:table-cell>
          <table:table-cell office:value-type="float" office:value="0.361657">
            <text:p>0.361657</text:p>
          </table:table-cell>
          <table:table-cell office:value-type="float" office:value="0.368871">
            <text:p>0.368871</text:p>
          </table:table-cell>
          <table:table-cell office:value-type="float" office:value="0.365286">
            <text:p>0.365286</text:p>
          </table:table-cell>
          <table:table-cell office:value-type="float" office:value="0.64154">
            <text:p>0.64154</text:p>
          </table:table-cell>
          <table:table-cell office:value-type="float" office:value="0.393421">
            <text:p>0.393421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63934">
            <text:p>0.363934</text:p>
          </table:table-cell>
          <table:table-cell office:value-type="float" office:value="0.334194">
            <text:p>0.334194</text:p>
          </table:table-cell>
          <table:table-cell office:value-type="float" office:value="1.14425">
            <text:p>1.14425</text:p>
          </table:table-cell>
          <table:table-cell office:value-type="float" office:value="0.415401">
            <text:p>0.415401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29287">
            <text:p>0.329287</text:p>
          </table:table-cell>
          <table:table-cell office:value-type="float" office:value="0.29296">
            <text:p>0.29296</text:p>
          </table:table-cell>
          <table:table-cell office:value-type="float" office:value="1.05217">
            <text:p>1.05217</text:p>
          </table:table-cell>
          <table:table-cell office:value-type="float" office:value="0.378949">
            <text:p>0.37894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37132">
            <text:p>0.237132</text:p>
          </table:table-cell>
          <table:table-cell office:value-type="float" office:value="0.216924">
            <text:p>0.216924</text:p>
          </table:table-cell>
          <table:table-cell office:value-type="float" office:value="0.213281">
            <text:p>0.213281</text:p>
          </table:table-cell>
          <table:table-cell office:value-type="float" office:value="0.213596">
            <text:p>0.213596</text:p>
          </table:table-cell>
          <table:table-cell office:value-type="float" office:value="1.21259">
            <text:p>1.21259</text:p>
          </table:table-cell>
          <table:table-cell office:value-type="float" office:value="0.315413">
            <text:p>0.315413</text:p>
          </table:table-cell>
          <table:table-cell/>
          <table:table-cell office:value-type="float" office:value="0.9">
            <text:p>0.9</text:p>
          </table:table-cell>
          <table:table-cell office:value-type="float" office:value="0.36542">
            <text:p>0.36542</text:p>
          </table:table-cell>
          <table:table-cell office:value-type="float" office:value="0.362153">
            <text:p>0.362153</text:p>
          </table:table-cell>
          <table:table-cell office:value-type="float" office:value="0.371307">
            <text:p>0.371307</text:p>
          </table:table-cell>
          <table:table-cell office:value-type="float" office:value="0.368328">
            <text:p>0.368328</text:p>
          </table:table-cell>
          <table:table-cell office:value-type="float" office:value="0.64154">
            <text:p>0.64154</text:p>
          </table:table-cell>
          <table:table-cell office:value-type="float" office:value="0.393421">
            <text:p>0.393421</text:p>
          </table:table-cell>
          <table:table-cell/>
          <table:table-cell office:value-type="float" office:value="0.9">
            <text:p>0.9</text:p>
          </table:table-cell>
          <table:table-cell office:value-type="float" office:value="0.366583">
            <text:p>0.366583</text:p>
          </table:table-cell>
          <table:table-cell office:value-type="float" office:value="0.335637">
            <text:p>0.335637</text:p>
          </table:table-cell>
          <table:table-cell office:value-type="float" office:value="1.21475">
            <text:p>1.21475</text:p>
          </table:table-cell>
          <table:table-cell office:value-type="float" office:value="0.410931">
            <text:p>0.410931</text:p>
          </table:table-cell>
          <table:table-cell/>
          <table:table-cell office:value-type="float" office:value="0.9">
            <text:p>0.9</text:p>
          </table:table-cell>
          <table:table-cell office:value-type="float" office:value="0.331557">
            <text:p>0.331557</text:p>
          </table:table-cell>
          <table:table-cell office:value-type="float" office:value="0.295829">
            <text:p>0.295829</text:p>
          </table:table-cell>
          <table:table-cell office:value-type="float" office:value="1.10685">
            <text:p>1.10685</text:p>
          </table:table-cell>
          <table:table-cell office:value-type="float" office:value="0.387454">
            <text:p>0.387454</text:p>
          </table:table-cell>
        </table:table-row>
        <table:table-row table:style-name="ro1">
          <table:table-cell office:value-type="float" office:value="0.925">
            <text:p>0.925</text:p>
          </table:table-cell>
          <table:table-cell office:value-type="float" office:value="0.241235">
            <text:p>0.241235</text:p>
          </table:table-cell>
          <table:table-cell office:value-type="float" office:value="0.220727">
            <text:p>0.220727</text:p>
          </table:table-cell>
          <table:table-cell office:value-type="float" office:value="0.217487">
            <text:p>0.217487</text:p>
          </table:table-cell>
          <table:table-cell office:value-type="float" office:value="0.217721">
            <text:p>0.217721</text:p>
          </table:table-cell>
          <table:table-cell office:value-type="float" office:value="1.26179">
            <text:p>1.26179</text:p>
          </table:table-cell>
          <table:table-cell office:value-type="float" office:value="0.332547">
            <text:p>0.332547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69265">
            <text:p>0.369265</text:p>
          </table:table-cell>
          <table:table-cell office:value-type="float" office:value="0.363417">
            <text:p>0.363417</text:p>
          </table:table-cell>
          <table:table-cell office:value-type="float" office:value="0.373487">
            <text:p>0.373487</text:p>
          </table:table-cell>
          <table:table-cell office:value-type="float" office:value="0.371348">
            <text:p>0.371348</text:p>
          </table:table-cell>
          <table:table-cell office:value-type="float" office:value="0.69605">
            <text:p>0.69605</text:p>
          </table:table-cell>
          <table:table-cell office:value-type="float" office:value="0.397579">
            <text:p>0.397579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6942">
            <text:p>0.36942</text:p>
          </table:table-cell>
          <table:table-cell office:value-type="float" office:value="0.33703">
            <text:p>0.33703</text:p>
          </table:table-cell>
          <table:table-cell office:value-type="float" office:value="1.26898">
            <text:p>1.26898</text:p>
          </table:table-cell>
          <table:table-cell office:value-type="float" office:value="0.406489">
            <text:p>0.406489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33924">
            <text:p>0.333924</text:p>
          </table:table-cell>
          <table:table-cell office:value-type="float" office:value="0.298586">
            <text:p>0.298586</text:p>
          </table:table-cell>
          <table:table-cell office:value-type="float" office:value="1.16148">
            <text:p>1.16148</text:p>
          </table:table-cell>
          <table:table-cell office:value-type="float" office:value="0.391612">
            <text:p>0.391612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246195">
            <text:p>0.246195</text:p>
          </table:table-cell>
          <table:table-cell office:value-type="float" office:value="0.225507">
            <text:p>0.225507</text:p>
          </table:table-cell>
          <table:table-cell office:value-type="float" office:value="0.22306">
            <text:p>0.22306</text:p>
          </table:table-cell>
          <table:table-cell office:value-type="float" office:value="0.223086">
            <text:p>0.223086</text:p>
          </table:table-cell>
          <table:table-cell office:value-type="float" office:value="1.31105">
            <text:p>1.31105</text:p>
          </table:table-cell>
          <table:table-cell office:value-type="float" office:value="0.354029">
            <text:p>0.35402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73209">
            <text:p>0.373209</text:p>
          </table:table-cell>
          <table:table-cell office:value-type="float" office:value="0.36525">
            <text:p>0.36525</text:p>
          </table:table-cell>
          <table:table-cell office:value-type="float" office:value="0.375992">
            <text:p>0.375992</text:p>
          </table:table-cell>
          <table:table-cell office:value-type="float" office:value="0.374269">
            <text:p>0.374269</text:p>
          </table:table-cell>
          <table:table-cell office:value-type="float" office:value="0.69605">
            <text:p>0.69605</text:p>
          </table:table-cell>
          <table:table-cell office:value-type="float" office:value="0.397579">
            <text:p>0.3975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71627">
            <text:p>0.371627</text:p>
          </table:table-cell>
          <table:table-cell office:value-type="float" office:value="0.338525">
            <text:p>0.338525</text:p>
          </table:table-cell>
          <table:table-cell office:value-type="float" office:value="1.32321">
            <text:p>1.32321</text:p>
          </table:table-cell>
          <table:table-cell office:value-type="float" office:value="0.402047">
            <text:p>0.40204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36229">
            <text:p>0.336229</text:p>
          </table:table-cell>
          <table:table-cell office:value-type="float" office:value="0.301148">
            <text:p>0.301148</text:p>
          </table:table-cell>
          <table:table-cell office:value-type="float" office:value="1.23244">
            <text:p>1.23244</text:p>
          </table:table-cell>
          <table:table-cell office:value-type="float" office:value="0.391365">
            <text:p>0.391365</text:p>
          </table:table-cell>
        </table:table-row>
        <table:table-row table:style-name="ro1">
          <table:table-cell office:value-type="float" office:value="0.975">
            <text:p>0.975</text:p>
          </table:table-cell>
          <table:table-cell office:value-type="float" office:value="0.250911">
            <text:p>0.250911</text:p>
          </table:table-cell>
          <table:table-cell office:value-type="float" office:value="0.229773">
            <text:p>0.229773</text:p>
          </table:table-cell>
          <table:table-cell table:number-columns-repeated="2" office:value-type="float" office:value="0.228259">
            <text:p>0.228259</text:p>
          </table:table-cell>
          <table:table-cell office:value-type="float" office:value="1.36025">
            <text:p>1.36025</text:p>
          </table:table-cell>
          <table:table-cell office:value-type="float" office:value="0.371164">
            <text:p>0.371164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76153">
            <text:p>0.376153</text:p>
          </table:table-cell>
          <table:table-cell office:value-type="float" office:value="0.367259">
            <text:p>0.367259</text:p>
          </table:table-cell>
          <table:table-cell office:value-type="float" office:value="0.378477">
            <text:p>0.378477</text:p>
          </table:table-cell>
          <table:table-cell office:value-type="float" office:value="0.377259">
            <text:p>0.377259</text:p>
          </table:table-cell>
          <table:table-cell office:value-type="float" office:value="0.75052">
            <text:p>0.75052</text:p>
          </table:table-cell>
          <table:table-cell office:value-type="float" office:value="0.39739">
            <text:p>0.39739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72918">
            <text:p>0.372918</text:p>
          </table:table-cell>
          <table:table-cell office:value-type="float" office:value="0.34018">
            <text:p>0.34018</text:p>
          </table:table-cell>
          <table:table-cell office:value-type="float" office:value="1.37744">
            <text:p>1.37744</text:p>
          </table:table-cell>
          <table:table-cell office:value-type="float" office:value="0.397604">
            <text:p>0.397604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38261">
            <text:p>0.338261</text:p>
          </table:table-cell>
          <table:table-cell office:value-type="float" office:value="0.303579">
            <text:p>0.303579</text:p>
          </table:table-cell>
          <table:table-cell office:value-type="float" office:value="1.30885">
            <text:p>1.30885</text:p>
          </table:table-cell>
          <table:table-cell office:value-type="float" office:value="0.3911">
            <text:p>0.39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6195">
            <text:p>0.256195</text:p>
          </table:table-cell>
          <table:table-cell office:value-type="float" office:value="0.234705">
            <text:p>0.234705</text:p>
          </table:table-cell>
          <table:table-cell office:value-type="float" office:value="0.234095">
            <text:p>0.234095</text:p>
          </table:table-cell>
          <table:table-cell office:value-type="float" office:value="0.234566">
            <text:p>0.234566</text:p>
          </table:table-cell>
          <table:table-cell office:value-type="float" office:value="1.40946">
            <text:p>1.40946</text:p>
          </table:table-cell>
          <table:table-cell office:value-type="float" office:value="0.388298">
            <text:p>0.388298</text:p>
          </table:table-cell>
          <table:table-cell/>
          <table:table-cell office:value-type="float" office:value="1">
            <text:p>1</text:p>
          </table:table-cell>
          <table:table-cell office:value-type="float" office:value="0.378898">
            <text:p>0.378898</text:p>
          </table:table-cell>
          <table:table-cell office:value-type="float" office:value="0.369318">
            <text:p>0.369318</text:p>
          </table:table-cell>
          <table:table-cell office:value-type="float" office:value="0.380036">
            <text:p>0.380036</text:p>
          </table:table-cell>
          <table:table-cell office:value-type="float" office:value="0.379731">
            <text:p>0.379731</text:p>
          </table:table-cell>
          <table:table-cell office:value-type="float" office:value="0.75052">
            <text:p>0.75052</text:p>
          </table:table-cell>
          <table:table-cell office:value-type="float" office:value="0.39739">
            <text:p>0.39739</text:p>
          </table:table-cell>
          <table:table-cell/>
          <table:table-cell office:value-type="float" office:value="1">
            <text:p>1</text:p>
          </table:table-cell>
          <table:table-cell office:value-type="float" office:value="0.37379">
            <text:p>0.37379</text:p>
          </table:table-cell>
          <table:table-cell office:value-type="float" office:value="0.341854">
            <text:p>0.341854</text:p>
          </table:table-cell>
          <table:table-cell office:value-type="float" office:value="1.43167">
            <text:p>1.43167</text:p>
          </table:table-cell>
          <table:table-cell office:value-type="float" office:value="0.388814">
            <text:p>0.388814</text:p>
          </table:table-cell>
          <table:table-cell/>
          <table:table-cell office:value-type="float" office:value="1">
            <text:p>1</text:p>
          </table:table-cell>
          <table:table-cell office:value-type="float" office:value="0.340316">
            <text:p>0.340316</text:p>
          </table:table-cell>
          <table:table-cell office:value-type="float" office:value="0.306107">
            <text:p>0.306107</text:p>
          </table:table-cell>
          <table:table-cell office:value-type="float" office:value="1.38532">
            <text:p>1.38532</text:p>
          </table:table-cell>
          <table:table-cell office:value-type="float" office:value="0.395182">
            <text:p>0.395182</text:p>
          </table:table-cell>
        </table:table-row>
        <table:table-row table:style-name="ro1">
          <table:table-cell office:value-type="float" office:value="1.025">
            <text:p>1.025</text:p>
          </table:table-cell>
          <table:table-cell office:value-type="float" office:value="0.261806">
            <text:p>0.261806</text:p>
          </table:table-cell>
          <table:table-cell office:value-type="float" office:value="0.240077">
            <text:p>0.240077</text:p>
          </table:table-cell>
          <table:table-cell office:value-type="float" office:value="0.239931">
            <text:p>0.239931</text:p>
          </table:table-cell>
          <table:table-cell office:value-type="float" office:value="0.240783">
            <text:p>0.240783</text:p>
          </table:table-cell>
          <table:table-cell office:value-type="float" office:value="1.45871">
            <text:p>1.45871</text:p>
          </table:table-cell>
          <table:table-cell office:value-type="float" office:value="0.409781">
            <text:p>0.409781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82287">
            <text:p>0.382287</text:p>
          </table:table-cell>
          <table:table-cell office:value-type="float" office:value="0.371549">
            <text:p>0.371549</text:p>
          </table:table-cell>
          <table:table-cell office:value-type="float" office:value="0.380762">
            <text:p>0.380762</text:p>
          </table:table-cell>
          <table:table-cell office:value-type="float" office:value="0.380855">
            <text:p>0.380855</text:p>
          </table:table-cell>
          <table:table-cell office:value-type="float" office:value="0.80503">
            <text:p>0.80503</text:p>
          </table:table-cell>
          <table:table-cell office:value-type="float" office:value="0.401548">
            <text:p>0.401548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74859">
            <text:p>0.374859</text:p>
          </table:table-cell>
          <table:table-cell office:value-type="float" office:value="0.343518">
            <text:p>0.343518</text:p>
          </table:table-cell>
          <table:table-cell office:value-type="float" office:value="1.4859">
            <text:p>1.4859</text:p>
          </table:table-cell>
          <table:table-cell office:value-type="float" office:value="0.380025">
            <text:p>0.380025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42623">
            <text:p>0.342623</text:p>
          </table:table-cell>
          <table:table-cell office:value-type="float" office:value="0.308389">
            <text:p>0.308389</text:p>
          </table:table-cell>
          <table:table-cell office:value-type="float" office:value="1.45618">
            <text:p>1.45618</text:p>
          </table:table-cell>
          <table:table-cell office:value-type="float" office:value="0.386239">
            <text:p>0.38623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267237">
            <text:p>0.267237</text:p>
          </table:table-cell>
          <table:table-cell office:value-type="float" office:value="0.245047">
            <text:p>0.245047</text:p>
          </table:table-cell>
          <table:table-cell office:value-type="float" office:value="0.245212">
            <text:p>0.245212</text:p>
          </table:table-cell>
          <table:table-cell office:value-type="float" office:value="0.246401">
            <text:p>0.246401</text:p>
          </table:table-cell>
          <table:table-cell office:value-type="float" office:value="1.507918">
            <text:p>1.507918</text:p>
          </table:table-cell>
          <table:table-cell office:value-type="float" office:value="0.426915">
            <text:p>0.42691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85534">
            <text:p>0.385534</text:p>
          </table:table-cell>
          <table:table-cell office:value-type="float" office:value="0.37384">
            <text:p>0.37384</text:p>
          </table:table-cell>
          <table:table-cell office:value-type="float" office:value="0.381235">
            <text:p>0.381235</text:p>
          </table:table-cell>
          <table:table-cell office:value-type="float" office:value="0.381109">
            <text:p>0.381109</text:p>
          </table:table-cell>
          <table:table-cell office:value-type="float" office:value="0.80503">
            <text:p>0.80503</text:p>
          </table:table-cell>
          <table:table-cell office:value-type="float" office:value="0.401548">
            <text:p>0.401548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76194">
            <text:p>0.376194</text:p>
          </table:table-cell>
          <table:table-cell office:value-type="float" office:value="0.345329">
            <text:p>0.345329</text:p>
          </table:table-cell>
          <table:table-cell office:value-type="float" office:value="1.54013">
            <text:p>1.54013</text:p>
          </table:table-cell>
          <table:table-cell office:value-type="float" office:value="0.371235">
            <text:p>0.37123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4484">
            <text:p>0.34484</text:p>
          </table:table-cell>
          <table:table-cell office:value-type="float" office:value="0.310705">
            <text:p>0.310705</text:p>
          </table:table-cell>
          <table:table-cell office:value-type="float" office:value="1.51067">
            <text:p>1.51067</text:p>
          </table:table-cell>
          <table:table-cell office:value-type="float" office:value="0.377354">
            <text:p>0.377354</text:p>
          </table:table-cell>
        </table:table-row>
        <table:table-row table:style-name="ro1">
          <table:table-cell office:value-type="float" office:value="1.075">
            <text:p>1.075</text:p>
          </table:table-cell>
          <table:table-cell office:value-type="float" office:value="0.273921">
            <text:p>0.273921</text:p>
          </table:table-cell>
          <table:table-cell office:value-type="float" office:value="0.251213">
            <text:p>0.251213</text:p>
          </table:table-cell>
          <table:table-cell office:value-type="float" office:value="0.251747">
            <text:p>0.251747</text:p>
          </table:table-cell>
          <table:table-cell office:value-type="float" office:value="0.253192">
            <text:p>0.253192</text:p>
          </table:table-cell>
          <table:table-cell office:value-type="float" office:value="1.60079">
            <text:p>1.60079</text:p>
          </table:table-cell>
          <table:table-cell office:value-type="float" office:value="0.452518">
            <text:p>0.452518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88245">
            <text:p>0.388245</text:p>
          </table:table-cell>
          <table:table-cell office:value-type="float" office:value="0.376001">
            <text:p>0.376001</text:p>
          </table:table-cell>
          <table:table-cell office:value-type="float" office:value="0.381955">
            <text:p>0.381955</text:p>
          </table:table-cell>
          <table:table-cell office:value-type="float" office:value="0.381037">
            <text:p>0.381037</text:p>
          </table:table-cell>
          <table:table-cell office:value-type="float" office:value="0.85954">
            <text:p>0.85954</text:p>
          </table:table-cell>
          <table:table-cell office:value-type="float" office:value="0.405706">
            <text:p>0.405706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77819">
            <text:p>0.377819</text:p>
          </table:table-cell>
          <table:table-cell office:value-type="float" office:value="0.346897">
            <text:p>0.346897</text:p>
          </table:table-cell>
          <table:table-cell office:value-type="float" office:value="1.588937">
            <text:p>1.588937</text:p>
          </table:table-cell>
          <table:table-cell office:value-type="float" office:value="0.362454">
            <text:p>0.362454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46899">
            <text:p>0.346899</text:p>
          </table:table-cell>
          <table:table-cell office:value-type="float" office:value="0.313289">
            <text:p>0.313289</text:p>
          </table:table-cell>
          <table:table-cell office:value-type="float" office:value="1.565158">
            <text:p>1.565158</text:p>
          </table:table-cell>
          <table:table-cell office:value-type="float" office:value="0.368469">
            <text:p>0.36846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8083">
            <text:p>0.28083</text:p>
          </table:table-cell>
          <table:table-cell office:value-type="float" office:value="0.258001">
            <text:p>0.258001</text:p>
          </table:table-cell>
          <table:table-cell office:value-type="float" office:value="0.258715">
            <text:p>0.258715</text:p>
          </table:table-cell>
          <table:table-cell office:value-type="float" office:value="0.260302">
            <text:p>0.260302</text:p>
          </table:table-cell>
          <table:table-cell office:value-type="float" office:value="1.628353">
            <text:p>1.628353</text:p>
          </table:table-cell>
          <table:table-cell office:value-type="float" office:value="0.482809">
            <text:p>0.482809</text:p>
          </table:table-cell>
          <table:table-cell/>
          <table:table-cell office:value-type="float" office:value="1.1">
            <text:p>1.1</text:p>
          </table:table-cell>
          <table:table-cell office:value-type="float" office:value="0.390934">
            <text:p>0.390934</text:p>
          </table:table-cell>
          <table:table-cell office:value-type="float" office:value="0.377456">
            <text:p>0.377456</text:p>
          </table:table-cell>
          <table:table-cell office:value-type="float" office:value="0.383069">
            <text:p>0.383069</text:p>
          </table:table-cell>
          <table:table-cell office:value-type="float" office:value="0.380902">
            <text:p>0.380902</text:p>
          </table:table-cell>
          <table:table-cell office:value-type="float" office:value="0.85954">
            <text:p>0.85954</text:p>
          </table:table-cell>
          <table:table-cell office:value-type="float" office:value="0.405706">
            <text:p>0.405706</text:p>
          </table:table-cell>
          <table:table-cell/>
          <table:table-cell office:value-type="float" office:value="1.1">
            <text:p>1.1</text:p>
          </table:table-cell>
          <table:table-cell office:value-type="float" office:value="0.379091">
            <text:p>0.379091</text:p>
          </table:table-cell>
          <table:table-cell office:value-type="float" office:value="0.348369">
            <text:p>0.348369</text:p>
          </table:table-cell>
          <table:table-cell office:value-type="float" office:value="1.643167">
            <text:p>1.643167</text:p>
          </table:table-cell>
          <table:table-cell office:value-type="float" office:value="0.349316">
            <text:p>0.349316</text:p>
          </table:table-cell>
          <table:table-cell/>
          <table:table-cell office:value-type="float" office:value="1.1">
            <text:p>1.1</text:p>
          </table:table-cell>
          <table:table-cell office:value-type="float" office:value="0.349393">
            <text:p>0.349393</text:p>
          </table:table-cell>
          <table:table-cell office:value-type="float" office:value="0.315826">
            <text:p>0.315826</text:p>
          </table:table-cell>
          <table:table-cell office:value-type="float" office:value="1.619646">
            <text:p>1.619646</text:p>
          </table:table-cell>
          <table:table-cell office:value-type="float" office:value="0.359584">
            <text:p>0.359584</text:p>
          </table:table-cell>
        </table:table-row>
        <table:table-row table:style-name="ro1">
          <table:table-cell office:value-type="float" office:value="1.125">
            <text:p>1.125</text:p>
          </table:table-cell>
          <table:table-cell office:value-type="float" office:value="0.288233">
            <text:p>0.288233</text:p>
          </table:table-cell>
          <table:table-cell office:value-type="float" office:value="0.265212">
            <text:p>0.265212</text:p>
          </table:table-cell>
          <table:table-cell office:value-type="float" office:value="0.265802">
            <text:p>0.265802</text:p>
          </table:table-cell>
          <table:table-cell office:value-type="float" office:value="0.267728">
            <text:p>0.267728</text:p>
          </table:table-cell>
          <table:table-cell office:value-type="float" office:value="1.677607">
            <text:p>1.677607</text:p>
          </table:table-cell>
          <table:table-cell office:value-type="float" office:value="0.504291">
            <text:p>0.504291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93654">
            <text:p>0.393654</text:p>
          </table:table-cell>
          <table:table-cell office:value-type="float" office:value="0.378691">
            <text:p>0.378691</text:p>
          </table:table-cell>
          <table:table-cell office:value-type="float" office:value="0.383611">
            <text:p>0.383611</text:p>
          </table:table-cell>
          <table:table-cell office:value-type="float" office:value="0.38057">
            <text:p>0.38057</text:p>
          </table:table-cell>
          <table:table-cell office:value-type="float" office:value="0.94124">
            <text:p>0.94124</text:p>
          </table:table-cell>
          <table:table-cell office:value-type="float" office:value="0.405422">
            <text:p>0.405422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79603">
            <text:p>0.379603</text:p>
          </table:table-cell>
          <table:table-cell office:value-type="float" office:value="0.349534">
            <text:p>0.349534</text:p>
          </table:table-cell>
          <table:table-cell office:value-type="float" office:value="1.697397">
            <text:p>1.697397</text:p>
          </table:table-cell>
          <table:table-cell office:value-type="float" office:value="0.336178">
            <text:p>0.336178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52655">
            <text:p>0.352655</text:p>
          </table:table-cell>
          <table:table-cell office:value-type="float" office:value="0.317946">
            <text:p>0.317946</text:p>
          </table:table-cell>
          <table:table-cell office:value-type="float" office:value="1.668628">
            <text:p>1.668628</text:p>
          </table:table-cell>
          <table:table-cell office:value-type="float" office:value="0.34637">
            <text:p>0.34637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296576">
            <text:p>0.296576</text:p>
          </table:table-cell>
          <table:table-cell office:value-type="float" office:value="0.273771">
            <text:p>0.273771</text:p>
          </table:table-cell>
          <table:table-cell office:value-type="float" office:value="0.272602">
            <text:p>0.272602</text:p>
          </table:table-cell>
          <table:table-cell office:value-type="float" office:value="0.275188">
            <text:p>0.275188</text:p>
          </table:table-cell>
          <table:table-cell office:value-type="float" office:value="1.721461">
            <text:p>1.721461</text:p>
          </table:table-cell>
          <table:table-cell office:value-type="float" office:value="0.530149">
            <text:p>0.530149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95893">
            <text:p>0.395893</text:p>
          </table:table-cell>
          <table:table-cell office:value-type="float" office:value="0.380555">
            <text:p>0.380555</text:p>
          </table:table-cell>
          <table:table-cell office:value-type="float" office:value="0.383862">
            <text:p>0.383862</text:p>
          </table:table-cell>
          <table:table-cell office:value-type="float" office:value="0.380418">
            <text:p>0.380418</text:p>
          </table:table-cell>
          <table:table-cell office:value-type="float" office:value="1.04476">
            <text:p>1.04476</text:p>
          </table:table-cell>
          <table:table-cell office:value-type="float" office:value="0.40941">
            <text:p>0.40941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80111">
            <text:p>0.380111</text:p>
          </table:table-cell>
          <table:table-cell office:value-type="float" office:value="0.350116">
            <text:p>0.350116</text:p>
          </table:table-cell>
          <table:table-cell office:value-type="float" office:value="1.746204">
            <text:p>1.746204</text:p>
          </table:table-cell>
          <table:table-cell office:value-type="float" office:value="0.327398">
            <text:p>0.327398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56293">
            <text:p>0.356293</text:p>
          </table:table-cell>
          <table:table-cell office:value-type="float" office:value="0.3194">
            <text:p>0.3194</text:p>
          </table:table-cell>
          <table:table-cell office:value-type="float" office:value="1.723069">
            <text:p>1.723069</text:p>
          </table:table-cell>
          <table:table-cell office:value-type="float" office:value="0.333137">
            <text:p>0.333137</text:p>
          </table:table-cell>
        </table:table-row>
        <table:table-row table:style-name="ro1">
          <table:table-cell office:value-type="float" office:value="1.175">
            <text:p>1.175</text:p>
          </table:table-cell>
          <table:table-cell office:value-type="float" office:value="0.304963">
            <text:p>0.304963</text:p>
          </table:table-cell>
          <table:table-cell office:value-type="float" office:value="0.283017">
            <text:p>0.283017</text:p>
          </table:table-cell>
          <table:table-cell office:value-type="float" office:value="0.279335">
            <text:p>0.279335</text:p>
          </table:table-cell>
          <table:table-cell office:value-type="float" office:value="0.282826">
            <text:p>0.282826</text:p>
          </table:table-cell>
          <table:table-cell office:value-type="float" office:value="1.770715">
            <text:p>1.770715</text:p>
          </table:table-cell>
          <table:table-cell office:value-type="float" office:value="0.551631">
            <text:p>0.551631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98461">
            <text:p>0.398461</text:p>
          </table:table-cell>
          <table:table-cell office:value-type="float" office:value="0.381974">
            <text:p>0.381974</text:p>
          </table:table-cell>
          <table:table-cell office:value-type="float" office:value="0.384751">
            <text:p>0.384751</text:p>
          </table:table-cell>
          <table:table-cell office:value-type="float" office:value="0.380778">
            <text:p>0.380778</text:p>
          </table:table-cell>
          <table:table-cell office:value-type="float" office:value="1.15369">
            <text:p>1.15369</text:p>
          </table:table-cell>
          <table:table-cell office:value-type="float" office:value="0.409031">
            <text:p>0.409031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80686">
            <text:p>0.380686</text:p>
          </table:table-cell>
          <table:table-cell office:value-type="float" office:value="0.350717">
            <text:p>0.350717</text:p>
          </table:table-cell>
          <table:table-cell office:value-type="float" office:value="1.800434">
            <text:p>1.800434</text:p>
          </table:table-cell>
          <table:table-cell office:value-type="float" office:value="0.31426">
            <text:p>0.31426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60017">
            <text:p>0.360017</text:p>
          </table:table-cell>
          <table:table-cell office:value-type="float" office:value="0.32069">
            <text:p>0.32069</text:p>
          </table:table-cell>
          <table:table-cell office:value-type="float" office:value="1.772052">
            <text:p>1.772052</text:p>
          </table:table-cell>
          <table:table-cell office:value-type="float" office:value="0.319923">
            <text:p>0.31992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313232">
            <text:p>0.313232</text:p>
          </table:table-cell>
          <table:table-cell office:value-type="float" office:value="0.291377">
            <text:p>0.291377</text:p>
          </table:table-cell>
          <table:table-cell office:value-type="float" office:value="0.286426">
            <text:p>0.286426</text:p>
          </table:table-cell>
          <table:table-cell office:value-type="float" office:value="0.290497">
            <text:p>0.290497</text:p>
          </table:table-cell>
          <table:table-cell office:value-type="float" office:value="1.814522">
            <text:p>1.814522</text:p>
          </table:table-cell>
          <table:table-cell office:value-type="float" office:value="0.573142">
            <text:p>0.573142</text:p>
          </table:table-cell>
          <table:table-cell/>
          <table:table-cell office:value-type="float" office:value="1.2">
            <text:p>1.2</text:p>
          </table:table-cell>
          <table:table-cell office:value-type="float" office:value="0.402012">
            <text:p>0.402012</text:p>
          </table:table-cell>
          <table:table-cell office:value-type="float" office:value="0.382922">
            <text:p>0.382922</text:p>
          </table:table-cell>
          <table:table-cell office:value-type="float" office:value="0.385747">
            <text:p>0.385747</text:p>
          </table:table-cell>
          <table:table-cell office:value-type="float" office:value="0.381606">
            <text:p>0.381606</text:p>
          </table:table-cell>
          <table:table-cell office:value-type="float" office:value="1.25708">
            <text:p>1.25708</text:p>
          </table:table-cell>
          <table:table-cell office:value-type="float" office:value="0.399975">
            <text:p>0.399975</text:p>
          </table:table-cell>
          <table:table-cell/>
          <table:table-cell office:value-type="float" office:value="1.2">
            <text:p>1.2</text:p>
          </table:table-cell>
          <table:table-cell office:value-type="float" office:value="0.381358">
            <text:p>0.381358</text:p>
          </table:table-cell>
          <table:table-cell office:value-type="float" office:value="0.351673">
            <text:p>0.351673</text:p>
          </table:table-cell>
          <table:table-cell office:value-type="float" office:value="1.870933">
            <text:p>1.870933</text:p>
          </table:table-cell>
          <table:table-cell office:value-type="float" office:value="0.301094">
            <text:p>0.301094</text:p>
          </table:table-cell>
          <table:table-cell/>
          <table:table-cell office:value-type="float" office:value="1.2">
            <text:p>1.2</text:p>
          </table:table-cell>
          <table:table-cell office:value-type="float" office:value="0.363898">
            <text:p>0.363898</text:p>
          </table:table-cell>
          <table:table-cell office:value-type="float" office:value="0.322083">
            <text:p>0.322083</text:p>
          </table:table-cell>
          <table:table-cell office:value-type="float" office:value="1.82654">
            <text:p>1.82654</text:p>
          </table:table-cell>
          <table:table-cell office:value-type="float" office:value="0.311038">
            <text:p>0.311038</text:p>
          </table:table-cell>
        </table:table-row>
        <table:table-row table:style-name="ro1">
          <table:table-cell office:value-type="float" office:value="1.225">
            <text:p>1.225</text:p>
          </table:table-cell>
          <table:table-cell office:value-type="float" office:value="0.321901">
            <text:p>0.321901</text:p>
          </table:table-cell>
          <table:table-cell office:value-type="float" office:value="0.298881">
            <text:p>0.298881</text:p>
          </table:table-cell>
          <table:table-cell office:value-type="float" office:value="0.293564">
            <text:p>0.293564</text:p>
          </table:table-cell>
          <table:table-cell office:value-type="float" office:value="0.298428">
            <text:p>0.298428</text:p>
          </table:table-cell>
          <table:table-cell office:value-type="float" office:value="1.896501">
            <text:p>1.896501</text:p>
          </table:table-cell>
          <table:table-cell office:value-type="float" office:value="0.598801">
            <text:p>0.598801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405838">
            <text:p>0.405838</text:p>
          </table:table-cell>
          <table:table-cell office:value-type="float" office:value="0.383625">
            <text:p>0.383625</text:p>
          </table:table-cell>
          <table:table-cell office:value-type="float" office:value="0.386437">
            <text:p>0.386437</text:p>
          </table:table-cell>
          <table:table-cell office:value-type="float" office:value="0.382053">
            <text:p>0.382053</text:p>
          </table:table-cell>
          <table:table-cell office:value-type="float" office:value="1.36601">
            <text:p>1.36601</text:p>
          </table:table-cell>
          <table:table-cell office:value-type="float" office:value="0.399596">
            <text:p>0.399596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82668">
            <text:p>0.382668</text:p>
          </table:table-cell>
          <table:table-cell office:value-type="float" office:value="0.35306">
            <text:p>0.35306</text:p>
          </table:table-cell>
          <table:table-cell office:value-type="float" office:value="1.979393">
            <text:p>1.979393</text:p>
          </table:table-cell>
          <table:table-cell office:value-type="float" office:value="0.29221">
            <text:p>0.29221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67445">
            <text:p>0.367445</text:p>
          </table:table-cell>
          <table:table-cell office:value-type="float" office:value="0.323677">
            <text:p>0.323677</text:p>
          </table:table-cell>
          <table:table-cell office:value-type="float" office:value="1.881028">
            <text:p>1.881028</text:p>
          </table:table-cell>
          <table:table-cell office:value-type="float" office:value="0.302153">
            <text:p>0.302153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331019">
            <text:p>0.331019</text:p>
          </table:table-cell>
          <table:table-cell office:value-type="float" office:value="0.308183">
            <text:p>0.308183</text:p>
          </table:table-cell>
          <table:table-cell office:value-type="float" office:value="0.302473">
            <text:p>0.302473</text:p>
          </table:table-cell>
          <table:table-cell office:value-type="float" office:value="0.308381">
            <text:p>0.308381</text:p>
          </table:table-cell>
          <table:table-cell office:value-type="float" office:value="1.913124">
            <text:p>1.913124</text:p>
          </table:table-cell>
          <table:table-cell office:value-type="float" office:value="0.624801">
            <text:p>0.62480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409691">
            <text:p>0.409691</text:p>
          </table:table-cell>
          <table:table-cell office:value-type="float" office:value="0.384115">
            <text:p>0.384115</text:p>
          </table:table-cell>
          <table:table-cell office:value-type="float" office:value="0.386237">
            <text:p>0.386237</text:p>
          </table:table-cell>
          <table:table-cell office:value-type="float" office:value="0.381591">
            <text:p>0.381591</text:p>
          </table:table-cell>
          <table:table-cell office:value-type="float" office:value="1.42043">
            <text:p>1.42043</text:p>
          </table:table-cell>
          <table:table-cell office:value-type="float" office:value="0.395059">
            <text:p>0.39505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84331">
            <text:p>0.384331</text:p>
          </table:table-cell>
          <table:table-cell office:value-type="float" office:value="0.354816">
            <text:p>0.354816</text:p>
          </table:table-cell>
          <table:table-cell office:value-type="float" office:value="2.071584">
            <text:p>2.071584</text:p>
          </table:table-cell>
          <table:table-cell office:value-type="float" office:value="0.292049">
            <text:p>0.29204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70456">
            <text:p>0.370456</text:p>
          </table:table-cell>
          <table:table-cell office:value-type="float" office:value="0.325877">
            <text:p>0.325877</text:p>
          </table:table-cell>
          <table:table-cell office:value-type="float" office:value="1.929963">
            <text:p>1.929963</text:p>
          </table:table-cell>
          <table:table-cell office:value-type="float" office:value="0.284591">
            <text:p>0.284591</text:p>
          </table:table-cell>
        </table:table-row>
        <table:table-row table:style-name="ro1">
          <table:table-cell office:value-type="float" office:value="1.275">
            <text:p>1.275</text:p>
          </table:table-cell>
          <table:table-cell office:value-type="float" office:value="0.338988">
            <text:p>0.338988</text:p>
          </table:table-cell>
          <table:table-cell office:value-type="float" office:value="0.318329">
            <text:p>0.318329</text:p>
          </table:table-cell>
          <table:table-cell office:value-type="float" office:value="0.311372">
            <text:p>0.311372</text:p>
          </table:table-cell>
          <table:table-cell office:value-type="float" office:value="0.318401">
            <text:p>0.318401</text:p>
          </table:table-cell>
          <table:table-cell office:value-type="float" office:value="1.962378">
            <text:p>1.962378</text:p>
          </table:table-cell>
          <table:table-cell office:value-type="float" office:value="0.646283">
            <text:p>0.646283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412509">
            <text:p>0.412509</text:p>
          </table:table-cell>
          <table:table-cell office:value-type="float" office:value="0.384436">
            <text:p>0.384436</text:p>
          </table:table-cell>
          <table:table-cell office:value-type="float" office:value="0.385166">
            <text:p>0.385166</text:p>
          </table:table-cell>
          <table:table-cell office:value-type="float" office:value="0.379844">
            <text:p>0.379844</text:p>
          </table:table-cell>
          <table:table-cell office:value-type="float" office:value="1.47479">
            <text:p>1.47479</text:p>
          </table:table-cell>
          <table:table-cell office:value-type="float" office:value="0.386175">
            <text:p>0.386175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85866">
            <text:p>0.385866</text:p>
          </table:table-cell>
          <table:table-cell office:value-type="float" office:value="0.356518">
            <text:p>0.356518</text:p>
          </table:table-cell>
          <table:table-cell office:value-type="float" office:value="2.158351">
            <text:p>2.158351</text:p>
          </table:table-cell>
          <table:table-cell office:value-type="float" office:value="0.300594">
            <text:p>0.300594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7274">
            <text:p>0.37274</text:p>
          </table:table-cell>
          <table:table-cell office:value-type="float" office:value="0.328357">
            <text:p>0.328357</text:p>
          </table:table-cell>
          <table:table-cell office:value-type="float" office:value="2.006237">
            <text:p>2.006237</text:p>
          </table:table-cell>
          <table:table-cell office:value-type="float" office:value="0.271283">
            <text:p>0.271283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347187">
            <text:p>0.347187</text:p>
          </table:table-cell>
          <table:table-cell office:value-type="float" office:value="0.328766">
            <text:p>0.328766</text:p>
          </table:table-cell>
          <table:table-cell office:value-type="float" office:value="0.319036">
            <text:p>0.319036</text:p>
          </table:table-cell>
          <table:table-cell office:value-type="float" office:value="0.328065">
            <text:p>0.328065</text:p>
          </table:table-cell>
          <table:table-cell office:value-type="float" office:value="2.011584">
            <text:p>2.011584</text:p>
          </table:table-cell>
          <table:table-cell office:value-type="float" office:value="0.663418">
            <text:p>0.663418</text:p>
          </table:table-cell>
          <table:table-cell/>
          <table:table-cell office:value-type="float" office:value="1.3">
            <text:p>1.3</text:p>
          </table:table-cell>
          <table:table-cell office:value-type="float" office:value="0.413849">
            <text:p>0.413849</text:p>
          </table:table-cell>
          <table:table-cell office:value-type="float" office:value="0.384619">
            <text:p>0.384619</text:p>
          </table:table-cell>
          <table:table-cell office:value-type="float" office:value="0.38388">
            <text:p>0.38388</text:p>
          </table:table-cell>
          <table:table-cell office:value-type="float" office:value="0.377666">
            <text:p>0.377666</text:p>
          </table:table-cell>
          <table:table-cell office:value-type="float" office:value="1.529212">
            <text:p>1.529212</text:p>
          </table:table-cell>
          <table:table-cell office:value-type="float" office:value="0.381638">
            <text:p>0.381638</text:p>
          </table:table-cell>
          <table:table-cell/>
          <table:table-cell office:value-type="float" office:value="1.3">
            <text:p>1.3</text:p>
          </table:table-cell>
          <table:table-cell office:value-type="float" office:value="0.387823">
            <text:p>0.387823</text:p>
          </table:table-cell>
          <table:table-cell office:value-type="float" office:value="0.357726">
            <text:p>0.357726</text:p>
          </table:table-cell>
          <table:table-cell office:value-type="float" office:value="2.212581">
            <text:p>2.212581</text:p>
          </table:table-cell>
          <table:table-cell office:value-type="float" office:value="0.304848">
            <text:p>0.304848</text:p>
          </table:table-cell>
          <table:table-cell/>
          <table:table-cell office:value-type="float" office:value="1.3">
            <text:p>1.3</text:p>
          </table:table-cell>
          <table:table-cell office:value-type="float" office:value="0.374385">
            <text:p>0.374385</text:p>
          </table:table-cell>
          <table:table-cell office:value-type="float" office:value="0.330774">
            <text:p>0.330774</text:p>
          </table:table-cell>
          <table:table-cell office:value-type="float" office:value="2.104486">
            <text:p>2.104486</text:p>
          </table:table-cell>
          <table:table-cell office:value-type="float" office:value="0.270941">
            <text:p>0.270941</text:p>
          </table:table-cell>
        </table:table-row>
        <table:table-row table:style-name="ro1">
          <table:table-cell office:value-type="float" office:value="1.325">
            <text:p>1.325</text:p>
          </table:table-cell>
          <table:table-cell office:value-type="float" office:value="0.35806">
            <text:p>0.35806</text:p>
          </table:table-cell>
          <table:table-cell office:value-type="float" office:value="0.341113">
            <text:p>0.341113</text:p>
          </table:table-cell>
          <table:table-cell office:value-type="float" office:value="0.32873">
            <text:p>0.32873</text:p>
          </table:table-cell>
          <table:table-cell office:value-type="float" office:value="0.338928">
            <text:p>0.338928</text:p>
          </table:table-cell>
          <table:table-cell office:value-type="float" office:value="2.087927">
            <text:p>2.087927</text:p>
          </table:table-cell>
          <table:table-cell office:value-type="float" office:value="0.671715">
            <text:p>0.671715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415233">
            <text:p>0.415233</text:p>
          </table:table-cell>
          <table:table-cell office:value-type="float" office:value="0.383848">
            <text:p>0.383848</text:p>
          </table:table-cell>
          <table:table-cell office:value-type="float" office:value="0.383003">
            <text:p>0.383003</text:p>
          </table:table-cell>
          <table:table-cell office:value-type="float" office:value="0.375537">
            <text:p>0.375537</text:p>
          </table:table-cell>
          <table:table-cell office:value-type="float" office:value="1.583581">
            <text:p>1.583581</text:p>
          </table:table-cell>
          <table:table-cell office:value-type="float" office:value="0.372753">
            <text:p>0.372753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390326">
            <text:p>0.390326</text:p>
          </table:table-cell>
          <table:table-cell office:value-type="float" office:value="0.358415">
            <text:p>0.358415</text:p>
          </table:table-cell>
          <table:table-cell office:value-type="float" office:value="2.266811">
            <text:p>2.266811</text:p>
          </table:table-cell>
          <table:table-cell office:value-type="float" office:value="0.309101">
            <text:p>0.309101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375401">
            <text:p>0.375401</text:p>
          </table:table-cell>
          <table:table-cell office:value-type="float" office:value="0.333212">
            <text:p>0.333212</text:p>
          </table:table-cell>
          <table:table-cell office:value-type="float" office:value="2.219016">
            <text:p>2.219016</text:p>
          </table:table-cell>
          <table:table-cell office:value-type="float" office:value="0.261847">
            <text:p>0.261847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369597">
            <text:p>0.369597</text:p>
          </table:table-cell>
          <table:table-cell office:value-type="float" office:value="0.354771">
            <text:p>0.354771</text:p>
          </table:table-cell>
          <table:table-cell office:value-type="float" office:value="0.33939">
            <text:p>0.33939</text:p>
          </table:table-cell>
          <table:table-cell office:value-type="float" office:value="0.349519">
            <text:p>0.349519</text:p>
          </table:table-cell>
          <table:table-cell office:value-type="float" office:value="2.147695">
            <text:p>2.147695</text:p>
          </table:table-cell>
          <table:table-cell office:value-type="float" office:value="0.65836">
            <text:p>0.6583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416998">
            <text:p>0.416998</text:p>
          </table:table-cell>
          <table:table-cell office:value-type="float" office:value="0.383089">
            <text:p>0.383089</text:p>
          </table:table-cell>
          <table:table-cell office:value-type="float" office:value="0.382739">
            <text:p>0.382739</text:p>
          </table:table-cell>
          <table:table-cell office:value-type="float" office:value="0.373123">
            <text:p>0.373123</text:p>
          </table:table-cell>
          <table:table-cell office:value-type="float" office:value="1.637998">
            <text:p>1.637998</text:p>
          </table:table-cell>
          <table:table-cell office:value-type="float" office:value="0.368216">
            <text:p>0.36821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392988">
            <text:p>0.392988</text:p>
          </table:table-cell>
          <table:table-cell office:value-type="float" office:value="0.358658">
            <text:p>0.358658</text:p>
          </table:table-cell>
          <table:table-cell office:value-type="float" office:value="2.321041">
            <text:p>2.321041</text:p>
          </table:table-cell>
          <table:table-cell office:value-type="float" office:value="0.313355">
            <text:p>0.313355</text:p>
          </table:table-cell>
          <table:table-cell/>
          <table:table-cell office:value-type="float" office:value="1.35">
            <text:p>1.35</text:p>
          </table:table-cell>
          <table:table-cell office:value-type="float" office:value="0.376157">
            <text:p>0.376157</text:p>
          </table:table-cell>
          <table:table-cell office:value-type="float" office:value="0.335578">
            <text:p>0.335578</text:p>
          </table:table-cell>
          <table:table-cell office:value-type="float" office:value="2.339146">
            <text:p>2.339146</text:p>
          </table:table-cell>
          <table:table-cell office:value-type="float" office:value="0.265777">
            <text:p>0.265777</text:p>
          </table:table-cell>
        </table:table-row>
        <table:table-row table:style-name="ro1">
          <table:table-cell office:value-type="float" office:value="1.375">
            <text:p>1.375</text:p>
          </table:table-cell>
          <table:table-cell office:value-type="float" office:value="0.381773">
            <text:p>0.381773</text:p>
          </table:table-cell>
          <table:table-cell office:value-type="float" office:value="0.367863">
            <text:p>0.367863</text:p>
          </table:table-cell>
          <table:table-cell office:value-type="float" office:value="0.348939">
            <text:p>0.348939</text:p>
          </table:table-cell>
          <table:table-cell office:value-type="float" office:value="0.359878">
            <text:p>0.359878</text:p>
          </table:table-cell>
          <table:table-cell office:value-type="float" office:value="2.202016">
            <text:p>2.202016</text:p>
          </table:table-cell>
          <table:table-cell office:value-type="float" office:value="0.645033">
            <text:p>0.645033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41828">
            <text:p>0.41828</text:p>
          </table:table-cell>
          <table:table-cell office:value-type="float" office:value="0.382637">
            <text:p>0.382637</text:p>
          </table:table-cell>
          <table:table-cell office:value-type="float" office:value="0.382212">
            <text:p>0.382212</text:p>
          </table:table-cell>
          <table:table-cell office:value-type="float" office:value="0.370098">
            <text:p>0.370098</text:p>
          </table:table-cell>
          <table:table-cell office:value-type="float" office:value="1.719552">
            <text:p>1.719552</text:p>
          </table:table-cell>
          <table:table-cell office:value-type="float" office:value="0.354889">
            <text:p>0.354889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396044">
            <text:p>0.396044</text:p>
          </table:table-cell>
          <table:table-cell office:value-type="float" office:value="0.358795">
            <text:p>0.358795</text:p>
          </table:table-cell>
          <table:table-cell office:value-type="float" office:value="2.375271">
            <text:p>2.375271</text:p>
          </table:table-cell>
          <table:table-cell office:value-type="float" office:value="0.317608">
            <text:p>0.317608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377174">
            <text:p>0.377174</text:p>
          </table:table-cell>
          <table:table-cell office:value-type="float" office:value="0.337893">
            <text:p>0.337893</text:p>
          </table:table-cell>
          <table:table-cell office:value-type="float" office:value="2.4756037">
            <text:p>2.4756037</text:p>
          </table:table-cell>
          <table:table-cell office:value-type="float" office:value="0.265302">
            <text:p>0.265302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39508">
            <text:p>0.39508</text:p>
          </table:table-cell>
          <table:table-cell office:value-type="float" office:value="0.381195">
            <text:p>0.381195</text:p>
          </table:table-cell>
          <table:table-cell office:value-type="float" office:value="0.358457">
            <text:p>0.358457</text:p>
          </table:table-cell>
          <table:table-cell office:value-type="float" office:value="0.370725">
            <text:p>0.370725</text:p>
          </table:table-cell>
          <table:table-cell office:value-type="float" office:value="2.250796">
            <text:p>2.250796</text:p>
          </table:table-cell>
          <table:table-cell office:value-type="float" office:value="0.623039">
            <text:p>0.623039</text:p>
          </table:table-cell>
          <table:table-cell/>
          <table:table-cell office:value-type="float" office:value="1.4">
            <text:p>1.4</text:p>
          </table:table-cell>
          <table:table-cell office:value-type="float" office:value="0.419111">
            <text:p>0.419111</text:p>
          </table:table-cell>
          <table:table-cell office:value-type="float" office:value="0.382569">
            <text:p>0.382569</text:p>
          </table:table-cell>
          <table:table-cell office:value-type="float" office:value="0.380455">
            <text:p>0.380455</text:p>
          </table:table-cell>
          <table:table-cell office:value-type="float" office:value="0.366863">
            <text:p>0.366863</text:p>
          </table:table-cell>
          <table:table-cell office:value-type="float" office:value="1.773922">
            <text:p>1.773922</text:p>
          </table:table-cell>
          <table:table-cell office:value-type="float" office:value="0.346004">
            <text:p>0.346004</text:p>
          </table:table-cell>
          <table:table-cell/>
          <table:table-cell office:value-type="float" office:value="1.4">
            <text:p>1.4</text:p>
          </table:table-cell>
          <table:table-cell office:value-type="float" office:value="0.39911">
            <text:p>0.39911</text:p>
          </table:table-cell>
          <table:table-cell office:value-type="float" office:value="0.35903">
            <text:p>0.35903</text:p>
          </table:table-cell>
          <table:table-cell office:value-type="float" office:value="2.4457701">
            <text:p>2.4457701</text:p>
          </table:table-cell>
          <table:table-cell office:value-type="float" office:value="0.317486">
            <text:p>0.317486</text:p>
          </table:table-cell>
          <table:table-cell/>
          <table:table-cell office:value-type="float" office:value="1.4">
            <text:p>1.4</text:p>
          </table:table-cell>
          <table:table-cell office:value-type="float" office:value="0.378562">
            <text:p>0.378562</text:p>
          </table:table-cell>
          <table:table-cell office:value-type="float" office:value="0.340127">
            <text:p>0.340127</text:p>
          </table:table-cell>
          <table:table-cell office:value-type="float" office:value="2.5">
            <text:p>2.5</text:p>
          </table:table-cell>
          <table:table-cell office:value-type="float" office:value="0.269517">
            <text:p>0.269517</text:p>
          </table:table-cell>
        </table:table-row>
        <table:table-row table:style-name="ro1">
          <table:table-cell office:value-type="float" office:value="1.425">
            <text:p>1.425</text:p>
          </table:table-cell>
          <table:table-cell office:value-type="float" office:value="0.409418">
            <text:p>0.409418</text:p>
          </table:table-cell>
          <table:table-cell office:value-type="float" office:value="0.394604">
            <text:p>0.394604</text:p>
          </table:table-cell>
          <table:table-cell office:value-type="float" office:value="0.367242">
            <text:p>0.367242</text:p>
          </table:table-cell>
          <table:table-cell office:value-type="float" office:value="0.380843">
            <text:p>0.380843</text:p>
          </table:table-cell>
          <table:table-cell office:value-type="float" office:value="2.299623">
            <text:p>2.299623</text:p>
          </table:table-cell>
          <table:table-cell office:value-type="float" office:value="0.605393">
            <text:p>0.605393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19265">
            <text:p>0.419265</text:p>
          </table:table-cell>
          <table:table-cell office:value-type="float" office:value="0.38187">
            <text:p>0.38187</text:p>
          </table:table-cell>
          <table:table-cell office:value-type="float" office:value="0.377798">
            <text:p>0.377798</text:p>
          </table:table-cell>
          <table:table-cell office:value-type="float" office:value="0.363005">
            <text:p>0.363005</text:p>
          </table:table-cell>
          <table:table-cell office:value-type="float" office:value="1.828291">
            <text:p>1.828291</text:p>
          </table:table-cell>
          <table:table-cell office:value-type="float" office:value="0.337119">
            <text:p>0.337119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01704">
            <text:p>0.401704</text:p>
          </table:table-cell>
          <table:table-cell office:value-type="float" office:value="0.359249">
            <text:p>0.359249</text:p>
          </table:table-cell>
          <table:table-cell office:value-type="float" office:value="2.489154">
            <text:p>2.489154</text:p>
          </table:table-cell>
          <table:table-cell office:value-type="float" office:value="0.321758">
            <text:p>0.321758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380191">
            <text:p>0.380191</text:p>
          </table:table-cell>
          <table:table-cell office:value-type="float" office:value="0.342015">
            <text:p>0.342015</text:p>
          </table:table-cell>
          <table:table-cell table:number-columns-repeated="2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424901">
            <text:p>0.424901</text:p>
          </table:table-cell>
          <table:table-cell office:value-type="float" office:value="0.408743">
            <text:p>0.408743</text:p>
          </table:table-cell>
          <table:table-cell office:value-type="float" office:value="0.376673">
            <text:p>0.376673</text:p>
          </table:table-cell>
          <table:table-cell office:value-type="float" office:value="0.389418">
            <text:p>0.389418</text:p>
          </table:table-cell>
          <table:table-cell office:value-type="float" office:value="2.342957">
            <text:p>2.342957</text:p>
          </table:table-cell>
          <table:table-cell office:value-type="float" office:value="0.583428">
            <text:p>0.583428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18269">
            <text:p>0.418269</text:p>
          </table:table-cell>
          <table:table-cell office:value-type="float" office:value="0.379884">
            <text:p>0.379884</text:p>
          </table:table-cell>
          <table:table-cell office:value-type="float" office:value="0.374914">
            <text:p>0.374914</text:p>
          </table:table-cell>
          <table:table-cell office:value-type="float" office:value="0.358752">
            <text:p>0.358752</text:p>
          </table:table-cell>
          <table:table-cell office:value-type="float" office:value="1.882708">
            <text:p>1.882708</text:p>
          </table:table-cell>
          <table:table-cell office:value-type="float" office:value="0.332582">
            <text:p>0.332582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04453">
            <text:p>0.404453</text:p>
          </table:table-cell>
          <table:table-cell office:value-type="float" office:value="0.35959">
            <text:p>0.35959</text:p>
          </table:table-cell>
          <table:table-cell table:number-columns-repeated="3"/>
          <table:table-cell office:value-type="float" office:value="1.45">
            <text:p>1.45</text:p>
          </table:table-cell>
          <table:table-cell office:value-type="float" office:value="0.381968">
            <text:p>0.381968</text:p>
          </table:table-cell>
          <table:table-cell office:value-type="float" office:value="0.343434">
            <text:p>0.343434</text:p>
          </table:table-cell>
          <table:table-cell table:number-columns-repeated="2"/>
        </table:table-row>
        <table:table-row table:style-name="ro1">
          <table:table-cell office:value-type="float" office:value="1.475">
            <text:p>1.475</text:p>
          </table:table-cell>
          <table:table-cell office:value-type="float" office:value="0.440763">
            <text:p>0.440763</text:p>
          </table:table-cell>
          <table:table-cell office:value-type="float" office:value="0.424165">
            <text:p>0.424165</text:p>
          </table:table-cell>
          <table:table-cell office:value-type="float" office:value="0.386759">
            <text:p>0.386759</text:p>
          </table:table-cell>
          <table:table-cell office:value-type="float" office:value="0.398665">
            <text:p>0.398665</text:p>
          </table:table-cell>
          <table:table-cell office:value-type="float" office:value="2.39723">
            <text:p>2.39723</text:p>
          </table:table-cell>
          <table:table-cell office:value-type="float" office:value="0.565754">
            <text:p>0.565754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17822">
            <text:p>0.417822</text:p>
          </table:table-cell>
          <table:table-cell office:value-type="float" office:value="0.377996">
            <text:p>0.377996</text:p>
          </table:table-cell>
          <table:table-cell office:value-type="float" office:value="0.371753">
            <text:p>0.371753</text:p>
          </table:table-cell>
          <table:table-cell office:value-type="float" office:value="0.354116">
            <text:p>0.354116</text:p>
          </table:table-cell>
          <table:table-cell office:value-type="float" office:value="1.969708">
            <text:p>1.969708</text:p>
          </table:table-cell>
          <table:table-cell office:value-type="float" office:value="0.319236">
            <text:p>0.319236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07705">
            <text:p>0.407705</text:p>
          </table:table-cell>
          <table:table-cell office:value-type="float" office:value="0.360252">
            <text:p>0.360252</text:p>
          </table:table-cell>
          <table:table-cell table:number-columns-repeated="3"/>
          <table:table-cell office:value-type="float" office:value="1.475">
            <text:p>1.475</text:p>
          </table:table-cell>
          <table:table-cell office:value-type="float" office:value="0.384066">
            <text:p>0.384066</text:p>
          </table:table-cell>
          <table:table-cell office:value-type="float" office:value="0.344891">
            <text:p>0.344891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57843">
            <text:p>0.457843</text:p>
          </table:table-cell>
          <table:table-cell office:value-type="float" office:value="0.43945">
            <text:p>0.43945</text:p>
          </table:table-cell>
          <table:table-cell office:value-type="float" office:value="0.397051">
            <text:p>0.397051</text:p>
          </table:table-cell>
          <table:table-cell office:value-type="float" office:value="0.409297">
            <text:p>0.409297</text:p>
          </table:table-cell>
          <table:table-cell office:value-type="float" office:value="2.4461052">
            <text:p>2.4461052</text:p>
          </table:table-cell>
          <table:table-cell office:value-type="float" office:value="0.552455">
            <text:p>0.552455</text:p>
          </table:table-cell>
          <table:table-cell/>
          <table:table-cell office:value-type="float" office:value="1.5">
            <text:p>1.5</text:p>
          </table:table-cell>
          <table:table-cell office:value-type="float" office:value="0.418893">
            <text:p>0.418893</text:p>
          </table:table-cell>
          <table:table-cell office:value-type="float" office:value="0.376241">
            <text:p>0.376241</text:p>
          </table:table-cell>
          <table:table-cell office:value-type="float" office:value="0.368404">
            <text:p>0.368404</text:p>
          </table:table-cell>
          <table:table-cell office:value-type="float" office:value="0.349343">
            <text:p>0.349343</text:p>
          </table:table-cell>
          <table:table-cell office:value-type="float" office:value="2.073332">
            <text:p>2.073332</text:p>
          </table:table-cell>
          <table:table-cell office:value-type="float" office:value="0.331919">
            <text:p>0.331919</text:p>
          </table:table-cell>
          <table:table-cell/>
          <table:table-cell office:value-type="float" office:value="1.5">
            <text:p>1.5</text:p>
          </table:table-cell>
          <table:table-cell office:value-type="float" office:value="0.410913">
            <text:p>0.410913</text:p>
          </table:table-cell>
          <table:table-cell office:value-type="float" office:value="0.361452">
            <text:p>0.36145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38662">
            <text:p>0.38662</text:p>
          </table:table-cell>
          <table:table-cell office:value-type="float" office:value="0.346536">
            <text:p>0.346536</text:p>
          </table:table-cell>
          <table:table-cell table:number-columns-repeated="2"/>
        </table:table-row>
        <table:table-row table:style-name="ro1">
          <table:table-cell office:value-type="float" office:value="1.525">
            <text:p>1.525</text:p>
          </table:table-cell>
          <table:table-cell office:value-type="float" office:value="0.476319">
            <text:p>0.476319</text:p>
          </table:table-cell>
          <table:table-cell office:value-type="float" office:value="0.455706">
            <text:p>0.455706</text:p>
          </table:table-cell>
          <table:table-cell office:value-type="float" office:value="0.410004">
            <text:p>0.410004</text:p>
          </table:table-cell>
          <table:table-cell office:value-type="float" office:value="0.41896">
            <text:p>0.41896</text:p>
          </table:table-cell>
          <table:table-cell office:value-type="float" office:value="2.49502728">
            <text:p>2.49502728</text:p>
          </table:table-cell>
          <table:table-cell office:value-type="float" office:value="0.543504">
            <text:p>0.543504</text:p>
          </table:table-cell>
          <table:table-cell/>
          <table:table-cell office:value-type="float" office:value="1.525">
            <text:p>1.525</text:p>
          </table:table-cell>
          <table:table-cell office:value-type="float" office:value="0.420357">
            <text:p>0.420357</text:p>
          </table:table-cell>
          <table:table-cell office:value-type="float" office:value="0.374247">
            <text:p>0.374247</text:p>
          </table:table-cell>
          <table:table-cell office:value-type="float" office:value="0.365297">
            <text:p>0.365297</text:p>
          </table:table-cell>
          <table:table-cell office:value-type="float" office:value="0.345359">
            <text:p>0.345359</text:p>
          </table:table-cell>
          <table:table-cell office:value-type="float" office:value="2.127891">
            <text:p>2.127891</text:p>
          </table:table-cell>
          <table:table-cell office:value-type="float" office:value="0.340425">
            <text:p>0.340425</text:p>
          </table:table-cell>
          <table:table-cell/>
          <table:table-cell office:value-type="float" office:value="1.525">
            <text:p>1.525</text:p>
          </table:table-cell>
          <table:table-cell office:value-type="float" office:value="0.41377">
            <text:p>0.41377</text:p>
          </table:table-cell>
          <table:table-cell office:value-type="float" office:value="0.362912">
            <text:p>0.362912</text:p>
          </table:table-cell>
          <table:table-cell table:number-columns-repeated="3"/>
          <table:table-cell office:value-type="float" office:value="1.525">
            <text:p>1.525</text:p>
          </table:table-cell>
          <table:table-cell office:value-type="float" office:value="0.389159">
            <text:p>0.389159</text:p>
          </table:table-cell>
          <table:table-cell office:value-type="float" office:value="0.347968">
            <text:p>0.347968</text:p>
          </table:table-cell>
          <table:table-cell table:number-columns-repeated="2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496637">
            <text:p>0.496637</text:p>
          </table:table-cell>
          <table:table-cell office:value-type="float" office:value="0.474225">
            <text:p>0.474225</text:p>
          </table:table-cell>
          <table:table-cell office:value-type="float" office:value="0.426109">
            <text:p>0.426109</text:p>
          </table:table-cell>
          <table:table-cell office:value-type="float" office:value="0.427174">
            <text:p>0.427174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21426">
            <text:p>0.421426</text:p>
          </table:table-cell>
          <table:table-cell office:value-type="float" office:value="0.372206">
            <text:p>0.372206</text:p>
          </table:table-cell>
          <table:table-cell office:value-type="float" office:value="0.362958">
            <text:p>0.362958</text:p>
          </table:table-cell>
          <table:table-cell office:value-type="float" office:value="0.34194">
            <text:p>0.34194</text:p>
          </table:table-cell>
          <table:table-cell office:value-type="float" office:value="2.182403">
            <text:p>2.182403</text:p>
          </table:table-cell>
          <table:table-cell office:value-type="float" office:value="0.344583">
            <text:p>0.344583</text:p>
          </table:table-cell>
          <table:table-cell/>
          <table:table-cell office:value-type="float" office:value="1.55">
            <text:p>1.55</text:p>
          </table:table-cell>
          <table:table-cell office:value-type="float" office:value="0.416195">
            <text:p>0.416195</text:p>
          </table:table-cell>
          <table:table-cell office:value-type="float" office:value="0.363916">
            <text:p>0.363916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390922">
            <text:p>0.390922</text:p>
          </table:table-cell>
          <table:table-cell office:value-type="float" office:value="0.349114">
            <text:p>0.349114</text:p>
          </table:table-cell>
          <table:table-cell table:number-columns-repeated="2"/>
        </table:table-row>
        <table:table-row table:style-name="ro1">
          <table:table-cell office:value-type="float" office:value="1.575">
            <text:p>1.575</text:p>
          </table:table-cell>
          <table:table-cell office:value-type="float" office:value="0.518948">
            <text:p>0.518948</text:p>
          </table:table-cell>
          <table:table-cell office:value-type="float" office:value="0.491148">
            <text:p>0.491148</text:p>
          </table:table-cell>
          <table:table-cell office:value-type="float" office:value="0.442544">
            <text:p>0.442544</text:p>
          </table:table-cell>
          <table:table-cell office:value-type="float" office:value="0.437054">
            <text:p>0.437054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421913">
            <text:p>0.421913</text:p>
          </table:table-cell>
          <table:table-cell office:value-type="float" office:value="0.369615">
            <text:p>0.369615</text:p>
          </table:table-cell>
          <table:table-cell office:value-type="float" office:value="0.361232">
            <text:p>0.361232</text:p>
          </table:table-cell>
          <table:table-cell office:value-type="float" office:value="0.338191">
            <text:p>0.338191</text:p>
          </table:table-cell>
          <table:table-cell office:value-type="float" office:value="2.236962">
            <text:p>2.236962</text:p>
          </table:table-cell>
          <table:table-cell office:value-type="float" office:value="0.353089">
            <text:p>0.353089</text:p>
          </table:table-cell>
          <table:table-cell/>
          <table:table-cell office:value-type="float" office:value="1.575">
            <text:p>1.575</text:p>
          </table:table-cell>
          <table:table-cell office:value-type="float" office:value="0.418616">
            <text:p>0.418616</text:p>
          </table:table-cell>
          <table:table-cell office:value-type="float" office:value="0.364656">
            <text:p>0.364656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391945">
            <text:p>0.391945</text:p>
          </table:table-cell>
          <table:table-cell office:value-type="float" office:value="0.349944">
            <text:p>0.349944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541597">
            <text:p>0.541597</text:p>
          </table:table-cell>
          <table:table-cell office:value-type="float" office:value="0.507175">
            <text:p>0.507175</text:p>
          </table:table-cell>
          <table:table-cell office:value-type="float" office:value="0.457009">
            <text:p>0.457009</text:p>
          </table:table-cell>
          <table:table-cell office:value-type="float" office:value="0.448037">
            <text:p>0.448037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422088">
            <text:p>0.422088</text:p>
          </table:table-cell>
          <table:table-cell office:value-type="float" office:value="0.366216">
            <text:p>0.366216</text:p>
          </table:table-cell>
          <table:table-cell office:value-type="float" office:value="0.35957">
            <text:p>0.35957</text:p>
          </table:table-cell>
          <table:table-cell office:value-type="float" office:value="0.334684">
            <text:p>0.334684</text:p>
          </table:table-cell>
          <table:table-cell office:value-type="float" office:value="2.286074">
            <text:p>2.286074</text:p>
          </table:table-cell>
          <table:table-cell office:value-type="float" office:value="0.361614">
            <text:p>0.361614</text:p>
          </table:table-cell>
          <table:table-cell/>
          <table:table-cell office:value-type="float" office:value="1.6">
            <text:p>1.6</text:p>
          </table:table-cell>
          <table:table-cell office:value-type="float" office:value="0.420995">
            <text:p>0.420995</text:p>
          </table:table-cell>
          <table:table-cell office:value-type="float" office:value="0.365768">
            <text:p>0.365768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392792">
            <text:p>0.392792</text:p>
          </table:table-cell>
          <table:table-cell office:value-type="float" office:value="0.350514">
            <text:p>0.350514</text:p>
          </table:table-cell>
          <table:table-cell table:number-columns-repeated="2"/>
        </table:table-row>
        <table:table-row table:style-name="ro1">
          <table:table-cell office:value-type="float" office:value="1.625">
            <text:p>1.625</text:p>
          </table:table-cell>
          <table:table-cell office:value-type="float" office:value="0.562235">
            <text:p>0.562235</text:p>
          </table:table-cell>
          <table:table-cell office:value-type="float" office:value="0.52353">
            <text:p>0.52353</text:p>
          </table:table-cell>
          <table:table-cell office:value-type="float" office:value="0.470886">
            <text:p>0.470886</text:p>
          </table:table-cell>
          <table:table-cell office:value-type="float" office:value="0.461311">
            <text:p>0.461311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42167">
            <text:p>0.42167</text:p>
          </table:table-cell>
          <table:table-cell office:value-type="float" office:value="0.36406">
            <text:p>0.36406</text:p>
          </table:table-cell>
          <table:table-cell office:value-type="float" office:value="0.357491">
            <text:p>0.357491</text:p>
          </table:table-cell>
          <table:table-cell office:value-type="float" office:value="0.3315">
            <text:p>0.3315</text:p>
          </table:table-cell>
          <table:table-cell office:value-type="float" office:value="2.340586">
            <text:p>2.340586</text:p>
          </table:table-cell>
          <table:table-cell office:value-type="float" office:value="0.365772">
            <text:p>0.365772</text:p>
          </table:table-cell>
          <table:table-cell/>
          <table:table-cell office:value-type="float" office:value="1.625">
            <text:p>1.625</text:p>
          </table:table-cell>
          <table:table-cell office:value-type="float" office:value="0.423257">
            <text:p>0.423257</text:p>
          </table:table-cell>
          <table:table-cell office:value-type="float" office:value="0.366959">
            <text:p>0.366959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393627">
            <text:p>0.393627</text:p>
          </table:table-cell>
          <table:table-cell office:value-type="float" office:value="0.351004">
            <text:p>0.351004</text:p>
          </table:table-cell>
          <table:table-cell table:number-columns-repeated="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579952">
            <text:p>0.579952</text:p>
          </table:table-cell>
          <table:table-cell office:value-type="float" office:value="0.539992">
            <text:p>0.539992</text:p>
          </table:table-cell>
          <table:table-cell office:value-type="float" office:value="0.487231">
            <text:p>0.487231</text:p>
          </table:table-cell>
          <table:table-cell office:value-type="float" office:value="0.472926">
            <text:p>0.472926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421337">
            <text:p>0.421337</text:p>
          </table:table-cell>
          <table:table-cell office:value-type="float" office:value="0.362977">
            <text:p>0.362977</text:p>
          </table:table-cell>
          <table:table-cell office:value-type="float" office:value="0.355112">
            <text:p>0.355112</text:p>
          </table:table-cell>
          <table:table-cell office:value-type="float" office:value="0.327676">
            <text:p>0.327676</text:p>
          </table:table-cell>
          <table:table-cell office:value-type="float" office:value="2.4279179">
            <text:p>2.4279179</text:p>
          </table:table-cell>
          <table:table-cell office:value-type="float" office:value="0.382859">
            <text:p>0.382859</text:p>
          </table:table-cell>
          <table:table-cell/>
          <table:table-cell office:value-type="float" office:value="1.65">
            <text:p>1.65</text:p>
          </table:table-cell>
          <table:table-cell office:value-type="float" office:value="0.425348">
            <text:p>0.425348</text:p>
          </table:table-cell>
          <table:table-cell office:value-type="float" office:value="0.367631">
            <text:p>0.367631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394344">
            <text:p>0.394344</text:p>
          </table:table-cell>
          <table:table-cell office:value-type="float" office:value="0.351115">
            <text:p>0.351115</text:p>
          </table:table-cell>
          <table:table-cell table:number-columns-repeated="2"/>
        </table:table-row>
        <table:table-row table:style-name="ro1">
          <table:table-cell office:value-type="float" office:value="1.675">
            <text:p>1.675</text:p>
          </table:table-cell>
          <table:table-cell office:value-type="float" office:value="0.597509">
            <text:p>0.597509</text:p>
          </table:table-cell>
          <table:table-cell office:value-type="float" office:value="0.556522">
            <text:p>0.556522</text:p>
          </table:table-cell>
          <table:table-cell office:value-type="float" office:value="0.503842">
            <text:p>0.503842</text:p>
          </table:table-cell>
          <table:table-cell office:value-type="float" office:value="0.482608">
            <text:p>0.482608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42226">
            <text:p>0.42226</text:p>
          </table:table-cell>
          <table:table-cell office:value-type="float" office:value="0.361205">
            <text:p>0.361205</text:p>
          </table:table-cell>
          <table:table-cell office:value-type="float" office:value="0.353223">
            <text:p>0.353223</text:p>
          </table:table-cell>
          <table:table-cell office:value-type="float" office:value="0.323356">
            <text:p>0.323356</text:p>
          </table:table-cell>
          <table:table-cell office:value-type="float" office:value="2.5">
            <text:p>2.5</text:p>
          </table:table-cell>
          <table:table-cell office:value-type="float" office:value="0.386904">
            <text:p>0.386904</text:p>
          </table:table-cell>
          <table:table-cell/>
          <table:table-cell office:value-type="float" office:value="1.675">
            <text:p>1.675</text:p>
          </table:table-cell>
          <table:table-cell office:value-type="float" office:value="0.427264">
            <text:p>0.427264</text:p>
          </table:table-cell>
          <table:table-cell office:value-type="float" office:value="0.367893">
            <text:p>0.367893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394703">
            <text:p>0.394703</text:p>
          </table:table-cell>
          <table:table-cell office:value-type="float" office:value="0.350943">
            <text:p>0.350943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615235">
            <text:p>0.615235</text:p>
          </table:table-cell>
          <table:table-cell office:value-type="float" office:value="0.571346">
            <text:p>0.571346</text:p>
          </table:table-cell>
          <table:table-cell office:value-type="float" office:value="0.518573">
            <text:p>0.518573</text:p>
          </table:table-cell>
          <table:table-cell office:value-type="float" office:value="0.493227">
            <text:p>0.493227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23555">
            <text:p>0.423555</text:p>
          </table:table-cell>
          <table:table-cell office:value-type="float" office:value="0.35928">
            <text:p>0.35928</text:p>
          </table:table-cell>
          <table:table-cell office:value-type="float" office:value="0.351611">
            <text:p>0.351611</text:p>
          </table:table-cell>
          <table:table-cell office:value-type="float" office:value="0.319579">
            <text:p>0.319579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28886">
            <text:p>0.428886</text:p>
          </table:table-cell>
          <table:table-cell office:value-type="float" office:value="0.367785">
            <text:p>0.367785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394756">
            <text:p>0.394756</text:p>
          </table:table-cell>
          <table:table-cell office:value-type="float" office:value="0.35067">
            <text:p>0.35067</text:p>
          </table:table-cell>
          <table:table-cell table:number-columns-repeated="2"/>
        </table:table-row>
        <table:table-row table:style-name="ro1">
          <table:table-cell office:value-type="float" office:value="1.725">
            <text:p>1.725</text:p>
          </table:table-cell>
          <table:table-cell office:value-type="float" office:value="0.634729">
            <text:p>0.634729</text:p>
          </table:table-cell>
          <table:table-cell office:value-type="float" office:value="0.58575">
            <text:p>0.58575</text:p>
          </table:table-cell>
          <table:table-cell office:value-type="float" office:value="0.533422">
            <text:p>0.533422</text:p>
          </table:table-cell>
          <table:table-cell office:value-type="float" office:value="0.50731">
            <text:p>0.50731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2423">
            <text:p>0.42423</text:p>
          </table:table-cell>
          <table:table-cell office:value-type="float" office:value="0.356713">
            <text:p>0.356713</text:p>
          </table:table-cell>
          <table:table-cell office:value-type="float" office:value="0.350009">
            <text:p>0.350009</text:p>
          </table:table-cell>
          <table:table-cell office:value-type="float" office:value="0.316901">
            <text:p>0.316901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29986">
            <text:p>0.429986</text:p>
          </table:table-cell>
          <table:table-cell office:value-type="float" office:value="0.367286">
            <text:p>0.367286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394776">
            <text:p>0.394776</text:p>
          </table:table-cell>
          <table:table-cell office:value-type="float" office:value="0.349975">
            <text:p>0.349975</text:p>
          </table:table-cell>
          <table:table-cell table:number-columns-repeated="2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655212">
            <text:p>0.655212</text:p>
          </table:table-cell>
          <table:table-cell office:value-type="float" office:value="0.600493">
            <text:p>0.600493</text:p>
          </table:table-cell>
          <table:table-cell office:value-type="float" office:value="0.548387">
            <text:p>0.548387</text:p>
          </table:table-cell>
          <table:table-cell office:value-type="float" office:value="0.524337">
            <text:p>0.524337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424242">
            <text:p>0.424242</text:p>
          </table:table-cell>
          <table:table-cell office:value-type="float" office:value="0.353146">
            <text:p>0.353146</text:p>
          </table:table-cell>
          <table:table-cell office:value-type="float" office:value="0.347757">
            <text:p>0.347757</text:p>
          </table:table-cell>
          <table:table-cell office:value-type="float" office:value="0.314493">
            <text:p>0.314493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430855">
            <text:p>0.430855</text:p>
          </table:table-cell>
          <table:table-cell office:value-type="float" office:value="0.366517">
            <text:p>0.366517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395089">
            <text:p>0.395089</text:p>
          </table:table-cell>
          <table:table-cell office:value-type="float" office:value="0.349052">
            <text:p>0.349052</text:p>
          </table:table-cell>
          <table:table-cell table:number-columns-repeated="2"/>
        </table:table-row>
        <table:table-row table:style-name="ro1">
          <table:table-cell office:value-type="float" office:value="1.775">
            <text:p>1.775</text:p>
          </table:table-cell>
          <table:table-cell office:value-type="float" office:value="0.673935">
            <text:p>0.673935</text:p>
          </table:table-cell>
          <table:table-cell office:value-type="float" office:value="0.613947">
            <text:p>0.613947</text:p>
          </table:table-cell>
          <table:table-cell office:value-type="float" office:value="0.56376">
            <text:p>0.56376</text:p>
          </table:table-cell>
          <table:table-cell office:value-type="float" office:value="0.541536">
            <text:p>0.541536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423343">
            <text:p>0.423343</text:p>
          </table:table-cell>
          <table:table-cell office:value-type="float" office:value="0.350059">
            <text:p>0.350059</text:p>
          </table:table-cell>
          <table:table-cell office:value-type="float" office:value="0.344585">
            <text:p>0.344585</text:p>
          </table:table-cell>
          <table:table-cell office:value-type="float" office:value="0.312124">
            <text:p>0.312124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431487">
            <text:p>0.431487</text:p>
          </table:table-cell>
          <table:table-cell office:value-type="float" office:value="0.36513">
            <text:p>0.36513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395688">
            <text:p>0.395688</text:p>
          </table:table-cell>
          <table:table-cell office:value-type="float" office:value="0.348048">
            <text:p>0.348048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691924">
            <text:p>0.691924</text:p>
          </table:table-cell>
          <table:table-cell office:value-type="float" office:value="0.627927">
            <text:p>0.627927</text:p>
          </table:table-cell>
          <table:table-cell office:value-type="float" office:value="0.580572">
            <text:p>0.580572</text:p>
          </table:table-cell>
          <table:table-cell office:value-type="float" office:value="0.557327">
            <text:p>0.557327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22317">
            <text:p>0.422317</text:p>
          </table:table-cell>
          <table:table-cell office:value-type="float" office:value="0.347625">
            <text:p>0.347625</text:p>
          </table:table-cell>
          <table:table-cell office:value-type="float" office:value="0.34118">
            <text:p>0.34118</text:p>
          </table:table-cell>
          <table:table-cell office:value-type="float" office:value="0.310568">
            <text:p>0.310568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32179">
            <text:p>0.432179</text:p>
          </table:table-cell>
          <table:table-cell office:value-type="float" office:value="0.363379">
            <text:p>0.363379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396173">
            <text:p>0.396173</text:p>
          </table:table-cell>
          <table:table-cell office:value-type="float" office:value="0.34665">
            <text:p>0.34665</text:p>
          </table:table-cell>
          <table:table-cell table:number-columns-repeated="2"/>
        </table:table-row>
        <table:table-row table:style-name="ro1">
          <table:table-cell office:value-type="float" office:value="1.825">
            <text:p>1.825</text:p>
          </table:table-cell>
          <table:table-cell office:value-type="float" office:value="0.710325">
            <text:p>0.710325</text:p>
          </table:table-cell>
          <table:table-cell office:value-type="float" office:value="0.642216">
            <text:p>0.642216</text:p>
          </table:table-cell>
          <table:table-cell office:value-type="float" office:value="0.595723">
            <text:p>0.595723</text:p>
          </table:table-cell>
          <table:table-cell office:value-type="float" office:value="0.571805">
            <text:p>0.571805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421998">
            <text:p>0.421998</text:p>
          </table:table-cell>
          <table:table-cell office:value-type="float" office:value="0.346212">
            <text:p>0.346212</text:p>
          </table:table-cell>
          <table:table-cell office:value-type="float" office:value="0.338417">
            <text:p>0.338417</text:p>
          </table:table-cell>
          <table:table-cell office:value-type="float" office:value="0.310012">
            <text:p>0.310012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432972">
            <text:p>0.432972</text:p>
          </table:table-cell>
          <table:table-cell office:value-type="float" office:value="0.361702">
            <text:p>0.361702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396347">
            <text:p>0.396347</text:p>
          </table:table-cell>
          <table:table-cell office:value-type="float" office:value="0.34519">
            <text:p>0.34519</text:p>
          </table:table-cell>
          <table:table-cell table:number-columns-repeated="2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728976">
            <text:p>0.728976</text:p>
          </table:table-cell>
          <table:table-cell office:value-type="float" office:value="0.65596">
            <text:p>0.65596</text:p>
          </table:table-cell>
          <table:table-cell office:value-type="float" office:value="0.608486">
            <text:p>0.608486</text:p>
          </table:table-cell>
          <table:table-cell office:value-type="float" office:value="0.587145">
            <text:p>0.587145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422235">
            <text:p>0.422235</text:p>
          </table:table-cell>
          <table:table-cell office:value-type="float" office:value="0.34593">
            <text:p>0.34593</text:p>
          </table:table-cell>
          <table:table-cell office:value-type="float" office:value="0.336495">
            <text:p>0.336495</text:p>
          </table:table-cell>
          <table:table-cell office:value-type="float" office:value="0.309303">
            <text:p>0.309303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43344">
            <text:p>0.43344</text:p>
          </table:table-cell>
          <table:table-cell office:value-type="float" office:value="0.360296">
            <text:p>0.360296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396189">
            <text:p>0.396189</text:p>
          </table:table-cell>
          <table:table-cell office:value-type="float" office:value="0.343786">
            <text:p>0.343786</text:p>
          </table:table-cell>
          <table:table-cell table:number-columns-repeated="2"/>
        </table:table-row>
        <table:table-row table:style-name="ro1">
          <table:table-cell office:value-type="float" office:value="1.875">
            <text:p>1.875</text:p>
          </table:table-cell>
          <table:table-cell office:value-type="float" office:value="0.742094">
            <text:p>0.742094</text:p>
          </table:table-cell>
          <table:table-cell office:value-type="float" office:value="0.667514">
            <text:p>0.667514</text:p>
          </table:table-cell>
          <table:table-cell office:value-type="float" office:value="0.620889">
            <text:p>0.620889</text:p>
          </table:table-cell>
          <table:table-cell office:value-type="float" office:value="0.602006">
            <text:p>0.602006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422952">
            <text:p>0.422952</text:p>
          </table:table-cell>
          <table:table-cell office:value-type="float" office:value="0.345623">
            <text:p>0.345623</text:p>
          </table:table-cell>
          <table:table-cell office:value-type="float" office:value="0.334726">
            <text:p>0.334726</text:p>
          </table:table-cell>
          <table:table-cell office:value-type="float" office:value="0.307832">
            <text:p>0.307832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43305">
            <text:p>0.43305</text:p>
          </table:table-cell>
          <table:table-cell office:value-type="float" office:value="0.358741">
            <text:p>0.358741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395689">
            <text:p>0.395689</text:p>
          </table:table-cell>
          <table:table-cell office:value-type="float" office:value="0.341921">
            <text:p>0.341921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751456">
            <text:p>0.751456</text:p>
          </table:table-cell>
          <table:table-cell office:value-type="float" office:value="0.677391">
            <text:p>0.677391</text:p>
          </table:table-cell>
          <table:table-cell office:value-type="float" office:value="0.633575">
            <text:p>0.633575</text:p>
          </table:table-cell>
          <table:table-cell office:value-type="float" office:value="0.615084">
            <text:p>0.615084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423894">
            <text:p>0.423894</text:p>
          </table:table-cell>
          <table:table-cell office:value-type="float" office:value="0.344744">
            <text:p>0.344744</text:p>
          </table:table-cell>
          <table:table-cell office:value-type="float" office:value="0.333052">
            <text:p>0.333052</text:p>
          </table:table-cell>
          <table:table-cell office:value-type="float" office:value="0.305076">
            <text:p>0.305076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432172">
            <text:p>0.432172</text:p>
          </table:table-cell>
          <table:table-cell office:value-type="float" office:value="0.356827">
            <text:p>0.356827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394936">
            <text:p>0.394936</text:p>
          </table:table-cell>
          <table:table-cell office:value-type="float" office:value="0.339587">
            <text:p>0.339587</text:p>
          </table:table-cell>
          <table:table-cell table:number-columns-repeated="2"/>
        </table:table-row>
        <table:table-row table:style-name="ro1">
          <table:table-cell office:value-type="float" office:value="1.925">
            <text:p>1.925</text:p>
          </table:table-cell>
          <table:table-cell office:value-type="float" office:value="0.761218">
            <text:p>0.761218</text:p>
          </table:table-cell>
          <table:table-cell office:value-type="float" office:value="0.684876">
            <text:p>0.684876</text:p>
          </table:table-cell>
          <table:table-cell office:value-type="float" office:value="0.644362">
            <text:p>0.644362</text:p>
          </table:table-cell>
          <table:table-cell office:value-type="float" office:value="0.628216">
            <text:p>0.628216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424027">
            <text:p>0.424027</text:p>
          </table:table-cell>
          <table:table-cell office:value-type="float" office:value="0.342979">
            <text:p>0.342979</text:p>
          </table:table-cell>
          <table:table-cell office:value-type="float" office:value="0.332226">
            <text:p>0.332226</text:p>
          </table:table-cell>
          <table:table-cell office:value-type="float" office:value="0.301215">
            <text:p>0.301215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431195">
            <text:p>0.431195</text:p>
          </table:table-cell>
          <table:table-cell office:value-type="float" office:value="0.354555">
            <text:p>0.354555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394317">
            <text:p>0.394317</text:p>
          </table:table-cell>
          <table:table-cell office:value-type="float" office:value="0.337149">
            <text:p>0.337149</text:p>
          </table:table-cell>
          <table:table-cell table:number-columns-repeated="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770561">
            <text:p>0.770561</text:p>
          </table:table-cell>
          <table:table-cell office:value-type="float" office:value="0.690437">
            <text:p>0.690437</text:p>
          </table:table-cell>
          <table:table-cell office:value-type="float" office:value="0.654451">
            <text:p>0.654451</text:p>
          </table:table-cell>
          <table:table-cell office:value-type="float" office:value="0.641344">
            <text:p>0.641344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424042">
            <text:p>0.424042</text:p>
          </table:table-cell>
          <table:table-cell office:value-type="float" office:value="0.340535">
            <text:p>0.340535</text:p>
          </table:table-cell>
          <table:table-cell office:value-type="float" office:value="0.33229">
            <text:p>0.33229</text:p>
          </table:table-cell>
          <table:table-cell office:value-type="float" office:value="0.297677">
            <text:p>0.297677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429862">
            <text:p>0.429862</text:p>
          </table:table-cell>
          <table:table-cell office:value-type="float" office:value="0.351648">
            <text:p>0.351648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394164">
            <text:p>0.394164</text:p>
          </table:table-cell>
          <table:table-cell office:value-type="float" office:value="0.334298">
            <text:p>0.334298</text:p>
          </table:table-cell>
          <table:table-cell table:number-columns-repeated="2"/>
        </table:table-row>
        <table:table-row table:style-name="ro1">
          <table:table-cell office:value-type="float" office:value="1.975">
            <text:p>1.975</text:p>
          </table:table-cell>
          <table:table-cell office:value-type="float" office:value="0.778433">
            <text:p>0.778433</text:p>
          </table:table-cell>
          <table:table-cell office:value-type="float" office:value="0.694348">
            <text:p>0.694348</text:p>
          </table:table-cell>
          <table:table-cell office:value-type="float" office:value="0.663365">
            <text:p>0.663365</text:p>
          </table:table-cell>
          <table:table-cell office:value-type="float" office:value="0.653127">
            <text:p>0.653127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424251">
            <text:p>0.424251</text:p>
          </table:table-cell>
          <table:table-cell office:value-type="float" office:value="0.337743">
            <text:p>0.337743</text:p>
          </table:table-cell>
          <table:table-cell office:value-type="float" office:value="0.332971">
            <text:p>0.332971</text:p>
          </table:table-cell>
          <table:table-cell office:value-type="float" office:value="0.295286">
            <text:p>0.295286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428118">
            <text:p>0.428118</text:p>
          </table:table-cell>
          <table:table-cell office:value-type="float" office:value="0.348604">
            <text:p>0.348604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394432">
            <text:p>0.394432</text:p>
          </table:table-cell>
          <table:table-cell office:value-type="float" office:value="0.331109">
            <text:p>0.3311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5073">
            <text:p>0.785073</text:p>
          </table:table-cell>
          <table:table-cell office:value-type="float" office:value="0.697063">
            <text:p>0.697063</text:p>
          </table:table-cell>
          <table:table-cell office:value-type="float" office:value="0.671481">
            <text:p>0.671481</text:p>
          </table:table-cell>
          <table:table-cell office:value-type="float" office:value="0.662049">
            <text:p>0.66204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424806">
            <text:p>0.424806</text:p>
          </table:table-cell>
          <table:table-cell office:value-type="float" office:value="0.335007">
            <text:p>0.335007</text:p>
          </table:table-cell>
          <table:table-cell office:value-type="float" office:value="0.333208">
            <text:p>0.333208</text:p>
          </table:table-cell>
          <table:table-cell office:value-type="float" office:value="0.294336">
            <text:p>0.29433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426312">
            <text:p>0.426312</text:p>
          </table:table-cell>
          <table:table-cell office:value-type="float" office:value="0.345289">
            <text:p>0.34528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394777">
            <text:p>0.394777</text:p>
          </table:table-cell>
          <table:table-cell office:value-type="float" office:value="0.328024">
            <text:p>0.328024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0.791109">
            <text:p>0.791109</text:p>
          </table:table-cell>
          <table:table-cell office:value-type="float" office:value="0.698065">
            <text:p>0.698065</text:p>
          </table:table-cell>
          <table:table-cell office:value-type="float" office:value="0.678634">
            <text:p>0.678634</text:p>
          </table:table-cell>
          <table:table-cell office:value-type="float" office:value="0.667751">
            <text:p>0.667751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425512">
            <text:p>0.425512</text:p>
          </table:table-cell>
          <table:table-cell office:value-type="float" office:value="0.332644">
            <text:p>0.332644</text:p>
          </table:table-cell>
          <table:table-cell office:value-type="float" office:value="0.333365">
            <text:p>0.333365</text:p>
          </table:table-cell>
          <table:table-cell office:value-type="float" office:value="0.294215">
            <text:p>0.294215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42473">
            <text:p>0.42473</text:p>
          </table:table-cell>
          <table:table-cell office:value-type="float" office:value="0.341317">
            <text:p>0.341317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394576">
            <text:p>0.394576</text:p>
          </table:table-cell>
          <table:table-cell office:value-type="float" office:value="0.325158">
            <text:p>0.325158</text:p>
          </table:table-cell>
          <table:table-cell table:number-columns-repeated="2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795519">
            <text:p>0.795519</text:p>
          </table:table-cell>
          <table:table-cell office:value-type="float" office:value="0.698228">
            <text:p>0.698228</text:p>
          </table:table-cell>
          <table:table-cell office:value-type="float" office:value="0.683933">
            <text:p>0.683933</text:p>
          </table:table-cell>
          <table:table-cell office:value-type="float" office:value="0.670624">
            <text:p>0.670624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425767">
            <text:p>0.425767</text:p>
          </table:table-cell>
          <table:table-cell office:value-type="float" office:value="0.330847">
            <text:p>0.330847</text:p>
          </table:table-cell>
          <table:table-cell office:value-type="float" office:value="0.334043">
            <text:p>0.334043</text:p>
          </table:table-cell>
          <table:table-cell office:value-type="float" office:value="0.294196">
            <text:p>0.294196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42305">
            <text:p>0.42305</text:p>
          </table:table-cell>
          <table:table-cell office:value-type="float" office:value="0.337154">
            <text:p>0.337154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393419">
            <text:p>0.393419</text:p>
          </table:table-cell>
          <table:table-cell office:value-type="float" office:value="0.322233">
            <text:p>0.322233</text:p>
          </table:table-cell>
          <table:table-cell table:number-columns-repeated="2"/>
        </table:table-row>
        <table:table-row table:style-name="ro1">
          <table:table-cell office:value-type="float" office:value="2.075">
            <text:p>2.075</text:p>
          </table:table-cell>
          <table:table-cell office:value-type="float" office:value="0.796491">
            <text:p>0.796491</text:p>
          </table:table-cell>
          <table:table-cell office:value-type="float" office:value="0.695577">
            <text:p>0.695577</text:p>
          </table:table-cell>
          <table:table-cell office:value-type="float" office:value="0.686242">
            <text:p>0.686242</text:p>
          </table:table-cell>
          <table:table-cell office:value-type="float" office:value="0.669469">
            <text:p>0.669469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42604">
            <text:p>0.42604</text:p>
          </table:table-cell>
          <table:table-cell office:value-type="float" office:value="0.32937">
            <text:p>0.32937</text:p>
          </table:table-cell>
          <table:table-cell office:value-type="float" office:value="0.335368">
            <text:p>0.335368</text:p>
          </table:table-cell>
          <table:table-cell office:value-type="float" office:value="0.294195">
            <text:p>0.294195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420834">
            <text:p>0.420834</text:p>
          </table:table-cell>
          <table:table-cell office:value-type="float" office:value="0.333317">
            <text:p>0.333317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391105">
            <text:p>0.391105</text:p>
          </table:table-cell>
          <table:table-cell office:value-type="float" office:value="0.319227">
            <text:p>0.319227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795028">
            <text:p>0.795028</text:p>
          </table:table-cell>
          <table:table-cell office:value-type="float" office:value="0.690324">
            <text:p>0.690324</text:p>
          </table:table-cell>
          <table:table-cell office:value-type="float" office:value="0.68557">
            <text:p>0.68557</text:p>
          </table:table-cell>
          <table:table-cell office:value-type="float" office:value="0.665689">
            <text:p>0.665689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42679">
            <text:p>0.42679</text:p>
          </table:table-cell>
          <table:table-cell office:value-type="float" office:value="0.327342">
            <text:p>0.327342</text:p>
          </table:table-cell>
          <table:table-cell office:value-type="float" office:value="0.33752">
            <text:p>0.33752</text:p>
          </table:table-cell>
          <table:table-cell office:value-type="float" office:value="0.295349">
            <text:p>0.295349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418296">
            <text:p>0.418296</text:p>
          </table:table-cell>
          <table:table-cell office:value-type="float" office:value="0.329742">
            <text:p>0.329742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388531">
            <text:p>0.388531</text:p>
          </table:table-cell>
          <table:table-cell office:value-type="float" office:value="0.316085">
            <text:p>0.316085</text:p>
          </table:table-cell>
          <table:table-cell table:number-columns-repeated="2"/>
        </table:table-row>
        <table:table-row table:style-name="ro1">
          <table:table-cell office:value-type="float" office:value="2.125">
            <text:p>2.125</text:p>
          </table:table-cell>
          <table:table-cell office:value-type="float" office:value="0.791335">
            <text:p>0.791335</text:p>
          </table:table-cell>
          <table:table-cell office:value-type="float" office:value="0.683815">
            <text:p>0.683815</text:p>
          </table:table-cell>
          <table:table-cell office:value-type="float" office:value="0.684519">
            <text:p>0.684519</text:p>
          </table:table-cell>
          <table:table-cell office:value-type="float" office:value="0.661885">
            <text:p>0.661885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427532">
            <text:p>0.427532</text:p>
          </table:table-cell>
          <table:table-cell office:value-type="float" office:value="0.325063">
            <text:p>0.325063</text:p>
          </table:table-cell>
          <table:table-cell office:value-type="float" office:value="0.340418">
            <text:p>0.340418</text:p>
          </table:table-cell>
          <table:table-cell office:value-type="float" office:value="0.297099">
            <text:p>0.297099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415828">
            <text:p>0.415828</text:p>
          </table:table-cell>
          <table:table-cell office:value-type="float" office:value="0.325839">
            <text:p>0.325839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386273">
            <text:p>0.386273</text:p>
          </table:table-cell>
          <table:table-cell office:value-type="float" office:value="0.312455">
            <text:p>0.312455</text:p>
          </table:table-cell>
          <table:table-cell table:number-columns-repeated="2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785769">
            <text:p>0.785769</text:p>
          </table:table-cell>
          <table:table-cell office:value-type="float" office:value="0.676782">
            <text:p>0.676782</text:p>
          </table:table-cell>
          <table:table-cell office:value-type="float" office:value="0.684166">
            <text:p>0.684166</text:p>
          </table:table-cell>
          <table:table-cell office:value-type="float" office:value="0.656929">
            <text:p>0.656929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42795">
            <text:p>0.42795</text:p>
          </table:table-cell>
          <table:table-cell office:value-type="float" office:value="0.322746">
            <text:p>0.322746</text:p>
          </table:table-cell>
          <table:table-cell office:value-type="float" office:value="0.344039">
            <text:p>0.344039</text:p>
          </table:table-cell>
          <table:table-cell office:value-type="float" office:value="0.299888">
            <text:p>0.299888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413397">
            <text:p>0.413397</text:p>
          </table:table-cell>
          <table:table-cell office:value-type="float" office:value="0.322078">
            <text:p>0.322078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384319">
            <text:p>0.384319</text:p>
          </table:table-cell>
          <table:table-cell office:value-type="float" office:value="0.308184">
            <text:p>0.308184</text:p>
          </table:table-cell>
          <table:table-cell table:number-columns-repeated="2"/>
        </table:table-row>
        <table:table-row table:style-name="ro1">
          <table:table-cell office:value-type="float" office:value="2.175">
            <text:p>2.175</text:p>
          </table:table-cell>
          <table:table-cell office:value-type="float" office:value="0.780215">
            <text:p>0.780215</text:p>
          </table:table-cell>
          <table:table-cell office:value-type="float" office:value="0.668934">
            <text:p>0.668934</text:p>
          </table:table-cell>
          <table:table-cell office:value-type="float" office:value="0.681398">
            <text:p>0.681398</text:p>
          </table:table-cell>
          <table:table-cell office:value-type="float" office:value="0.649031">
            <text:p>0.649031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428138">
            <text:p>0.428138</text:p>
          </table:table-cell>
          <table:table-cell office:value-type="float" office:value="0.320792">
            <text:p>0.320792</text:p>
          </table:table-cell>
          <table:table-cell office:value-type="float" office:value="0.347454">
            <text:p>0.347454</text:p>
          </table:table-cell>
          <table:table-cell office:value-type="float" office:value="0.303143">
            <text:p>0.303143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410585">
            <text:p>0.410585</text:p>
          </table:table-cell>
          <table:table-cell office:value-type="float" office:value="0.319185">
            <text:p>0.319185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382351">
            <text:p>0.382351</text:p>
          </table:table-cell>
          <table:table-cell office:value-type="float" office:value="0.303919">
            <text:p>0.303919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773592">
            <text:p>0.773592</text:p>
          </table:table-cell>
          <table:table-cell office:value-type="float" office:value="0.659897">
            <text:p>0.659897</text:p>
          </table:table-cell>
          <table:table-cell office:value-type="float" office:value="0.675666">
            <text:p>0.675666</text:p>
          </table:table-cell>
          <table:table-cell office:value-type="float" office:value="0.639273">
            <text:p>0.639273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428519">
            <text:p>0.428519</text:p>
          </table:table-cell>
          <table:table-cell office:value-type="float" office:value="0.319753">
            <text:p>0.319753</text:p>
          </table:table-cell>
          <table:table-cell office:value-type="float" office:value="0.350765">
            <text:p>0.350765</text:p>
          </table:table-cell>
          <table:table-cell office:value-type="float" office:value="0.306194">
            <text:p>0.306194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407379">
            <text:p>0.407379</text:p>
          </table:table-cell>
          <table:table-cell office:value-type="float" office:value="0.317029">
            <text:p>0.317029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379984">
            <text:p>0.379984</text:p>
          </table:table-cell>
          <table:table-cell office:value-type="float" office:value="0.300276">
            <text:p>0.300276</text:p>
          </table:table-cell>
          <table:table-cell table:number-columns-repeated="2"/>
        </table:table-row>
        <table:table-row table:style-name="ro1">
          <table:table-cell office:value-type="float" office:value="2.225">
            <text:p>2.225</text:p>
          </table:table-cell>
          <table:table-cell office:value-type="float" office:value="0.764577">
            <text:p>0.764577</text:p>
          </table:table-cell>
          <table:table-cell office:value-type="float" office:value="0.646744">
            <text:p>0.646744</text:p>
          </table:table-cell>
          <table:table-cell office:value-type="float" office:value="0.668344">
            <text:p>0.668344</text:p>
          </table:table-cell>
          <table:table-cell office:value-type="float" office:value="0.628355">
            <text:p>0.628355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429905">
            <text:p>0.429905</text:p>
          </table:table-cell>
          <table:table-cell office:value-type="float" office:value="0.318305">
            <text:p>0.318305</text:p>
          </table:table-cell>
          <table:table-cell office:value-type="float" office:value="0.354424">
            <text:p>0.354424</text:p>
          </table:table-cell>
          <table:table-cell office:value-type="float" office:value="0.309365">
            <text:p>0.309365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404464">
            <text:p>0.404464</text:p>
          </table:table-cell>
          <table:table-cell office:value-type="float" office:value="0.315041">
            <text:p>0.315041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377262">
            <text:p>0.377262</text:p>
          </table:table-cell>
          <table:table-cell office:value-type="float" office:value="0.297048">
            <text:p>0.297048</text:p>
          </table:table-cell>
          <table:table-cell table:number-columns-repeated="2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753022">
            <text:p>0.753022</text:p>
          </table:table-cell>
          <table:table-cell office:value-type="float" office:value="0.629312">
            <text:p>0.629312</text:p>
          </table:table-cell>
          <table:table-cell office:value-type="float" office:value="0.660465">
            <text:p>0.660465</text:p>
          </table:table-cell>
          <table:table-cell office:value-type="float" office:value="0.615812">
            <text:p>0.615812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432269">
            <text:p>0.432269</text:p>
          </table:table-cell>
          <table:table-cell office:value-type="float" office:value="0.316423">
            <text:p>0.316423</text:p>
          </table:table-cell>
          <table:table-cell office:value-type="float" office:value="0.358389">
            <text:p>0.358389</text:p>
          </table:table-cell>
          <table:table-cell office:value-type="float" office:value="0.312033">
            <text:p>0.312033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401814">
            <text:p>0.401814</text:p>
          </table:table-cell>
          <table:table-cell office:value-type="float" office:value="0.313006">
            <text:p>0.313006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374768">
            <text:p>0.374768</text:p>
          </table:table-cell>
          <table:table-cell office:value-type="float" office:value="0.293657">
            <text:p>0.293657</text:p>
          </table:table-cell>
          <table:table-cell table:number-columns-repeated="2"/>
        </table:table-row>
        <table:table-row table:style-name="ro1">
          <table:table-cell office:value-type="float" office:value="2.275">
            <text:p>2.275</text:p>
          </table:table-cell>
          <table:table-cell office:value-type="float" office:value="0.741609">
            <text:p>0.741609</text:p>
          </table:table-cell>
          <table:table-cell office:value-type="float" office:value="0.61028">
            <text:p>0.61028</text:p>
          </table:table-cell>
          <table:table-cell office:value-type="float" office:value="0.652272">
            <text:p>0.652272</text:p>
          </table:table-cell>
          <table:table-cell office:value-type="float" office:value="0.602001">
            <text:p>0.602001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434485">
            <text:p>0.434485</text:p>
          </table:table-cell>
          <table:table-cell office:value-type="float" office:value="0.314544">
            <text:p>0.314544</text:p>
          </table:table-cell>
          <table:table-cell office:value-type="float" office:value="0.36218">
            <text:p>0.36218</text:p>
          </table:table-cell>
          <table:table-cell office:value-type="float" office:value="0.313522">
            <text:p>0.313522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398927">
            <text:p>0.398927</text:p>
          </table:table-cell>
          <table:table-cell office:value-type="float" office:value="0.310673">
            <text:p>0.310673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372601">
            <text:p>0.372601</text:p>
          </table:table-cell>
          <table:table-cell office:value-type="float" office:value="0.290306">
            <text:p>0.290306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731813">
            <text:p>0.731813</text:p>
          </table:table-cell>
          <table:table-cell office:value-type="float" office:value="0.592544">
            <text:p>0.592544</text:p>
          </table:table-cell>
          <table:table-cell office:value-type="float" office:value="0.643886">
            <text:p>0.643886</text:p>
          </table:table-cell>
          <table:table-cell office:value-type="float" office:value="0.588725">
            <text:p>0.588725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436143">
            <text:p>0.436143</text:p>
          </table:table-cell>
          <table:table-cell office:value-type="float" office:value="0.312865">
            <text:p>0.312865</text:p>
          </table:table-cell>
          <table:table-cell office:value-type="float" office:value="0.365743">
            <text:p>0.365743</text:p>
          </table:table-cell>
          <table:table-cell office:value-type="float" office:value="0.315332">
            <text:p>0.315332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396198">
            <text:p>0.396198</text:p>
          </table:table-cell>
          <table:table-cell office:value-type="float" office:value="0.307287">
            <text:p>0.307287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370496">
            <text:p>0.370496</text:p>
          </table:table-cell>
          <table:table-cell office:value-type="float" office:value="0.287323">
            <text:p>0.287323</text:p>
          </table:table-cell>
          <table:table-cell table:number-columns-repeated="2"/>
        </table:table-row>
        <table:table-row table:style-name="ro1">
          <table:table-cell office:value-type="float" office:value="2.325">
            <text:p>2.325</text:p>
          </table:table-cell>
          <table:table-cell office:value-type="float" office:value="0.722057">
            <text:p>0.722057</text:p>
          </table:table-cell>
          <table:table-cell office:value-type="float" office:value="0.574899">
            <text:p>0.574899</text:p>
          </table:table-cell>
          <table:table-cell office:value-type="float" office:value="0.63559">
            <text:p>0.63559</text:p>
          </table:table-cell>
          <table:table-cell office:value-type="float" office:value="0.576679">
            <text:p>0.576679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436731">
            <text:p>0.436731</text:p>
          </table:table-cell>
          <table:table-cell office:value-type="float" office:value="0.311988">
            <text:p>0.311988</text:p>
          </table:table-cell>
          <table:table-cell office:value-type="float" office:value="0.368682">
            <text:p>0.368682</text:p>
          </table:table-cell>
          <table:table-cell office:value-type="float" office:value="0.317868">
            <text:p>0.317868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394074">
            <text:p>0.394074</text:p>
          </table:table-cell>
          <table:table-cell office:value-type="float" office:value="0.303395">
            <text:p>0.303395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368548">
            <text:p>0.368548</text:p>
          </table:table-cell>
          <table:table-cell office:value-type="float" office:value="0.284821">
            <text:p>0.284821</text:p>
          </table:table-cell>
          <table:table-cell table:number-columns-repeated="2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712928">
            <text:p>0.712928</text:p>
          </table:table-cell>
          <table:table-cell office:value-type="float" office:value="0.556407">
            <text:p>0.556407</text:p>
          </table:table-cell>
          <table:table-cell office:value-type="float" office:value="0.62819">
            <text:p>0.62819</text:p>
          </table:table-cell>
          <table:table-cell office:value-type="float" office:value="0.566649">
            <text:p>0.566649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435654">
            <text:p>0.435654</text:p>
          </table:table-cell>
          <table:table-cell office:value-type="float" office:value="0.311097">
            <text:p>0.311097</text:p>
          </table:table-cell>
          <table:table-cell office:value-type="float" office:value="0.370443">
            <text:p>0.370443</text:p>
          </table:table-cell>
          <table:table-cell office:value-type="float" office:value="0.319896">
            <text:p>0.319896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392079">
            <text:p>0.392079</text:p>
          </table:table-cell>
          <table:table-cell office:value-type="float" office:value="0.299516">
            <text:p>0.299516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366733">
            <text:p>0.366733</text:p>
          </table:table-cell>
          <table:table-cell office:value-type="float" office:value="0.282908">
            <text:p>0.282908</text:p>
          </table:table-cell>
          <table:table-cell table:number-columns-repeated="2"/>
        </table:table-row>
        <table:table-row table:style-name="ro1">
          <table:table-cell office:value-type="float" office:value="2.375">
            <text:p>2.375</text:p>
          </table:table-cell>
          <table:table-cell office:value-type="float" office:value="0.704919">
            <text:p>0.704919</text:p>
          </table:table-cell>
          <table:table-cell office:value-type="float" office:value="0.538351">
            <text:p>0.538351</text:p>
          </table:table-cell>
          <table:table-cell office:value-type="float" office:value="0.622062">
            <text:p>0.622062</text:p>
          </table:table-cell>
          <table:table-cell office:value-type="float" office:value="0.558109">
            <text:p>0.558109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43356">
            <text:p>0.43356</text:p>
          </table:table-cell>
          <table:table-cell office:value-type="float" office:value="0.310141">
            <text:p>0.310141</text:p>
          </table:table-cell>
          <table:table-cell office:value-type="float" office:value="0.371532">
            <text:p>0.371532</text:p>
          </table:table-cell>
          <table:table-cell office:value-type="float" office:value="0.32198">
            <text:p>0.32198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390143">
            <text:p>0.390143</text:p>
          </table:table-cell>
          <table:table-cell office:value-type="float" office:value="0.296167">
            <text:p>0.296167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364887">
            <text:p>0.364887</text:p>
          </table:table-cell>
          <table:table-cell office:value-type="float" office:value="0.281597">
            <text:p>0.281597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698017">
            <text:p>0.698017</text:p>
          </table:table-cell>
          <table:table-cell office:value-type="float" office:value="0.521547">
            <text:p>0.521547</text:p>
          </table:table-cell>
          <table:table-cell office:value-type="float" office:value="0.617304">
            <text:p>0.617304</text:p>
          </table:table-cell>
          <table:table-cell office:value-type="float" office:value="0.550739">
            <text:p>0.550739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431031">
            <text:p>0.431031</text:p>
          </table:table-cell>
          <table:table-cell office:value-type="float" office:value="0.309352">
            <text:p>0.309352</text:p>
          </table:table-cell>
          <table:table-cell office:value-type="float" office:value="0.37319">
            <text:p>0.37319</text:p>
          </table:table-cell>
          <table:table-cell office:value-type="float" office:value="0.324738">
            <text:p>0.324738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388702">
            <text:p>0.388702</text:p>
          </table:table-cell>
          <table:table-cell office:value-type="float" office:value="0.293729">
            <text:p>0.293729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363173">
            <text:p>0.363173</text:p>
          </table:table-cell>
          <table:table-cell office:value-type="float" office:value="0.280578">
            <text:p>0.280578</text:p>
          </table:table-cell>
          <table:table-cell table:number-columns-repeated="2"/>
        </table:table-row>
        <table:table-row table:style-name="ro1">
          <table:table-cell office:value-type="float" office:value="2.425">
            <text:p>2.425</text:p>
          </table:table-cell>
          <table:table-cell office:value-type="float" office:value="0.691171">
            <text:p>0.691171</text:p>
          </table:table-cell>
          <table:table-cell office:value-type="float" office:value="0.506869">
            <text:p>0.506869</text:p>
          </table:table-cell>
          <table:table-cell office:value-type="float" office:value="0.614862">
            <text:p>0.614862</text:p>
          </table:table-cell>
          <table:table-cell office:value-type="float" office:value="0.543801">
            <text:p>0.543801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428658">
            <text:p>0.428658</text:p>
          </table:table-cell>
          <table:table-cell office:value-type="float" office:value="0.308905">
            <text:p>0.308905</text:p>
          </table:table-cell>
          <table:table-cell office:value-type="float" office:value="0.375227">
            <text:p>0.375227</text:p>
          </table:table-cell>
          <table:table-cell office:value-type="float" office:value="0.326767">
            <text:p>0.326767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387814">
            <text:p>0.387814</text:p>
          </table:table-cell>
          <table:table-cell office:value-type="float" office:value="0.291545">
            <text:p>0.291545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362105">
            <text:p>0.362105</text:p>
          </table:table-cell>
          <table:table-cell office:value-type="float" office:value="0.279973">
            <text:p>0.279973</text:p>
          </table:table-cell>
          <table:table-cell table:number-columns-repeated="2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684615">
            <text:p>0.684615</text:p>
          </table:table-cell>
          <table:table-cell office:value-type="float" office:value="0.495983">
            <text:p>0.495983</text:p>
          </table:table-cell>
          <table:table-cell office:value-type="float" office:value="0.613906">
            <text:p>0.613906</text:p>
          </table:table-cell>
          <table:table-cell office:value-type="float" office:value="0.538179">
            <text:p>0.538179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426391">
            <text:p>0.426391</text:p>
          </table:table-cell>
          <table:table-cell office:value-type="float" office:value="0.309394">
            <text:p>0.309394</text:p>
          </table:table-cell>
          <table:table-cell office:value-type="float" office:value="0.377393">
            <text:p>0.377393</text:p>
          </table:table-cell>
          <table:table-cell office:value-type="float" office:value="0.327447">
            <text:p>0.327447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386688">
            <text:p>0.386688</text:p>
          </table:table-cell>
          <table:table-cell office:value-type="float" office:value="0.289903">
            <text:p>0.289903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361813">
            <text:p>0.361813</text:p>
          </table:table-cell>
          <table:table-cell office:value-type="float" office:value="0.280003">
            <text:p>0.280003</text:p>
          </table:table-cell>
          <table:table-cell table:number-columns-repeated="2"/>
        </table:table-row>
        <table:table-row table:style-name="ro1">
          <table:table-cell office:value-type="float" office:value="2.475">
            <text:p>2.475</text:p>
          </table:table-cell>
          <table:table-cell office:value-type="float" office:value="0.679792">
            <text:p>0.679792</text:p>
          </table:table-cell>
          <table:table-cell office:value-type="float" office:value="0.489553">
            <text:p>0.489553</text:p>
          </table:table-cell>
          <table:table-cell office:value-type="float" office:value="0.612701">
            <text:p>0.612701</text:p>
          </table:table-cell>
          <table:table-cell office:value-type="float" office:value="0.534901">
            <text:p>0.534901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423777">
            <text:p>0.423777</text:p>
          </table:table-cell>
          <table:table-cell office:value-type="float" office:value="0.310713">
            <text:p>0.310713</text:p>
          </table:table-cell>
          <table:table-cell office:value-type="float" office:value="0.379154">
            <text:p>0.379154</text:p>
          </table:table-cell>
          <table:table-cell office:value-type="float" office:value="0.327429">
            <text:p>0.327429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385335">
            <text:p>0.385335</text:p>
          </table:table-cell>
          <table:table-cell office:value-type="float" office:value="0.28953">
            <text:p>0.28953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361878">
            <text:p>0.361878</text:p>
          </table:table-cell>
          <table:table-cell office:value-type="float" office:value="0.280634">
            <text:p>0.280634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677366">
            <text:p>0.677366</text:p>
          </table:table-cell>
          <table:table-cell office:value-type="float" office:value="0.487752">
            <text:p>0.487752</text:p>
          </table:table-cell>
          <table:table-cell office:value-type="float" office:value="0.612572">
            <text:p>0.612572</text:p>
          </table:table-cell>
          <table:table-cell office:value-type="float" office:value="0.534262">
            <text:p>0.53426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421205">
            <text:p>0.421205</text:p>
          </table:table-cell>
          <table:table-cell office:value-type="float" office:value="0.312654">
            <text:p>0.312654</text:p>
          </table:table-cell>
          <table:table-cell office:value-type="float" office:value="0.380021">
            <text:p>0.380021</text:p>
          </table:table-cell>
          <table:table-cell office:value-type="float" office:value="0.327195">
            <text:p>0.32719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384546">
            <text:p>0.384546</text:p>
          </table:table-cell>
          <table:table-cell office:value-type="float" office:value="0.289328">
            <text:p>0.289328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361957">
            <text:p>0.361957</text:p>
          </table:table-cell>
          <table:table-cell office:value-type="float" office:value="0.281765">
            <text:p>0.28176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5/16/2013</text:date>, <text:time>22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9T23:50:28</meta:creation-date>
    <dc:date>2013-05-16T22:53:43</dc:date>
    <dc:creator>Yusuke Koda</dc:creator>
    <meta:editing-duration>PT144H46M01S</meta:editing-duration>
    <meta:editing-cycles>25</meta:editing-cycles>
    <meta:generator>OpenOffice.org/3.2$Unix OpenOffice.org_project/320m12$Build-9483</meta:generator>
    <meta:document-statistic meta:table-count="3" meta:cell-count="21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25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83cm" xlink:href=".." chart:class="chart:scatter" chart:style-name="ch1">
        <chart:plot-area chart:style-name="ch2" table:cell-range-address="Sheet1.C3:Sheet1.C103 Sheet1.A3:Sheet1.A103 Sheet1.F3:Sheet1.F11 Sheet1.F16:Sheet1.F64" svg:x="0.013cm" svg:y="0.179cm" svg:width="5.265cm" svg:height="8.647cm">
          <chart:axis chart:dimension="x" chart:name="primary-x" chart:style-name="ch3">
            <chart:title svg:x="2.561cm" svg:y="8.195cm" chart:style-name="ch4">
              <text:p>u'/U</text:p>
            </chart:title>
          </chart:axis>
          <chart:axis chart:dimension="y" chart:name="primary-y" chart:style-name="ch5">
            <chart:title svg:x="0.108cm" svg:y="4.481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C3:Sheet1.C103"/>
            <chart:data-point chart:repeated="101"/>
          </chart:series>
          <chart:series chart:style-name="ch9" chart:values-cell-range-address="Sheet1.F3:Sheet1.F11" chart:class="chart:scatter">
            <chart:domain table:cell-range-address="Sheet1.G3:Sheet1.G11"/>
            <chart:data-point chart:repeated="9"/>
          </chart:series>
          <chart:series chart:style-name="ch10" chart:values-cell-range-address="Sheet1.F16:Sheet1.F64" chart:class="chart:scatter">
            <chart:domain table:cell-range-address="Sheet1.G16:Sheet1.G64"/>
            <chart:data-point chart:repeated="49"/>
          </chart:series>
          <chart:series chart:style-name="ch11" chart:values-cell-range-address="Sheet1.A3:Sheet1.A103" chart:class="chart:scatter">
            <chart:domain table:cell-range-address="Sheet1.E3:Sheet1.E1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3:Sheet1.C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21249">
                <text:p text:id="Sheet1.G3:Sheet1.G11">0.121249</text:p>
              </table:table-cell>
              <table:table-cell office:value-type="float" office:value="0.0939100000000002">
                <text:p text:id="Sheet1.F3:Sheet1.F11">0.0939100000000002</text:p>
              </table:table-cell>
              <table:table-cell office:value-type="float" office:value="0.108604">
                <text:p text:id="Sheet1.G16:Sheet1.G64">0.108604</text:p>
              </table:table-cell>
              <table:table-cell office:value-type="float" office:value="0.0175200000000002">
                <text:p text:id="Sheet1.F16:Sheet1.F64">0.0175200000000002</text:p>
              </table:table-cell>
              <table:table-cell office:value-type="float" office:value="0">
                <text:p text:id="Sheet1.E3:Sheet1.E103">0</text:p>
              </table:table-cell>
              <table:table-cell office:value-type="float" office:value="0">
                <text:p text:id="Sheet1.A3:Sheet1.A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9151">
                <text:p>0.0639151</text:p>
              </table:table-cell>
              <table:table-cell office:value-type="float" office:value="0.025">
                <text:p>0.025</text:p>
              </table:table-cell>
              <table:table-cell office:value-type="float" office:value="0.128353">
                <text:p>0.128353</text:p>
              </table:table-cell>
              <table:table-cell office:value-type="float" office:value="0.399">
                <text:p>0.399</text:p>
              </table:table-cell>
              <table:table-cell office:value-type="float" office:value="0.152023">
                <text:p>0.152023</text:p>
              </table:table-cell>
              <table:table-cell office:value-type="float" office:value="0.0288900000000001">
                <text:p>0.0288900000000001</text:p>
              </table:table-cell>
              <table:table-cell office:value-type="float" office:value="0.0506052">
                <text:p>0.05060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725">
                <text:p>0.171725</text:p>
              </table:table-cell>
              <table:table-cell office:value-type="float" office:value="0.05">
                <text:p>0.05</text:p>
              </table:table-cell>
              <table:table-cell office:value-type="float" office:value="0.139833">
                <text:p>0.139833</text:p>
              </table:table-cell>
              <table:table-cell office:value-type="float" office:value="0.69869">
                <text:p>0.69869</text:p>
              </table:table-cell>
              <table:table-cell office:value-type="float" office:value="0.191066">
                <text:p>0.191066</text:p>
              </table:table-cell>
              <table:table-cell office:value-type="float" office:value="0.0456500000000002">
                <text:p>0.0456500000000002</text:p>
              </table:table-cell>
              <table:table-cell office:value-type="float" office:value="0.135171">
                <text:p>0.1351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119">
                <text:p>0.236119</text:p>
              </table:table-cell>
              <table:table-cell office:value-type="float" office:value="0.075">
                <text:p>0.075</text:p>
              </table:table-cell>
              <table:table-cell office:value-type="float" office:value="0.181689">
                <text:p>0.181689</text:p>
              </table:table-cell>
              <table:table-cell office:value-type="float" office:value="1.0096">
                <text:p>1.0096</text:p>
              </table:table-cell>
              <table:table-cell office:value-type="float" office:value="0.186349">
                <text:p>0.186349</text:p>
              </table:table-cell>
              <table:table-cell office:value-type="float" office:value="0.11641">
                <text:p>0.11641</text:p>
              </table:table-cell>
              <table:table-cell office:value-type="float" office:value="0.184909">
                <text:p>0.18490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4762">
                <text:p>0.254762</text:p>
              </table:table-cell>
              <table:table-cell office:value-type="float" office:value="0.1">
                <text:p>0.1</text:p>
              </table:table-cell>
              <table:table-cell office:value-type="float" office:value="0.271454">
                <text:p>0.271454</text:p>
              </table:table-cell>
              <table:table-cell office:value-type="float" office:value="1.3047">
                <text:p>1.3047</text:p>
              </table:table-cell>
              <table:table-cell office:value-type="float" office:value="0.168703">
                <text:p>0.168703</text:p>
              </table:table-cell>
              <table:table-cell office:value-type="float" office:value="0.16524">
                <text:p>0.16524</text:p>
              </table:table-cell>
              <table:table-cell office:value-type="float" office:value="0.196614">
                <text:p>0.1966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63">
                <text:p>0.242663</text:p>
              </table:table-cell>
              <table:table-cell office:value-type="float" office:value="0.125">
                <text:p>0.125</text:p>
              </table:table-cell>
              <table:table-cell office:value-type="float" office:value="0.443794">
                <text:p>0.443794</text:p>
              </table:table-cell>
              <table:table-cell office:value-type="float" office:value="1.606142">
                <text:p>1.606142</text:p>
              </table:table-cell>
              <table:table-cell office:value-type="float" office:value="0.159752">
                <text:p>0.159752</text:p>
              </table:table-cell>
              <table:table-cell office:value-type="float" office:value="0.21416">
                <text:p>0.21416</text:p>
              </table:table-cell>
              <table:table-cell office:value-type="float" office:value="0.178937">
                <text:p>0.17893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671">
                <text:p>0.220671</text:p>
              </table:table-cell>
              <table:table-cell office:value-type="float" office:value="0.15">
                <text:p>0.15</text:p>
              </table:table-cell>
              <table:table-cell office:value-type="float" office:value="0.577035">
                <text:p>0.577035</text:p>
              </table:table-cell>
              <table:table-cell office:value-type="float" office:value="1.901711">
                <text:p>1.901711</text:p>
              </table:table-cell>
              <table:table-cell office:value-type="float" office:value="0.159326">
                <text:p>0.159326</text:p>
              </table:table-cell>
              <table:table-cell office:value-type="float" office:value="0.29585">
                <text:p>0.29585</text:p>
              </table:table-cell>
              <table:table-cell office:value-type="float" office:value="0.154593">
                <text:p>0.1545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1412">
                <text:p>0.201412</text:p>
              </table:table-cell>
              <table:table-cell office:value-type="float" office:value="0.175">
                <text:p>0.175</text:p>
              </table:table-cell>
              <table:table-cell office:value-type="float" office:value="0.562372">
                <text:p>0.562372</text:p>
              </table:table-cell>
              <table:table-cell office:value-type="float" office:value="2.212008">
                <text:p>2.212008</text:p>
              </table:table-cell>
              <table:table-cell office:value-type="float" office:value="0.159013">
                <text:p>0.159013</text:p>
              </table:table-cell>
              <table:table-cell office:value-type="float" office:value="0.35576">
                <text:p>0.35576</text:p>
              </table:table-cell>
              <table:table-cell office:value-type="float" office:value="0.142193">
                <text:p>0.14219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8318">
                <text:p>0.188318</text:p>
              </table:table-cell>
              <table:table-cell office:value-type="float" office:value="0.2">
                <text:p>0.2</text:p>
              </table:table-cell>
              <table:table-cell office:value-type="float" office:value="0.408644">
                <text:p>0.408644</text:p>
              </table:table-cell>
              <table:table-cell office:value-type="float" office:value="2.5">
                <text:p>2.5</text:p>
              </table:table-cell>
              <table:table-cell office:value-type="float" office:value="0.167368">
                <text:p>0.167368</text:p>
              </table:table-cell>
              <table:table-cell office:value-type="float" office:value="0.42121">
                <text:p>0.42121</text:p>
              </table:table-cell>
              <table:table-cell office:value-type="float" office:value="0.140391">
                <text:p>0.140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1094">
                <text:p>0.181094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1431">
                <text:p>0.171431</text:p>
              </table:table-cell>
              <table:table-cell office:value-type="float" office:value="0.47572">
                <text:p>0.47572</text:p>
              </table:table-cell>
              <table:table-cell office:value-type="float" office:value="0.141611">
                <text:p>0.14161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7792">
                <text:p>0.177792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9842">
                <text:p>0.179842</text:p>
              </table:table-cell>
              <table:table-cell office:value-type="float" office:value="0.53028">
                <text:p>0.53028</text:p>
              </table:table-cell>
              <table:table-cell office:value-type="float" office:value="0.143196">
                <text:p>0.14319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415">
                <text:p>0.176415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3905">
                <text:p>0.183905</text:p>
              </table:table-cell>
              <table:table-cell office:value-type="float" office:value="0.58479">
                <text:p>0.58479</text:p>
              </table:table-cell>
              <table:table-cell office:value-type="float" office:value="0.144867">
                <text:p>0.14486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6007">
                <text:p>0.17600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7969">
                <text:p>0.187969</text:p>
              </table:table-cell>
              <table:table-cell office:value-type="float" office:value="0.6393">
                <text:p>0.6393</text:p>
              </table:table-cell>
              <table:table-cell office:value-type="float" office:value="0.146591">
                <text:p>0.1465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6477">
                <text:p>0.176477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638">
                <text:p>0.19638</text:p>
              </table:table-cell>
              <table:table-cell office:value-type="float" office:value="0.69386">
                <text:p>0.69386</text:p>
              </table:table-cell>
              <table:table-cell office:value-type="float" office:value="0.148599">
                <text:p>0.14859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7039">
                <text:p>0.177039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4819">
                <text:p>0.204819</text:p>
              </table:table-cell>
              <table:table-cell office:value-type="float" office:value="0.74297">
                <text:p>0.74297</text:p>
              </table:table-cell>
              <table:table-cell office:value-type="float" office:value="0.150379">
                <text:p>0.15037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587">
                <text:p>0.177587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323">
                <text:p>0.21323</text:p>
              </table:table-cell>
              <table:table-cell office:value-type="float" office:value="0.79753">
                <text:p>0.79753</text:p>
              </table:table-cell>
              <table:table-cell office:value-type="float" office:value="0.152092">
                <text:p>0.1520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8473">
                <text:p>0.178473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1641">
                <text:p>0.221641</text:p>
              </table:table-cell>
              <table:table-cell office:value-type="float" office:value="0.85209">
                <text:p>0.85209</text:p>
              </table:table-cell>
              <table:table-cell office:value-type="float" office:value="0.154089">
                <text:p>0.1540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398">
                <text:p>0.179398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0052">
                <text:p>0.230052</text:p>
              </table:table-cell>
              <table:table-cell office:value-type="float" office:value="0.90665">
                <text:p>0.90665</text:p>
              </table:table-cell>
              <table:table-cell office:value-type="float" office:value="0.156271">
                <text:p>0.156271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898">
                <text:p>0.179898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2839">
                <text:p>0.242839</text:p>
              </table:table-cell>
              <table:table-cell office:value-type="float" office:value="0.9558">
                <text:p>0.9558</text:p>
              </table:table-cell>
              <table:table-cell office:value-type="float" office:value="0.158074">
                <text:p>0.15807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0519">
                <text:p>0.180519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5598">
                <text:p>0.255598</text:p>
              </table:table-cell>
              <table:table-cell office:value-type="float" office:value="1.01041">
                <text:p>1.01041</text:p>
              </table:table-cell>
              <table:table-cell office:value-type="float" office:value="0.160195">
                <text:p>0.16019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444">
                <text:p>0.181444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8385">
                <text:p>0.268385</text:p>
              </table:table-cell>
              <table:table-cell office:value-type="float" office:value="1.05957">
                <text:p>1.05957</text:p>
              </table:table-cell>
              <table:table-cell office:value-type="float" office:value="0.162761">
                <text:p>0.1627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068">
                <text:p>0.182068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143">
                <text:p>0.281143</text:p>
              </table:table-cell>
              <table:table-cell office:value-type="float" office:value="1.11417">
                <text:p>1.11417</text:p>
              </table:table-cell>
              <table:table-cell office:value-type="float" office:value="0.164852">
                <text:p>0.16485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2865">
                <text:p>0.182865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278">
                <text:p>0.298278</text:p>
              </table:table-cell>
              <table:table-cell office:value-type="float" office:value="1.16338">
                <text:p>1.16338</text:p>
              </table:table-cell>
              <table:table-cell office:value-type="float" office:value="0.166986">
                <text:p>0.16698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4382">
                <text:p>0.184382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5413">
                <text:p>0.315413</text:p>
              </table:table-cell>
              <table:table-cell office:value-type="float" office:value="1.21259">
                <text:p>1.21259</text:p>
              </table:table-cell>
              <table:table-cell office:value-type="float" office:value="0.169951">
                <text:p>0.16995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5521">
                <text:p>0.185521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547">
                <text:p>0.332547</text:p>
              </table:table-cell>
              <table:table-cell office:value-type="float" office:value="1.26179">
                <text:p>1.26179</text:p>
              </table:table-cell>
              <table:table-cell office:value-type="float" office:value="0.172463">
                <text:p>0.1724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6362">
                <text:p>0.186362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029">
                <text:p>0.354029</text:p>
              </table:table-cell>
              <table:table-cell office:value-type="float" office:value="1.31105">
                <text:p>1.31105</text:p>
              </table:table-cell>
              <table:table-cell office:value-type="float" office:value="0.174569">
                <text:p>0.17456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409">
                <text:p>0.188409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164">
                <text:p>0.371164</text:p>
              </table:table-cell>
              <table:table-cell office:value-type="float" office:value="1.36025">
                <text:p>1.36025</text:p>
              </table:table-cell>
              <table:table-cell office:value-type="float" office:value="0.177958">
                <text:p>0.17795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0262">
                <text:p>0.190262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298">
                <text:p>0.388298</text:p>
              </table:table-cell>
              <table:table-cell office:value-type="float" office:value="1.40946">
                <text:p>1.40946</text:p>
              </table:table-cell>
              <table:table-cell office:value-type="float" office:value="0.180954">
                <text:p>0.180954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511">
                <text:p>0.191511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781">
                <text:p>0.409781</text:p>
              </table:table-cell>
              <table:table-cell office:value-type="float" office:value="1.45871">
                <text:p>1.45871</text:p>
              </table:table-cell>
              <table:table-cell office:value-type="float" office:value="0.183243">
                <text:p>0.1832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141">
                <text:p>0.194141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6915">
                <text:p>0.426915</text:p>
              </table:table-cell>
              <table:table-cell office:value-type="float" office:value="1.507918">
                <text:p>1.507918</text:p>
              </table:table-cell>
              <table:table-cell office:value-type="float" office:value="0.186906">
                <text:p>0.18690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6976">
                <text:p>0.196976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2518">
                <text:p>0.452518</text:p>
              </table:table-cell>
              <table:table-cell office:value-type="float" office:value="1.60079">
                <text:p>1.60079</text:p>
              </table:table-cell>
              <table:table-cell office:value-type="float" office:value="0.190545">
                <text:p>0.1905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774">
                <text:p>0.198774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2809">
                <text:p>0.482809</text:p>
              </table:table-cell>
              <table:table-cell office:value-type="float" office:value="1.628353">
                <text:p>1.628353</text:p>
              </table:table-cell>
              <table:table-cell office:value-type="float" office:value="0.193172">
                <text:p>0.19317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2185">
                <text:p>0.202185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4291">
                <text:p>0.504291</text:p>
              </table:table-cell>
              <table:table-cell office:value-type="float" office:value="1.677607">
                <text:p>1.677607</text:p>
              </table:table-cell>
              <table:table-cell office:value-type="float" office:value="0.197198">
                <text:p>0.1971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5871">
                <text:p>0.205871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0149">
                <text:p>0.530149</text:p>
              </table:table-cell>
              <table:table-cell office:value-type="float" office:value="1.721461">
                <text:p>1.721461</text:p>
              </table:table-cell>
              <table:table-cell office:value-type="float" office:value="0.201412">
                <text:p>0.20141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8632">
                <text:p>0.208632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1631">
                <text:p>0.551631</text:p>
              </table:table-cell>
              <table:table-cell office:value-type="float" office:value="1.770715">
                <text:p>1.770715</text:p>
              </table:table-cell>
              <table:table-cell office:value-type="float" office:value="0.204595">
                <text:p>0.20459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2806">
                <text:p>0.212806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3142">
                <text:p>0.573142</text:p>
              </table:table-cell>
              <table:table-cell office:value-type="float" office:value="1.814522">
                <text:p>1.814522</text:p>
              </table:table-cell>
              <table:table-cell office:value-type="float" office:value="0.209089">
                <text:p>0.20908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924">
                <text:p>0.216924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8801">
                <text:p>0.598801</text:p>
              </table:table-cell>
              <table:table-cell office:value-type="float" office:value="1.896501">
                <text:p>1.896501</text:p>
              </table:table-cell>
              <table:table-cell office:value-type="float" office:value="0.213596">
                <text:p>0.2135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0727">
                <text:p>0.220727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4801">
                <text:p>0.624801</text:p>
              </table:table-cell>
              <table:table-cell office:value-type="float" office:value="1.913124">
                <text:p>1.913124</text:p>
              </table:table-cell>
              <table:table-cell office:value-type="float" office:value="0.217721">
                <text:p>0.21772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5507">
                <text:p>0.225507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6283">
                <text:p>0.646283</text:p>
              </table:table-cell>
              <table:table-cell office:value-type="float" office:value="1.962378">
                <text:p>1.962378</text:p>
              </table:table-cell>
              <table:table-cell office:value-type="float" office:value="0.223086">
                <text:p>0.22308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9773">
                <text:p>0.229773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3418">
                <text:p>0.663418</text:p>
              </table:table-cell>
              <table:table-cell office:value-type="float" office:value="2.011584">
                <text:p>2.011584</text:p>
              </table:table-cell>
              <table:table-cell office:value-type="float" office:value="0.228259">
                <text:p>0.228259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4705">
                <text:p>0.23470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1715">
                <text:p>0.671715</text:p>
              </table:table-cell>
              <table:table-cell office:value-type="float" office:value="2.087927">
                <text:p>2.087927</text:p>
              </table:table-cell>
              <table:table-cell office:value-type="float" office:value="0.234566">
                <text:p>0.234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0077">
                <text:p>0.240077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836">
                <text:p>0.65836</text:p>
              </table:table-cell>
              <table:table-cell office:value-type="float" office:value="2.147695">
                <text:p>2.147695</text:p>
              </table:table-cell>
              <table:table-cell office:value-type="float" office:value="0.240783">
                <text:p>0.24078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5047">
                <text:p>0.245047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5033">
                <text:p>0.645033</text:p>
              </table:table-cell>
              <table:table-cell office:value-type="float" office:value="2.202016">
                <text:p>2.202016</text:p>
              </table:table-cell>
              <table:table-cell office:value-type="float" office:value="0.246401">
                <text:p>0.2464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1213">
                <text:p>0.251213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3039">
                <text:p>0.623039</text:p>
              </table:table-cell>
              <table:table-cell office:value-type="float" office:value="2.250796">
                <text:p>2.250796</text:p>
              </table:table-cell>
              <table:table-cell office:value-type="float" office:value="0.253192">
                <text:p>0.253192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8001">
                <text:p>0.258001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5393">
                <text:p>0.605393</text:p>
              </table:table-cell>
              <table:table-cell office:value-type="float" office:value="2.299623">
                <text:p>2.299623</text:p>
              </table:table-cell>
              <table:table-cell office:value-type="float" office:value="0.260302">
                <text:p>0.2603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5212">
                <text:p>0.265212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3428">
                <text:p>0.583428</text:p>
              </table:table-cell>
              <table:table-cell office:value-type="float" office:value="2.342957">
                <text:p>2.342957</text:p>
              </table:table-cell>
              <table:table-cell office:value-type="float" office:value="0.267728">
                <text:p>0.26772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3771">
                <text:p>0.273771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5754">
                <text:p>0.565754</text:p>
              </table:table-cell>
              <table:table-cell office:value-type="float" office:value="2.39723">
                <text:p>2.39723</text:p>
              </table:table-cell>
              <table:table-cell office:value-type="float" office:value="0.275188">
                <text:p>0.27518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3017">
                <text:p>0.283017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2455">
                <text:p>0.552455</text:p>
              </table:table-cell>
              <table:table-cell office:value-type="float" office:value="2.4461052">
                <text:p>2.4461052</text:p>
              </table:table-cell>
              <table:table-cell office:value-type="float" office:value="0.282826">
                <text:p>0.282826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1377">
                <text:p>0.291377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504">
                <text:p>0.543504</text:p>
              </table:table-cell>
              <table:table-cell office:value-type="float" office:value="2.49502728">
                <text:p>2.49502728</text:p>
              </table:table-cell>
              <table:table-cell office:value-type="float" office:value="0.290497">
                <text:p>0.2904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8881">
                <text:p>0.298881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428">
                <text:p>0.29842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8183">
                <text:p>0.308183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381">
                <text:p>0.3083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8329">
                <text:p>0.318329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8401">
                <text:p>0.318401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8766">
                <text:p>0.32876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8065">
                <text:p>0.3280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1113">
                <text:p>0.341113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8928">
                <text:p>0.33892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4771">
                <text:p>0.354771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519">
                <text:p>0.349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863">
                <text:p>0.367863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878">
                <text:p>0.359878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1195">
                <text:p>0.381195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0725">
                <text:p>0.3707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4604">
                <text:p>0.394604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843">
                <text:p>0.38084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8743">
                <text:p>0.408743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9418">
                <text:p>0.3894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4165">
                <text:p>0.424165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8665">
                <text:p>0.398665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945">
                <text:p>0.43945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297">
                <text:p>0.40929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5706">
                <text:p>0.455706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896">
                <text:p>0.41896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4225">
                <text:p>0.474225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7174">
                <text:p>0.42717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1148">
                <text:p>0.491148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7054">
                <text:p>0.437054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175">
                <text:p>0.507175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8037">
                <text:p>0.44803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353">
                <text:p>0.52353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1311">
                <text:p>0.46131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9992">
                <text:p>0.539992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2926">
                <text:p>0.47292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6522">
                <text:p>0.556522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2608">
                <text:p>0.482608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1346">
                <text:p>0.571346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3227">
                <text:p>0.49322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575">
                <text:p>0.58575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731">
                <text:p>0.50731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0493">
                <text:p>0.600493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24337">
                <text:p>0.52433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3947">
                <text:p>0.613947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1536">
                <text:p>0.541536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27927">
                <text:p>0.627927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7327">
                <text:p>0.55732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42216">
                <text:p>0.642216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1805">
                <text:p>0.571805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596">
                <text:p>0.6559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7145">
                <text:p>0.58714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7514">
                <text:p>0.667514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2006">
                <text:p>0.60200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7391">
                <text:p>0.677391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5084">
                <text:p>0.6150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84876">
                <text:p>0.684876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8216">
                <text:p>0.628216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0437">
                <text:p>0.690437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1344">
                <text:p>0.64134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4348">
                <text:p>0.694348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3127">
                <text:p>0.653127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97063">
                <text:p>0.69706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2049">
                <text:p>0.662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8065">
                <text:p>0.698065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7751">
                <text:p>0.667751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8228">
                <text:p>0.698228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0624">
                <text:p>0.67062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5577">
                <text:p>0.69557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9469">
                <text:p>0.669469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0324">
                <text:p>0.690324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5689">
                <text:p>0.66568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3815">
                <text:p>0.683815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1885">
                <text:p>0.66188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6782">
                <text:p>0.676782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6929">
                <text:p>0.65692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8934">
                <text:p>0.668934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9031">
                <text:p>0.649031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9897">
                <text:p>0.659897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9273">
                <text:p>0.63927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6744">
                <text:p>0.646744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8355">
                <text:p>0.628355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9312">
                <text:p>0.629312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5812">
                <text:p>0.61581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028">
                <text:p>0.61028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2001">
                <text:p>0.602001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2544">
                <text:p>0.592544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8725">
                <text:p>0.5887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4899">
                <text:p>0.574899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6679">
                <text:p>0.576679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56407">
                <text:p>0.55640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6649">
                <text:p>0.56664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8351">
                <text:p>0.538351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8109">
                <text:p>0.558109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1547">
                <text:p>0.521547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0739">
                <text:p>0.55073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6869">
                <text:p>0.506869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801">
                <text:p>0.543801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983">
                <text:p>0.49598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8179">
                <text:p>0.53817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9553">
                <text:p>0.48955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4901">
                <text:p>0.534901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7752">
                <text:p>0.48775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4262">
                <text:p>0.534262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25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25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.385cm" svg:height="8.983cm" xlink:href=".." chart:class="chart:scatter" chart:style-name="ch1">
        <chart:plot-area chart:style-name="ch2" table:cell-range-address="Sheet1.J3:Sheet1.J103 Sheet1.A3:Sheet1.A103 Sheet1.F3:Sheet1.F11 Sheet1.N16:Sheet1.N70" svg:x="0.013cm" svg:y="0.179cm" svg:width="5.265cm" svg:height="8.647cm">
          <chart:axis chart:dimension="x" chart:name="primary-x" chart:style-name="ch3">
            <chart:title svg:x="2.561cm" svg:y="8.195cm" chart:style-name="ch4">
              <text:p>u'/U</text:p>
            </chart:title>
          </chart:axis>
          <chart:axis chart:dimension="y" chart:name="primary-y" chart:style-name="ch5">
            <chart:title svg:x="0.108cm" svg:y="4.481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J3:Sheet1.J103"/>
            <chart:data-point chart:repeated="101"/>
          </chart:series>
          <chart:series chart:style-name="ch9" chart:values-cell-range-address="Sheet1.A3:Sheet1.A103" chart:class="chart:scatter">
            <chart:domain table:cell-range-address="Sheet1.K3:Sheet1.K103"/>
            <chart:data-point chart:repeated="101"/>
          </chart:series>
          <chart:series chart:style-name="ch10" chart:values-cell-range-address="Sheet1.F3:Sheet1.F11" chart:class="chart:scatter">
            <chart:domain table:cell-range-address="Sheet1.O3:Sheet1.O11"/>
            <chart:data-point chart:repeated="9"/>
          </chart:series>
          <chart:series chart:style-name="ch11" chart:values-cell-range-address="Sheet1.N16:Sheet1.N70" chart:class="chart:scatter">
            <chart:domain table:cell-range-address="Sheet1.O16:Sheet1.O70"/>
            <chart:data-point chart:repeated="55"/>
          </chart:series>
          <chart:series chart:style-name="ch12" chart:values-cell-range-address="Sheet1.A3:Sheet1.A103" chart:class="chart:scatter">
            <chart:domain table:cell-range-address="Sheet1.L3:Sheet1.L103"/>
            <chart:data-point chart:repeated="101"/>
          </chart:series>
          <chart:series chart:style-name="ch13" chart:values-cell-range-address="Sheet1.A3:Sheet1.A103" chart:class="chart:scatter">
            <chart:domain table:cell-range-address="Sheet1.M3:Sheet1.M103"/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J3:Sheet1.J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K3:Sheet1.K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77875">
                <text:p text:id="Sheet1.O3:Sheet1.O11">0.177875</text:p>
              </table:table-cell>
              <table:table-cell office:value-type="float" office:value="0.0939100000000002">
                <text:p text:id="Sheet1.F3:Sheet1.F11">0.0939100000000002</text:p>
              </table:table-cell>
              <table:table-cell office:value-type="float" office:value="0.091263">
                <text:p text:id="Sheet1.O16:Sheet1.O70">0.091263</text:p>
              </table:table-cell>
              <table:table-cell office:value-type="float" office:value="0.0118900000000002">
                <text:p text:id="Sheet1.N16:Sheet1.N70">0.0118900000000002</text:p>
              </table:table-cell>
              <table:table-cell office:value-type="float" office:value="0">
                <text:p text:id="Sheet1.L3:Sheet1.L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M3:Sheet1.M103">0</text:p>
              </table:table-cell>
              <table:table-cell office:value-type="float" office:value="0">
                <text:p text:id="Sheet1.A3:Sheet1.A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3107">
                <text:p>0.0723107</text:p>
              </table:table-cell>
              <table:table-cell office:value-type="float" office:value="0.025">
                <text:p>0.025</text:p>
              </table:table-cell>
              <table:table-cell office:value-type="float" office:value="0.0641439">
                <text:p>0.0641439</text:p>
              </table:table-cell>
              <table:table-cell office:value-type="float" office:value="0.025">
                <text:p>0.025</text:p>
              </table:table-cell>
              <table:table-cell office:value-type="float" office:value="0.276867">
                <text:p>0.276867</text:p>
              </table:table-cell>
              <table:table-cell office:value-type="float" office:value="0.399">
                <text:p>0.399</text:p>
              </table:table-cell>
              <table:table-cell office:value-type="float" office:value="0.169483">
                <text:p>0.169483</text:p>
              </table:table-cell>
              <table:table-cell office:value-type="float" office:value="0.0236299999999998">
                <text:p>0.0236299999999998</text:p>
              </table:table-cell>
              <table:table-cell office:value-type="float" office:value="0.100721">
                <text:p>0.100721</text:p>
              </table:table-cell>
              <table:table-cell office:value-type="float" office:value="0.025">
                <text:p>0.025</text:p>
              </table:table-cell>
              <table:table-cell office:value-type="float" office:value="0.0958809">
                <text:p>0.095880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9978">
                <text:p>0.179978</text:p>
              </table:table-cell>
              <table:table-cell office:value-type="float" office:value="0.05">
                <text:p>0.05</text:p>
              </table:table-cell>
              <table:table-cell office:value-type="float" office:value="0.162407">
                <text:p>0.162407</text:p>
              </table:table-cell>
              <table:table-cell office:value-type="float" office:value="0.05">
                <text:p>0.05</text:p>
              </table:table-cell>
              <table:table-cell office:value-type="float" office:value="0.30624">
                <text:p>0.30624</text:p>
              </table:table-cell>
              <table:table-cell office:value-type="float" office:value="0.69869">
                <text:p>0.69869</text:p>
              </table:table-cell>
              <table:table-cell office:value-type="float" office:value="0.212922">
                <text:p>0.212922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229255">
                <text:p>0.229255</text:p>
              </table:table-cell>
              <table:table-cell office:value-type="float" office:value="0.05">
                <text:p>0.05</text:p>
              </table:table-cell>
              <table:table-cell office:value-type="float" office:value="0.219889">
                <text:p>0.2198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544">
                <text:p>0.231544</text:p>
              </table:table-cell>
              <table:table-cell office:value-type="float" office:value="0.075">
                <text:p>0.075</text:p>
              </table:table-cell>
              <table:table-cell office:value-type="float" office:value="0.213117">
                <text:p>0.213117</text:p>
              </table:table-cell>
              <table:table-cell office:value-type="float" office:value="0.075">
                <text:p>0.075</text:p>
              </table:table-cell>
              <table:table-cell office:value-type="float" office:value="0.331265">
                <text:p>0.331265</text:p>
              </table:table-cell>
              <table:table-cell office:value-type="float" office:value="1.0096">
                <text:p>1.0096</text:p>
              </table:table-cell>
              <table:table-cell office:value-type="float" office:value="0.23018">
                <text:p>0.23018</text:p>
              </table:table-cell>
              <table:table-cell office:value-type="float" office:value="0.0733100000000002">
                <text:p>0.0733100000000002</text:p>
              </table:table-cell>
              <table:table-cell office:value-type="float" office:value="0.263088">
                <text:p>0.263088</text:p>
              </table:table-cell>
              <table:table-cell office:value-type="float" office:value="0.075">
                <text:p>0.075</text:p>
              </table:table-cell>
              <table:table-cell office:value-type="float" office:value="0.253525">
                <text:p>0.2535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4891">
                <text:p>0.254891</text:p>
              </table:table-cell>
              <table:table-cell office:value-type="float" office:value="0.1">
                <text:p>0.1</text:p>
              </table:table-cell>
              <table:table-cell office:value-type="float" office:value="0.237377">
                <text:p>0.237377</text:p>
              </table:table-cell>
              <table:table-cell office:value-type="float" office:value="0.1">
                <text:p>0.1</text:p>
              </table:table-cell>
              <table:table-cell office:value-type="float" office:value="0.343247">
                <text:p>0.343247</text:p>
              </table:table-cell>
              <table:table-cell office:value-type="float" office:value="1.3047">
                <text:p>1.3047</text:p>
              </table:table-cell>
              <table:table-cell office:value-type="float" office:value="0.238761">
                <text:p>0.238761</text:p>
              </table:table-cell>
              <table:table-cell office:value-type="float" office:value="0.10609">
                <text:p>0.10609</text:p>
              </table:table-cell>
              <table:table-cell office:value-type="float" office:value="0.27229">
                <text:p>0.27229</text:p>
              </table:table-cell>
              <table:table-cell office:value-type="float" office:value="0.1">
                <text:p>0.1</text:p>
              </table:table-cell>
              <table:table-cell office:value-type="float" office:value="0.259982">
                <text:p>0.2599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6231">
                <text:p>0.266231</text:p>
              </table:table-cell>
              <table:table-cell office:value-type="float" office:value="0.125">
                <text:p>0.125</text:p>
              </table:table-cell>
              <table:table-cell office:value-type="float" office:value="0.25091">
                <text:p>0.25091</text:p>
              </table:table-cell>
              <table:table-cell office:value-type="float" office:value="0.125">
                <text:p>0.125</text:p>
              </table:table-cell>
              <table:table-cell office:value-type="float" office:value="0.337877">
                <text:p>0.337877</text:p>
              </table:table-cell>
              <table:table-cell office:value-type="float" office:value="1.606142">
                <text:p>1.606142</text:p>
              </table:table-cell>
              <table:table-cell office:value-type="float" office:value="0.221162">
                <text:p>0.221162</text:p>
              </table:table-cell>
              <table:table-cell office:value-type="float" office:value="0.16581">
                <text:p>0.16581</text:p>
              </table:table-cell>
              <table:table-cell office:value-type="float" office:value="0.271573">
                <text:p>0.271573</text:p>
              </table:table-cell>
              <table:table-cell office:value-type="float" office:value="0.125">
                <text:p>0.125</text:p>
              </table:table-cell>
              <table:table-cell office:value-type="float" office:value="0.254526">
                <text:p>0.25452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157">
                <text:p>0.271157</text:p>
              </table:table-cell>
              <table:table-cell office:value-type="float" office:value="0.15">
                <text:p>0.15</text:p>
              </table:table-cell>
              <table:table-cell office:value-type="float" office:value="0.259439">
                <text:p>0.259439</text:p>
              </table:table-cell>
              <table:table-cell office:value-type="float" office:value="0.15">
                <text:p>0.15</text:p>
              </table:table-cell>
              <table:table-cell office:value-type="float" office:value="0.306382">
                <text:p>0.306382</text:p>
              </table:table-cell>
              <table:table-cell office:value-type="float" office:value="1.901711">
                <text:p>1.901711</text:p>
              </table:table-cell>
              <table:table-cell office:value-type="float" office:value="0.199254">
                <text:p>0.199254</text:p>
              </table:table-cell>
              <table:table-cell office:value-type="float" office:value="0.21459">
                <text:p>0.21459</text:p>
              </table:table-cell>
              <table:table-cell office:value-type="float" office:value="0.260002">
                <text:p>0.260002</text:p>
              </table:table-cell>
              <table:table-cell office:value-type="float" office:value="0.15">
                <text:p>0.15</text:p>
              </table:table-cell>
              <table:table-cell office:value-type="float" office:value="0.238786">
                <text:p>0.2387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3032">
                <text:p>0.273032</text:p>
              </table:table-cell>
              <table:table-cell office:value-type="float" office:value="0.175">
                <text:p>0.175</text:p>
              </table:table-cell>
              <table:table-cell office:value-type="float" office:value="0.265123">
                <text:p>0.265123</text:p>
              </table:table-cell>
              <table:table-cell office:value-type="float" office:value="0.175">
                <text:p>0.175</text:p>
              </table:table-cell>
              <table:table-cell office:value-type="float" office:value="0.274907">
                <text:p>0.274907</text:p>
              </table:table-cell>
              <table:table-cell office:value-type="float" office:value="2.212008">
                <text:p>2.212008</text:p>
              </table:table-cell>
              <table:table-cell office:value-type="float" office:value="0.199102">
                <text:p>0.199102</text:p>
              </table:table-cell>
              <table:table-cell office:value-type="float" office:value="0.25816">
                <text:p>0.25816</text:p>
              </table:table-cell>
              <table:table-cell office:value-type="float" office:value="0.241148">
                <text:p>0.241148</text:p>
              </table:table-cell>
              <table:table-cell office:value-type="float" office:value="0.175">
                <text:p>0.175</text:p>
              </table:table-cell>
              <table:table-cell office:value-type="float" office:value="0.217491">
                <text:p>0.21749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4051">
                <text:p>0.274051</text:p>
              </table:table-cell>
              <table:table-cell office:value-type="float" office:value="0.2">
                <text:p>0.2</text:p>
              </table:table-cell>
              <table:table-cell office:value-type="float" office:value="0.269648">
                <text:p>0.269648</text:p>
              </table:table-cell>
              <table:table-cell office:value-type="float" office:value="0.2">
                <text:p>0.2</text:p>
              </table:table-cell>
              <table:table-cell office:value-type="float" office:value="0.282598">
                <text:p>0.282598</text:p>
              </table:table-cell>
              <table:table-cell office:value-type="float" office:value="2.5">
                <text:p>2.5</text:p>
              </table:table-cell>
              <table:table-cell office:value-type="float" office:value="0.225036">
                <text:p>0.225036</text:p>
              </table:table-cell>
              <table:table-cell office:value-type="float" office:value="0.30202">
                <text:p>0.30202</text:p>
              </table:table-cell>
              <table:table-cell office:value-type="float" office:value="0.221575">
                <text:p>0.221575</text:p>
              </table:table-cell>
              <table:table-cell office:value-type="float" office:value="0.2">
                <text:p>0.2</text:p>
              </table:table-cell>
              <table:table-cell office:value-type="float" office:value="0.198141">
                <text:p>0.1981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6331">
                <text:p>0.276331</text:p>
              </table:table-cell>
              <table:table-cell office:value-type="float" office:value="0.225">
                <text:p>0.225</text:p>
              </table:table-cell>
              <table:table-cell office:value-type="float" office:value="0.27362">
                <text:p>0.27362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5356">
                <text:p>0.255356</text:p>
              </table:table-cell>
              <table:table-cell office:value-type="float" office:value="0.33503">
                <text:p>0.33503</text:p>
              </table:table-cell>
              <table:table-cell office:value-type="float" office:value="0.2078">
                <text:p>0.2078</text:p>
              </table:table-cell>
              <table:table-cell office:value-type="float" office:value="0.225">
                <text:p>0.225</text:p>
              </table:table-cell>
              <table:table-cell office:value-type="float" office:value="0.188218">
                <text:p>0.18821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0476">
                <text:p>0.280476</text:p>
              </table:table-cell>
              <table:table-cell office:value-type="float" office:value="0.25">
                <text:p>0.25</text:p>
              </table:table-cell>
              <table:table-cell office:value-type="float" office:value="0.277419">
                <text:p>0.277419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34">
                <text:p>0.281234</text:p>
              </table:table-cell>
              <table:table-cell office:value-type="float" office:value="0.39522">
                <text:p>0.39522</text:p>
              </table:table-cell>
              <table:table-cell office:value-type="float" office:value="0.204885">
                <text:p>0.204885</text:p>
              </table:table-cell>
              <table:table-cell office:value-type="float" office:value="0.25">
                <text:p>0.25</text:p>
              </table:table-cell>
              <table:table-cell office:value-type="float" office:value="0.191909">
                <text:p>0.191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027">
                <text:p>0.284027</text:p>
              </table:table-cell>
              <table:table-cell office:value-type="float" office:value="0.275">
                <text:p>0.275</text:p>
              </table:table-cell>
              <table:table-cell office:value-type="float" office:value="0.281651">
                <text:p>0.281651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34">
                <text:p>0.281234</text:p>
              </table:table-cell>
              <table:table-cell office:value-type="float" office:value="0.39522">
                <text:p>0.39522</text:p>
              </table:table-cell>
              <table:table-cell office:value-type="float" office:value="0.213446">
                <text:p>0.213446</text:p>
              </table:table-cell>
              <table:table-cell office:value-type="float" office:value="0.275">
                <text:p>0.275</text:p>
              </table:table-cell>
              <table:table-cell office:value-type="float" office:value="0.207996">
                <text:p>0.20799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152">
                <text:p>0.285152</text:p>
              </table:table-cell>
              <table:table-cell office:value-type="float" office:value="0.3">
                <text:p>0.3</text:p>
              </table:table-cell>
              <table:table-cell office:value-type="float" office:value="0.286056">
                <text:p>0.286056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6015">
                <text:p>0.316015</text:p>
              </table:table-cell>
              <table:table-cell office:value-type="float" office:value="0.3956">
                <text:p>0.3956</text:p>
              </table:table-cell>
              <table:table-cell office:value-type="float" office:value="0.231122">
                <text:p>0.231122</text:p>
              </table:table-cell>
              <table:table-cell office:value-type="float" office:value="0.3">
                <text:p>0.3</text:p>
              </table:table-cell>
              <table:table-cell office:value-type="float" office:value="0.23252">
                <text:p>0.232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338">
                <text:p>0.286338</text:p>
              </table:table-cell>
              <table:table-cell office:value-type="float" office:value="0.325">
                <text:p>0.325</text:p>
              </table:table-cell>
              <table:table-cell office:value-type="float" office:value="0.291049">
                <text:p>0.291049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6015">
                <text:p>0.316015</text:p>
              </table:table-cell>
              <table:table-cell office:value-type="float" office:value="0.3956">
                <text:p>0.3956</text:p>
              </table:table-cell>
              <table:table-cell office:value-type="float" office:value="0.253597">
                <text:p>0.253597</text:p>
              </table:table-cell>
              <table:table-cell office:value-type="float" office:value="0.325">
                <text:p>0.325</text:p>
              </table:table-cell>
              <table:table-cell office:value-type="float" office:value="0.260836">
                <text:p>0.2608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084">
                <text:p>0.289084</text:p>
              </table:table-cell>
              <table:table-cell office:value-type="float" office:value="0.35">
                <text:p>0.35</text:p>
              </table:table-cell>
              <table:table-cell office:value-type="float" office:value="0.296283">
                <text:p>0.296283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16">
                <text:p>0.346316</text:p>
              </table:table-cell>
              <table:table-cell office:value-type="float" office:value="0.43406">
                <text:p>0.43406</text:p>
              </table:table-cell>
              <table:table-cell office:value-type="float" office:value="0.276416">
                <text:p>0.276416</text:p>
              </table:table-cell>
              <table:table-cell office:value-type="float" office:value="0.35">
                <text:p>0.35</text:p>
              </table:table-cell>
              <table:table-cell office:value-type="float" office:value="0.288088">
                <text:p>0.28808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284">
                <text:p>0.293284</text:p>
              </table:table-cell>
              <table:table-cell office:value-type="float" office:value="0.375">
                <text:p>0.375</text:p>
              </table:table-cell>
              <table:table-cell office:value-type="float" office:value="0.301099">
                <text:p>0.301099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16">
                <text:p>0.346316</text:p>
              </table:table-cell>
              <table:table-cell office:value-type="float" office:value="0.43406">
                <text:p>0.43406</text:p>
              </table:table-cell>
              <table:table-cell office:value-type="float" office:value="0.295888">
                <text:p>0.295888</text:p>
              </table:table-cell>
              <table:table-cell office:value-type="float" office:value="0.375">
                <text:p>0.375</text:p>
              </table:table-cell>
              <table:table-cell office:value-type="float" office:value="0.310894">
                <text:p>0.31089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8984">
                <text:p>0.298984</text:p>
              </table:table-cell>
              <table:table-cell office:value-type="float" office:value="0.4">
                <text:p>0.4</text:p>
              </table:table-cell>
              <table:table-cell office:value-type="float" office:value="0.305988">
                <text:p>0.305988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7884">
                <text:p>0.367884</text:p>
              </table:table-cell>
              <table:table-cell office:value-type="float" office:value="0.48331">
                <text:p>0.48331</text:p>
              </table:table-cell>
              <table:table-cell office:value-type="float" office:value="0.310844">
                <text:p>0.310844</text:p>
              </table:table-cell>
              <table:table-cell office:value-type="float" office:value="0.4">
                <text:p>0.4</text:p>
              </table:table-cell>
              <table:table-cell office:value-type="float" office:value="0.327824">
                <text:p>0.3278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5604">
                <text:p>0.305604</text:p>
              </table:table-cell>
              <table:table-cell office:value-type="float" office:value="0.425">
                <text:p>0.425</text:p>
              </table:table-cell>
              <table:table-cell office:value-type="float" office:value="0.311268">
                <text:p>0.311268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7884">
                <text:p>0.367884</text:p>
              </table:table-cell>
              <table:table-cell office:value-type="float" office:value="0.48331">
                <text:p>0.48331</text:p>
              </table:table-cell>
              <table:table-cell office:value-type="float" office:value="0.321267">
                <text:p>0.321267</text:p>
              </table:table-cell>
              <table:table-cell office:value-type="float" office:value="0.425">
                <text:p>0.425</text:p>
              </table:table-cell>
              <table:table-cell office:value-type="float" office:value="0.337967">
                <text:p>0.33796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231">
                <text:p>0.312231</text:p>
              </table:table-cell>
              <table:table-cell office:value-type="float" office:value="0.45">
                <text:p>0.45</text:p>
              </table:table-cell>
              <table:table-cell office:value-type="float" office:value="0.316396">
                <text:p>0.316396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757">
                <text:p>0.380757</text:p>
              </table:table-cell>
              <table:table-cell office:value-type="float" office:value="0.53247">
                <text:p>0.53247</text:p>
              </table:table-cell>
              <table:table-cell office:value-type="float" office:value="0.328514">
                <text:p>0.328514</text:p>
              </table:table-cell>
              <table:table-cell office:value-type="float" office:value="0.45">
                <text:p>0.45</text:p>
              </table:table-cell>
              <table:table-cell office:value-type="float" office:value="0.343246">
                <text:p>0.34324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7899">
                <text:p>0.317899</text:p>
              </table:table-cell>
              <table:table-cell office:value-type="float" office:value="0.475">
                <text:p>0.475</text:p>
              </table:table-cell>
              <table:table-cell office:value-type="float" office:value="0.321185">
                <text:p>0.321185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757">
                <text:p>0.380757</text:p>
              </table:table-cell>
              <table:table-cell office:value-type="float" office:value="0.53247">
                <text:p>0.53247</text:p>
              </table:table-cell>
              <table:table-cell office:value-type="float" office:value="0.333075">
                <text:p>0.333075</text:p>
              </table:table-cell>
              <table:table-cell office:value-type="float" office:value="0.475">
                <text:p>0.475</text:p>
              </table:table-cell>
              <table:table-cell office:value-type="float" office:value="0.345424">
                <text:p>0.34542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2247">
                <text:p>0.322247</text:p>
              </table:table-cell>
              <table:table-cell office:value-type="float" office:value="0.5">
                <text:p>0.5</text:p>
              </table:table-cell>
              <table:table-cell office:value-type="float" office:value="0.325461">
                <text:p>0.325461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4915">
                <text:p>0.384915</text:p>
              </table:table-cell>
              <table:table-cell office:value-type="float" office:value="0.58698">
                <text:p>0.58698</text:p>
              </table:table-cell>
              <table:table-cell office:value-type="float" office:value="0.336174">
                <text:p>0.336174</text:p>
              </table:table-cell>
              <table:table-cell office:value-type="float" office:value="0.5">
                <text:p>0.5</text:p>
              </table:table-cell>
              <table:table-cell office:value-type="float" office:value="0.346125">
                <text:p>0.346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689">
                <text:p>0.325689</text:p>
              </table:table-cell>
              <table:table-cell office:value-type="float" office:value="0.525">
                <text:p>0.525</text:p>
              </table:table-cell>
              <table:table-cell office:value-type="float" office:value="0.329407">
                <text:p>0.329407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4915">
                <text:p>0.384915</text:p>
              </table:table-cell>
              <table:table-cell office:value-type="float" office:value="0.58698">
                <text:p>0.58698</text:p>
              </table:table-cell>
              <table:table-cell office:value-type="float" office:value="0.33815">
                <text:p>0.33815</text:p>
              </table:table-cell>
              <table:table-cell office:value-type="float" office:value="0.525">
                <text:p>0.525</text:p>
              </table:table-cell>
              <table:table-cell office:value-type="float" office:value="0.345924">
                <text:p>0.34592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8217">
                <text:p>0.328217</text:p>
              </table:table-cell>
              <table:table-cell office:value-type="float" office:value="0.55">
                <text:p>0.55</text:p>
              </table:table-cell>
              <table:table-cell office:value-type="float" office:value="0.332949">
                <text:p>0.332949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421">
                <text:p>0.393421</text:p>
              </table:table-cell>
              <table:table-cell office:value-type="float" office:value="0.64154">
                <text:p>0.64154</text:p>
              </table:table-cell>
              <table:table-cell office:value-type="float" office:value="0.339922">
                <text:p>0.339922</text:p>
              </table:table-cell>
              <table:table-cell office:value-type="float" office:value="0.55">
                <text:p>0.55</text:p>
              </table:table-cell>
              <table:table-cell office:value-type="float" office:value="0.346241">
                <text:p>0.3462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035">
                <text:p>0.33035</text:p>
              </table:table-cell>
              <table:table-cell office:value-type="float" office:value="0.575">
                <text:p>0.575</text:p>
              </table:table-cell>
              <table:table-cell office:value-type="float" office:value="0.335897">
                <text:p>0.33589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421">
                <text:p>0.393421</text:p>
              </table:table-cell>
              <table:table-cell office:value-type="float" office:value="0.64154">
                <text:p>0.64154</text:p>
              </table:table-cell>
              <table:table-cell office:value-type="float" office:value="0.341793">
                <text:p>0.341793</text:p>
              </table:table-cell>
              <table:table-cell office:value-type="float" office:value="0.575">
                <text:p>0.575</text:p>
              </table:table-cell>
              <table:table-cell office:value-type="float" office:value="0.347383">
                <text:p>0.34738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2685">
                <text:p>0.332685</text:p>
              </table:table-cell>
              <table:table-cell office:value-type="float" office:value="0.6">
                <text:p>0.6</text:p>
              </table:table-cell>
              <table:table-cell office:value-type="float" office:value="0.338904">
                <text:p>0.338904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579">
                <text:p>0.397579</text:p>
              </table:table-cell>
              <table:table-cell office:value-type="float" office:value="0.69605">
                <text:p>0.69605</text:p>
              </table:table-cell>
              <table:table-cell office:value-type="float" office:value="0.343639">
                <text:p>0.343639</text:p>
              </table:table-cell>
              <table:table-cell office:value-type="float" office:value="0.6">
                <text:p>0.6</text:p>
              </table:table-cell>
              <table:table-cell office:value-type="float" office:value="0.348586">
                <text:p>0.3485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5051">
                <text:p>0.335051</text:p>
              </table:table-cell>
              <table:table-cell office:value-type="float" office:value="0.625">
                <text:p>0.625</text:p>
              </table:table-cell>
              <table:table-cell office:value-type="float" office:value="0.341658">
                <text:p>0.341658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579">
                <text:p>0.397579</text:p>
              </table:table-cell>
              <table:table-cell office:value-type="float" office:value="0.69605">
                <text:p>0.69605</text:p>
              </table:table-cell>
              <table:table-cell office:value-type="float" office:value="0.345037">
                <text:p>0.345037</text:p>
              </table:table-cell>
              <table:table-cell office:value-type="float" office:value="0.625">
                <text:p>0.625</text:p>
              </table:table-cell>
              <table:table-cell office:value-type="float" office:value="0.349516">
                <text:p>0.34951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261">
                <text:p>0.337261</text:p>
              </table:table-cell>
              <table:table-cell office:value-type="float" office:value="0.65">
                <text:p>0.65</text:p>
              </table:table-cell>
              <table:table-cell office:value-type="float" office:value="0.34399">
                <text:p>0.34399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39">
                <text:p>0.39739</text:p>
              </table:table-cell>
              <table:table-cell office:value-type="float" office:value="0.75052">
                <text:p>0.75052</text:p>
              </table:table-cell>
              <table:table-cell office:value-type="float" office:value="0.346615">
                <text:p>0.346615</text:p>
              </table:table-cell>
              <table:table-cell office:value-type="float" office:value="0.65">
                <text:p>0.65</text:p>
              </table:table-cell>
              <table:table-cell office:value-type="float" office:value="0.350904">
                <text:p>0.35090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9629">
                <text:p>0.339629</text:p>
              </table:table-cell>
              <table:table-cell office:value-type="float" office:value="0.675">
                <text:p>0.675</text:p>
              </table:table-cell>
              <table:table-cell office:value-type="float" office:value="0.34584">
                <text:p>0.34584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39">
                <text:p>0.39739</text:p>
              </table:table-cell>
              <table:table-cell office:value-type="float" office:value="0.75052">
                <text:p>0.75052</text:p>
              </table:table-cell>
              <table:table-cell office:value-type="float" office:value="0.348524">
                <text:p>0.348524</text:p>
              </table:table-cell>
              <table:table-cell office:value-type="float" office:value="0.675">
                <text:p>0.675</text:p>
              </table:table-cell>
              <table:table-cell office:value-type="float" office:value="0.352032">
                <text:p>0.35203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255">
                <text:p>0.34255</text:p>
              </table:table-cell>
              <table:table-cell office:value-type="float" office:value="0.7">
                <text:p>0.7</text:p>
              </table:table-cell>
              <table:table-cell office:value-type="float" office:value="0.347765">
                <text:p>0.347765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1548">
                <text:p>0.401548</text:p>
              </table:table-cell>
              <table:table-cell office:value-type="float" office:value="0.80503">
                <text:p>0.80503</text:p>
              </table:table-cell>
              <table:table-cell office:value-type="float" office:value="0.35095">
                <text:p>0.35095</text:p>
              </table:table-cell>
              <table:table-cell office:value-type="float" office:value="0.7">
                <text:p>0.7</text:p>
              </table:table-cell>
              <table:table-cell office:value-type="float" office:value="0.352704">
                <text:p>0.35270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5915">
                <text:p>0.345915</text:p>
              </table:table-cell>
              <table:table-cell office:value-type="float" office:value="0.725">
                <text:p>0.725</text:p>
              </table:table-cell>
              <table:table-cell office:value-type="float" office:value="0.350439">
                <text:p>0.350439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1548">
                <text:p>0.401548</text:p>
              </table:table-cell>
              <table:table-cell office:value-type="float" office:value="0.80503">
                <text:p>0.80503</text:p>
              </table:table-cell>
              <table:table-cell office:value-type="float" office:value="0.353748">
                <text:p>0.353748</text:p>
              </table:table-cell>
              <table:table-cell office:value-type="float" office:value="0.725">
                <text:p>0.725</text:p>
              </table:table-cell>
              <table:table-cell office:value-type="float" office:value="0.353161">
                <text:p>0.353161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9343">
                <text:p>0.349343</text:p>
              </table:table-cell>
              <table:table-cell office:value-type="float" office:value="0.75">
                <text:p>0.75</text:p>
              </table:table-cell>
              <table:table-cell office:value-type="float" office:value="0.353708">
                <text:p>0.35370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706">
                <text:p>0.405706</text:p>
              </table:table-cell>
              <table:table-cell office:value-type="float" office:value="0.85954">
                <text:p>0.85954</text:p>
              </table:table-cell>
              <table:table-cell office:value-type="float" office:value="0.357079">
                <text:p>0.357079</text:p>
              </table:table-cell>
              <table:table-cell office:value-type="float" office:value="0.75">
                <text:p>0.75</text:p>
              </table:table-cell>
              <table:table-cell office:value-type="float" office:value="0.35399">
                <text:p>0.3539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2103">
                <text:p>0.352103</text:p>
              </table:table-cell>
              <table:table-cell office:value-type="float" office:value="0.775">
                <text:p>0.775</text:p>
              </table:table-cell>
              <table:table-cell office:value-type="float" office:value="0.356736">
                <text:p>0.356736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706">
                <text:p>0.405706</text:p>
              </table:table-cell>
              <table:table-cell office:value-type="float" office:value="0.85954">
                <text:p>0.85954</text:p>
              </table:table-cell>
              <table:table-cell office:value-type="float" office:value="0.360158">
                <text:p>0.360158</text:p>
              </table:table-cell>
              <table:table-cell office:value-type="float" office:value="0.775">
                <text:p>0.775</text:p>
              </table:table-cell>
              <table:table-cell office:value-type="float" office:value="0.355391">
                <text:p>0.35539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439">
                <text:p>0.35439</text:p>
              </table:table-cell>
              <table:table-cell office:value-type="float" office:value="0.8">
                <text:p>0.8</text:p>
              </table:table-cell>
              <table:table-cell office:value-type="float" office:value="0.358985">
                <text:p>0.358985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422">
                <text:p>0.405422</text:p>
              </table:table-cell>
              <table:table-cell office:value-type="float" office:value="0.94124">
                <text:p>0.94124</text:p>
              </table:table-cell>
              <table:table-cell office:value-type="float" office:value="0.363021">
                <text:p>0.363021</text:p>
              </table:table-cell>
              <table:table-cell office:value-type="float" office:value="0.8">
                <text:p>0.8</text:p>
              </table:table-cell>
              <table:table-cell office:value-type="float" office:value="0.357865">
                <text:p>0.3578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6856">
                <text:p>0.356856</text:p>
              </table:table-cell>
              <table:table-cell office:value-type="float" office:value="0.825">
                <text:p>0.825</text:p>
              </table:table-cell>
              <table:table-cell office:value-type="float" office:value="0.360528">
                <text:p>0.360528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41">
                <text:p>0.40941</text:p>
              </table:table-cell>
              <table:table-cell office:value-type="float" office:value="1.04476">
                <text:p>1.04476</text:p>
              </table:table-cell>
              <table:table-cell office:value-type="float" office:value="0.365144">
                <text:p>0.365144</text:p>
              </table:table-cell>
              <table:table-cell office:value-type="float" office:value="0.825">
                <text:p>0.825</text:p>
              </table:table-cell>
              <table:table-cell office:value-type="float" office:value="0.360209">
                <text:p>0.36020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9657">
                <text:p>0.359657</text:p>
              </table:table-cell>
              <table:table-cell office:value-type="float" office:value="0.85">
                <text:p>0.85</text:p>
              </table:table-cell>
              <table:table-cell office:value-type="float" office:value="0.361358">
                <text:p>0.361358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031">
                <text:p>0.409031</text:p>
              </table:table-cell>
              <table:table-cell office:value-type="float" office:value="1.15369">
                <text:p>1.15369</text:p>
              </table:table-cell>
              <table:table-cell office:value-type="float" office:value="0.366679">
                <text:p>0.366679</text:p>
              </table:table-cell>
              <table:table-cell office:value-type="float" office:value="0.85">
                <text:p>0.85</text:p>
              </table:table-cell>
              <table:table-cell office:value-type="float" office:value="0.362426">
                <text:p>0.36242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2324">
                <text:p>0.362324</text:p>
              </table:table-cell>
              <table:table-cell office:value-type="float" office:value="0.875">
                <text:p>0.875</text:p>
              </table:table-cell>
              <table:table-cell office:value-type="float" office:value="0.361657">
                <text:p>0.361657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975">
                <text:p>0.399975</text:p>
              </table:table-cell>
              <table:table-cell office:value-type="float" office:value="1.25708">
                <text:p>1.25708</text:p>
              </table:table-cell>
              <table:table-cell office:value-type="float" office:value="0.368871">
                <text:p>0.368871</text:p>
              </table:table-cell>
              <table:table-cell office:value-type="float" office:value="0.875">
                <text:p>0.875</text:p>
              </table:table-cell>
              <table:table-cell office:value-type="float" office:value="0.365286">
                <text:p>0.36528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542">
                <text:p>0.36542</text:p>
              </table:table-cell>
              <table:table-cell office:value-type="float" office:value="0.9">
                <text:p>0.9</text:p>
              </table:table-cell>
              <table:table-cell office:value-type="float" office:value="0.362153">
                <text:p>0.362153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596">
                <text:p>0.399596</text:p>
              </table:table-cell>
              <table:table-cell office:value-type="float" office:value="1.36601">
                <text:p>1.36601</text:p>
              </table:table-cell>
              <table:table-cell office:value-type="float" office:value="0.371307">
                <text:p>0.371307</text:p>
              </table:table-cell>
              <table:table-cell office:value-type="float" office:value="0.9">
                <text:p>0.9</text:p>
              </table:table-cell>
              <table:table-cell office:value-type="float" office:value="0.368328">
                <text:p>0.3683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265">
                <text:p>0.369265</text:p>
              </table:table-cell>
              <table:table-cell office:value-type="float" office:value="0.925">
                <text:p>0.925</text:p>
              </table:table-cell>
              <table:table-cell office:value-type="float" office:value="0.363417">
                <text:p>0.363417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5059">
                <text:p>0.395059</text:p>
              </table:table-cell>
              <table:table-cell office:value-type="float" office:value="1.42043">
                <text:p>1.42043</text:p>
              </table:table-cell>
              <table:table-cell office:value-type="float" office:value="0.373487">
                <text:p>0.373487</text:p>
              </table:table-cell>
              <table:table-cell office:value-type="float" office:value="0.925">
                <text:p>0.925</text:p>
              </table:table-cell>
              <table:table-cell office:value-type="float" office:value="0.371348">
                <text:p>0.37134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3209">
                <text:p>0.373209</text:p>
              </table:table-cell>
              <table:table-cell office:value-type="float" office:value="0.95">
                <text:p>0.95</text:p>
              </table:table-cell>
              <table:table-cell office:value-type="float" office:value="0.36525">
                <text:p>0.36525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175">
                <text:p>0.386175</text:p>
              </table:table-cell>
              <table:table-cell office:value-type="float" office:value="1.47479">
                <text:p>1.47479</text:p>
              </table:table-cell>
              <table:table-cell office:value-type="float" office:value="0.375992">
                <text:p>0.375992</text:p>
              </table:table-cell>
              <table:table-cell office:value-type="float" office:value="0.95">
                <text:p>0.95</text:p>
              </table:table-cell>
              <table:table-cell office:value-type="float" office:value="0.374269">
                <text:p>0.37426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153">
                <text:p>0.376153</text:p>
              </table:table-cell>
              <table:table-cell office:value-type="float" office:value="0.975">
                <text:p>0.975</text:p>
              </table:table-cell>
              <table:table-cell office:value-type="float" office:value="0.367259">
                <text:p>0.367259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1638">
                <text:p>0.381638</text:p>
              </table:table-cell>
              <table:table-cell office:value-type="float" office:value="1.529212">
                <text:p>1.529212</text:p>
              </table:table-cell>
              <table:table-cell office:value-type="float" office:value="0.378477">
                <text:p>0.378477</text:p>
              </table:table-cell>
              <table:table-cell office:value-type="float" office:value="0.975">
                <text:p>0.975</text:p>
              </table:table-cell>
              <table:table-cell office:value-type="float" office:value="0.377259">
                <text:p>0.377259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8898">
                <text:p>0.378898</text:p>
              </table:table-cell>
              <table:table-cell office:value-type="float" office:value="1">
                <text:p>1</text:p>
              </table:table-cell>
              <table:table-cell office:value-type="float" office:value="0.369318">
                <text:p>0.369318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2753">
                <text:p>0.372753</text:p>
              </table:table-cell>
              <table:table-cell office:value-type="float" office:value="1.583581">
                <text:p>1.583581</text:p>
              </table:table-cell>
              <table:table-cell office:value-type="float" office:value="0.380036">
                <text:p>0.380036</text:p>
              </table:table-cell>
              <table:table-cell office:value-type="float" office:value="1">
                <text:p>1</text:p>
              </table:table-cell>
              <table:table-cell office:value-type="float" office:value="0.379731">
                <text:p>0.379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2287">
                <text:p>0.382287</text:p>
              </table:table-cell>
              <table:table-cell office:value-type="float" office:value="1.025">
                <text:p>1.025</text:p>
              </table:table-cell>
              <table:table-cell office:value-type="float" office:value="0.371549">
                <text:p>0.371549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216">
                <text:p>0.368216</text:p>
              </table:table-cell>
              <table:table-cell office:value-type="float" office:value="1.637998">
                <text:p>1.637998</text:p>
              </table:table-cell>
              <table:table-cell office:value-type="float" office:value="0.380762">
                <text:p>0.380762</text:p>
              </table:table-cell>
              <table:table-cell office:value-type="float" office:value="1.025">
                <text:p>1.025</text:p>
              </table:table-cell>
              <table:table-cell office:value-type="float" office:value="0.380855">
                <text:p>0.38085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534">
                <text:p>0.385534</text:p>
              </table:table-cell>
              <table:table-cell office:value-type="float" office:value="1.05">
                <text:p>1.05</text:p>
              </table:table-cell>
              <table:table-cell office:value-type="float" office:value="0.37384">
                <text:p>0.37384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889">
                <text:p>0.354889</text:p>
              </table:table-cell>
              <table:table-cell office:value-type="float" office:value="1.719552">
                <text:p>1.719552</text:p>
              </table:table-cell>
              <table:table-cell office:value-type="float" office:value="0.381235">
                <text:p>0.381235</text:p>
              </table:table-cell>
              <table:table-cell office:value-type="float" office:value="1.05">
                <text:p>1.05</text:p>
              </table:table-cell>
              <table:table-cell office:value-type="float" office:value="0.381109">
                <text:p>0.38110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8245">
                <text:p>0.388245</text:p>
              </table:table-cell>
              <table:table-cell office:value-type="float" office:value="1.075">
                <text:p>1.075</text:p>
              </table:table-cell>
              <table:table-cell office:value-type="float" office:value="0.376001">
                <text:p>0.376001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004">
                <text:p>0.346004</text:p>
              </table:table-cell>
              <table:table-cell office:value-type="float" office:value="1.773922">
                <text:p>1.773922</text:p>
              </table:table-cell>
              <table:table-cell office:value-type="float" office:value="0.381955">
                <text:p>0.381955</text:p>
              </table:table-cell>
              <table:table-cell office:value-type="float" office:value="1.075">
                <text:p>1.075</text:p>
              </table:table-cell>
              <table:table-cell office:value-type="float" office:value="0.381037">
                <text:p>0.381037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0934">
                <text:p>0.390934</text:p>
              </table:table-cell>
              <table:table-cell office:value-type="float" office:value="1.1">
                <text:p>1.1</text:p>
              </table:table-cell>
              <table:table-cell office:value-type="float" office:value="0.377456">
                <text:p>0.377456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7119">
                <text:p>0.337119</text:p>
              </table:table-cell>
              <table:table-cell office:value-type="float" office:value="1.828291">
                <text:p>1.828291</text:p>
              </table:table-cell>
              <table:table-cell office:value-type="float" office:value="0.383069">
                <text:p>0.383069</text:p>
              </table:table-cell>
              <table:table-cell office:value-type="float" office:value="1.1">
                <text:p>1.1</text:p>
              </table:table-cell>
              <table:table-cell office:value-type="float" office:value="0.380902">
                <text:p>0.3809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3654">
                <text:p>0.393654</text:p>
              </table:table-cell>
              <table:table-cell office:value-type="float" office:value="1.125">
                <text:p>1.125</text:p>
              </table:table-cell>
              <table:table-cell office:value-type="float" office:value="0.378691">
                <text:p>0.378691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582">
                <text:p>0.332582</text:p>
              </table:table-cell>
              <table:table-cell office:value-type="float" office:value="1.882708">
                <text:p>1.882708</text:p>
              </table:table-cell>
              <table:table-cell office:value-type="float" office:value="0.383611">
                <text:p>0.383611</text:p>
              </table:table-cell>
              <table:table-cell office:value-type="float" office:value="1.125">
                <text:p>1.125</text:p>
              </table:table-cell>
              <table:table-cell office:value-type="float" office:value="0.38057">
                <text:p>0.3805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5893">
                <text:p>0.395893</text:p>
              </table:table-cell>
              <table:table-cell office:value-type="float" office:value="1.15">
                <text:p>1.15</text:p>
              </table:table-cell>
              <table:table-cell office:value-type="float" office:value="0.380555">
                <text:p>0.380555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9236">
                <text:p>0.319236</text:p>
              </table:table-cell>
              <table:table-cell office:value-type="float" office:value="1.969708">
                <text:p>1.969708</text:p>
              </table:table-cell>
              <table:table-cell office:value-type="float" office:value="0.383862">
                <text:p>0.383862</text:p>
              </table:table-cell>
              <table:table-cell office:value-type="float" office:value="1.15">
                <text:p>1.15</text:p>
              </table:table-cell>
              <table:table-cell office:value-type="float" office:value="0.380418">
                <text:p>0.3804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8461">
                <text:p>0.398461</text:p>
              </table:table-cell>
              <table:table-cell office:value-type="float" office:value="1.175">
                <text:p>1.175</text:p>
              </table:table-cell>
              <table:table-cell office:value-type="float" office:value="0.381974">
                <text:p>0.381974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919">
                <text:p>0.331919</text:p>
              </table:table-cell>
              <table:table-cell office:value-type="float" office:value="2.073332">
                <text:p>2.073332</text:p>
              </table:table-cell>
              <table:table-cell office:value-type="float" office:value="0.384751">
                <text:p>0.384751</text:p>
              </table:table-cell>
              <table:table-cell office:value-type="float" office:value="1.175">
                <text:p>1.175</text:p>
              </table:table-cell>
              <table:table-cell office:value-type="float" office:value="0.380778">
                <text:p>0.38077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2012">
                <text:p>0.402012</text:p>
              </table:table-cell>
              <table:table-cell office:value-type="float" office:value="1.2">
                <text:p>1.2</text:p>
              </table:table-cell>
              <table:table-cell office:value-type="float" office:value="0.382922">
                <text:p>0.382922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425">
                <text:p>0.340425</text:p>
              </table:table-cell>
              <table:table-cell office:value-type="float" office:value="2.127891">
                <text:p>2.127891</text:p>
              </table:table-cell>
              <table:table-cell office:value-type="float" office:value="0.385747">
                <text:p>0.385747</text:p>
              </table:table-cell>
              <table:table-cell office:value-type="float" office:value="1.2">
                <text:p>1.2</text:p>
              </table:table-cell>
              <table:table-cell office:value-type="float" office:value="0.381606">
                <text:p>0.38160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5838">
                <text:p>0.405838</text:p>
              </table:table-cell>
              <table:table-cell office:value-type="float" office:value="1.225">
                <text:p>1.225</text:p>
              </table:table-cell>
              <table:table-cell office:value-type="float" office:value="0.383625">
                <text:p>0.383625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4583">
                <text:p>0.344583</text:p>
              </table:table-cell>
              <table:table-cell office:value-type="float" office:value="2.182403">
                <text:p>2.182403</text:p>
              </table:table-cell>
              <table:table-cell office:value-type="float" office:value="0.386437">
                <text:p>0.386437</text:p>
              </table:table-cell>
              <table:table-cell office:value-type="float" office:value="1.225">
                <text:p>1.225</text:p>
              </table:table-cell>
              <table:table-cell office:value-type="float" office:value="0.382053">
                <text:p>0.382053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9691">
                <text:p>0.409691</text:p>
              </table:table-cell>
              <table:table-cell office:value-type="float" office:value="1.25">
                <text:p>1.25</text:p>
              </table:table-cell>
              <table:table-cell office:value-type="float" office:value="0.384115">
                <text:p>0.384115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089">
                <text:p>0.353089</text:p>
              </table:table-cell>
              <table:table-cell office:value-type="float" office:value="2.236962">
                <text:p>2.236962</text:p>
              </table:table-cell>
              <table:table-cell office:value-type="float" office:value="0.386237">
                <text:p>0.386237</text:p>
              </table:table-cell>
              <table:table-cell office:value-type="float" office:value="1.25">
                <text:p>1.25</text:p>
              </table:table-cell>
              <table:table-cell office:value-type="float" office:value="0.381591">
                <text:p>0.38159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2509">
                <text:p>0.412509</text:p>
              </table:table-cell>
              <table:table-cell office:value-type="float" office:value="1.275">
                <text:p>1.275</text:p>
              </table:table-cell>
              <table:table-cell office:value-type="float" office:value="0.384436">
                <text:p>0.384436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1614">
                <text:p>0.361614</text:p>
              </table:table-cell>
              <table:table-cell office:value-type="float" office:value="2.286074">
                <text:p>2.286074</text:p>
              </table:table-cell>
              <table:table-cell office:value-type="float" office:value="0.385166">
                <text:p>0.385166</text:p>
              </table:table-cell>
              <table:table-cell office:value-type="float" office:value="1.275">
                <text:p>1.275</text:p>
              </table:table-cell>
              <table:table-cell office:value-type="float" office:value="0.379844">
                <text:p>0.379844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3849">
                <text:p>0.413849</text:p>
              </table:table-cell>
              <table:table-cell office:value-type="float" office:value="1.3">
                <text:p>1.3</text:p>
              </table:table-cell>
              <table:table-cell office:value-type="float" office:value="0.384619">
                <text:p>0.384619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772">
                <text:p>0.365772</text:p>
              </table:table-cell>
              <table:table-cell office:value-type="float" office:value="2.340586">
                <text:p>2.340586</text:p>
              </table:table-cell>
              <table:table-cell office:value-type="float" office:value="0.38388">
                <text:p>0.38388</text:p>
              </table:table-cell>
              <table:table-cell office:value-type="float" office:value="1.3">
                <text:p>1.3</text:p>
              </table:table-cell>
              <table:table-cell office:value-type="float" office:value="0.377666">
                <text:p>0.3776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5233">
                <text:p>0.415233</text:p>
              </table:table-cell>
              <table:table-cell office:value-type="float" office:value="1.325">
                <text:p>1.325</text:p>
              </table:table-cell>
              <table:table-cell office:value-type="float" office:value="0.383848">
                <text:p>0.383848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2859">
                <text:p>0.382859</text:p>
              </table:table-cell>
              <table:table-cell office:value-type="float" office:value="2.4279179">
                <text:p>2.4279179</text:p>
              </table:table-cell>
              <table:table-cell office:value-type="float" office:value="0.383003">
                <text:p>0.383003</text:p>
              </table:table-cell>
              <table:table-cell office:value-type="float" office:value="1.325">
                <text:p>1.325</text:p>
              </table:table-cell>
              <table:table-cell office:value-type="float" office:value="0.375537">
                <text:p>0.375537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6998">
                <text:p>0.416998</text:p>
              </table:table-cell>
              <table:table-cell office:value-type="float" office:value="1.35">
                <text:p>1.35</text:p>
              </table:table-cell>
              <table:table-cell office:value-type="float" office:value="0.383089">
                <text:p>0.383089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904">
                <text:p>0.386904</text:p>
              </table:table-cell>
              <table:table-cell office:value-type="float" office:value="2.5">
                <text:p>2.5</text:p>
              </table:table-cell>
              <table:table-cell office:value-type="float" office:value="0.382739">
                <text:p>0.382739</text:p>
              </table:table-cell>
              <table:table-cell office:value-type="float" office:value="1.35">
                <text:p>1.35</text:p>
              </table:table-cell>
              <table:table-cell office:value-type="float" office:value="0.373123">
                <text:p>0.37312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8">
                <text:p>0.41828</text:p>
              </table:table-cell>
              <table:table-cell office:value-type="float" office:value="1.375">
                <text:p>1.375</text:p>
              </table:table-cell>
              <table:table-cell office:value-type="float" office:value="0.382637">
                <text:p>0.382637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2212">
                <text:p>0.382212</text:p>
              </table:table-cell>
              <table:table-cell office:value-type="float" office:value="1.375">
                <text:p>1.375</text:p>
              </table:table-cell>
              <table:table-cell office:value-type="float" office:value="0.370098">
                <text:p>0.370098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9111">
                <text:p>0.419111</text:p>
              </table:table-cell>
              <table:table-cell office:value-type="float" office:value="1.4">
                <text:p>1.4</text:p>
              </table:table-cell>
              <table:table-cell office:value-type="float" office:value="0.382569">
                <text:p>0.382569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455">
                <text:p>0.380455</text:p>
              </table:table-cell>
              <table:table-cell office:value-type="float" office:value="1.4">
                <text:p>1.4</text:p>
              </table:table-cell>
              <table:table-cell office:value-type="float" office:value="0.366863">
                <text:p>0.3668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9265">
                <text:p>0.419265</text:p>
              </table:table-cell>
              <table:table-cell office:value-type="float" office:value="1.425">
                <text:p>1.425</text:p>
              </table:table-cell>
              <table:table-cell office:value-type="float" office:value="0.38187">
                <text:p>0.38187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7798">
                <text:p>0.377798</text:p>
              </table:table-cell>
              <table:table-cell office:value-type="float" office:value="1.425">
                <text:p>1.425</text:p>
              </table:table-cell>
              <table:table-cell office:value-type="float" office:value="0.363005">
                <text:p>0.363005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8269">
                <text:p>0.418269</text:p>
              </table:table-cell>
              <table:table-cell office:value-type="float" office:value="1.45">
                <text:p>1.45</text:p>
              </table:table-cell>
              <table:table-cell office:value-type="float" office:value="0.379884">
                <text:p>0.379884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4914">
                <text:p>0.374914</text:p>
              </table:table-cell>
              <table:table-cell office:value-type="float" office:value="1.45">
                <text:p>1.45</text:p>
              </table:table-cell>
              <table:table-cell office:value-type="float" office:value="0.358752">
                <text:p>0.35875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822">
                <text:p>0.417822</text:p>
              </table:table-cell>
              <table:table-cell office:value-type="float" office:value="1.475">
                <text:p>1.475</text:p>
              </table:table-cell>
              <table:table-cell office:value-type="float" office:value="0.377996">
                <text:p>0.377996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753">
                <text:p>0.371753</text:p>
              </table:table-cell>
              <table:table-cell office:value-type="float" office:value="1.475">
                <text:p>1.475</text:p>
              </table:table-cell>
              <table:table-cell office:value-type="float" office:value="0.354116">
                <text:p>0.354116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8893">
                <text:p>0.418893</text:p>
              </table:table-cell>
              <table:table-cell office:value-type="float" office:value="1.5">
                <text:p>1.5</text:p>
              </table:table-cell>
              <table:table-cell office:value-type="float" office:value="0.376241">
                <text:p>0.376241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404">
                <text:p>0.368404</text:p>
              </table:table-cell>
              <table:table-cell office:value-type="float" office:value="1.5">
                <text:p>1.5</text:p>
              </table:table-cell>
              <table:table-cell office:value-type="float" office:value="0.349343">
                <text:p>0.34934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0357">
                <text:p>0.420357</text:p>
              </table:table-cell>
              <table:table-cell office:value-type="float" office:value="1.525">
                <text:p>1.525</text:p>
              </table:table-cell>
              <table:table-cell office:value-type="float" office:value="0.374247">
                <text:p>0.374247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297">
                <text:p>0.365297</text:p>
              </table:table-cell>
              <table:table-cell office:value-type="float" office:value="1.525">
                <text:p>1.525</text:p>
              </table:table-cell>
              <table:table-cell office:value-type="float" office:value="0.345359">
                <text:p>0.34535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1426">
                <text:p>0.421426</text:p>
              </table:table-cell>
              <table:table-cell office:value-type="float" office:value="1.55">
                <text:p>1.55</text:p>
              </table:table-cell>
              <table:table-cell office:value-type="float" office:value="0.372206">
                <text:p>0.37220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958">
                <text:p>0.362958</text:p>
              </table:table-cell>
              <table:table-cell office:value-type="float" office:value="1.55">
                <text:p>1.55</text:p>
              </table:table-cell>
              <table:table-cell office:value-type="float" office:value="0.34194">
                <text:p>0.3419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1913">
                <text:p>0.421913</text:p>
              </table:table-cell>
              <table:table-cell office:value-type="float" office:value="1.575">
                <text:p>1.575</text:p>
              </table:table-cell>
              <table:table-cell office:value-type="float" office:value="0.369615">
                <text:p>0.369615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1232">
                <text:p>0.361232</text:p>
              </table:table-cell>
              <table:table-cell office:value-type="float" office:value="1.575">
                <text:p>1.575</text:p>
              </table:table-cell>
              <table:table-cell office:value-type="float" office:value="0.338191">
                <text:p>0.33819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2088">
                <text:p>0.422088</text:p>
              </table:table-cell>
              <table:table-cell office:value-type="float" office:value="1.6">
                <text:p>1.6</text:p>
              </table:table-cell>
              <table:table-cell office:value-type="float" office:value="0.366216">
                <text:p>0.366216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57">
                <text:p>0.35957</text:p>
              </table:table-cell>
              <table:table-cell office:value-type="float" office:value="1.6">
                <text:p>1.6</text:p>
              </table:table-cell>
              <table:table-cell office:value-type="float" office:value="0.334684">
                <text:p>0.33468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167">
                <text:p>0.42167</text:p>
              </table:table-cell>
              <table:table-cell office:value-type="float" office:value="1.625">
                <text:p>1.625</text:p>
              </table:table-cell>
              <table:table-cell office:value-type="float" office:value="0.36406">
                <text:p>0.36406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7491">
                <text:p>0.357491</text:p>
              </table:table-cell>
              <table:table-cell office:value-type="float" office:value="1.625">
                <text:p>1.625</text:p>
              </table:table-cell>
              <table:table-cell office:value-type="float" office:value="0.3315">
                <text:p>0.331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1337">
                <text:p>0.421337</text:p>
              </table:table-cell>
              <table:table-cell office:value-type="float" office:value="1.65">
                <text:p>1.65</text:p>
              </table:table-cell>
              <table:table-cell office:value-type="float" office:value="0.362977">
                <text:p>0.362977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5112">
                <text:p>0.355112</text:p>
              </table:table-cell>
              <table:table-cell office:value-type="float" office:value="1.65">
                <text:p>1.65</text:p>
              </table:table-cell>
              <table:table-cell office:value-type="float" office:value="0.327676">
                <text:p>0.32767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226">
                <text:p>0.42226</text:p>
              </table:table-cell>
              <table:table-cell office:value-type="float" office:value="1.675">
                <text:p>1.675</text:p>
              </table:table-cell>
              <table:table-cell office:value-type="float" office:value="0.361205">
                <text:p>0.361205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223">
                <text:p>0.353223</text:p>
              </table:table-cell>
              <table:table-cell office:value-type="float" office:value="1.675">
                <text:p>1.675</text:p>
              </table:table-cell>
              <table:table-cell office:value-type="float" office:value="0.323356">
                <text:p>0.323356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3555">
                <text:p>0.423555</text:p>
              </table:table-cell>
              <table:table-cell office:value-type="float" office:value="1.7">
                <text:p>1.7</text:p>
              </table:table-cell>
              <table:table-cell office:value-type="float" office:value="0.35928">
                <text:p>0.35928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1611">
                <text:p>0.351611</text:p>
              </table:table-cell>
              <table:table-cell office:value-type="float" office:value="1.7">
                <text:p>1.7</text:p>
              </table:table-cell>
              <table:table-cell office:value-type="float" office:value="0.319579">
                <text:p>0.31957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423">
                <text:p>0.42423</text:p>
              </table:table-cell>
              <table:table-cell office:value-type="float" office:value="1.725">
                <text:p>1.725</text:p>
              </table:table-cell>
              <table:table-cell office:value-type="float" office:value="0.356713">
                <text:p>0.356713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0009">
                <text:p>0.350009</text:p>
              </table:table-cell>
              <table:table-cell office:value-type="float" office:value="1.725">
                <text:p>1.725</text:p>
              </table:table-cell>
              <table:table-cell office:value-type="float" office:value="0.316901">
                <text:p>0.316901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4242">
                <text:p>0.424242</text:p>
              </table:table-cell>
              <table:table-cell office:value-type="float" office:value="1.75">
                <text:p>1.75</text:p>
              </table:table-cell>
              <table:table-cell office:value-type="float" office:value="0.353146">
                <text:p>0.353146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7757">
                <text:p>0.347757</text:p>
              </table:table-cell>
              <table:table-cell office:value-type="float" office:value="1.75">
                <text:p>1.75</text:p>
              </table:table-cell>
              <table:table-cell office:value-type="float" office:value="0.314493">
                <text:p>0.31449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3343">
                <text:p>0.423343</text:p>
              </table:table-cell>
              <table:table-cell office:value-type="float" office:value="1.775">
                <text:p>1.775</text:p>
              </table:table-cell>
              <table:table-cell office:value-type="float" office:value="0.350059">
                <text:p>0.350059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4585">
                <text:p>0.344585</text:p>
              </table:table-cell>
              <table:table-cell office:value-type="float" office:value="1.775">
                <text:p>1.775</text:p>
              </table:table-cell>
              <table:table-cell office:value-type="float" office:value="0.312124">
                <text:p>0.312124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2317">
                <text:p>0.422317</text:p>
              </table:table-cell>
              <table:table-cell office:value-type="float" office:value="1.8">
                <text:p>1.8</text:p>
              </table:table-cell>
              <table:table-cell office:value-type="float" office:value="0.347625">
                <text:p>0.347625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118">
                <text:p>0.34118</text:p>
              </table:table-cell>
              <table:table-cell office:value-type="float" office:value="1.8">
                <text:p>1.8</text:p>
              </table:table-cell>
              <table:table-cell office:value-type="float" office:value="0.310568">
                <text:p>0.3105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1998">
                <text:p>0.421998</text:p>
              </table:table-cell>
              <table:table-cell office:value-type="float" office:value="1.825">
                <text:p>1.825</text:p>
              </table:table-cell>
              <table:table-cell office:value-type="float" office:value="0.346212">
                <text:p>0.346212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8417">
                <text:p>0.338417</text:p>
              </table:table-cell>
              <table:table-cell office:value-type="float" office:value="1.825">
                <text:p>1.825</text:p>
              </table:table-cell>
              <table:table-cell office:value-type="float" office:value="0.310012">
                <text:p>0.310012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2235">
                <text:p>0.422235</text:p>
              </table:table-cell>
              <table:table-cell office:value-type="float" office:value="1.85">
                <text:p>1.85</text:p>
              </table:table-cell>
              <table:table-cell office:value-type="float" office:value="0.34593">
                <text:p>0.34593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495">
                <text:p>0.336495</text:p>
              </table:table-cell>
              <table:table-cell office:value-type="float" office:value="1.85">
                <text:p>1.85</text:p>
              </table:table-cell>
              <table:table-cell office:value-type="float" office:value="0.309303">
                <text:p>0.30930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2952">
                <text:p>0.422952</text:p>
              </table:table-cell>
              <table:table-cell office:value-type="float" office:value="1.875">
                <text:p>1.875</text:p>
              </table:table-cell>
              <table:table-cell office:value-type="float" office:value="0.345623">
                <text:p>0.345623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4726">
                <text:p>0.334726</text:p>
              </table:table-cell>
              <table:table-cell office:value-type="float" office:value="1.875">
                <text:p>1.875</text:p>
              </table:table-cell>
              <table:table-cell office:value-type="float" office:value="0.307832">
                <text:p>0.307832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3894">
                <text:p>0.423894</text:p>
              </table:table-cell>
              <table:table-cell office:value-type="float" office:value="1.9">
                <text:p>1.9</text:p>
              </table:table-cell>
              <table:table-cell office:value-type="float" office:value="0.344744">
                <text:p>0.344744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052">
                <text:p>0.333052</text:p>
              </table:table-cell>
              <table:table-cell office:value-type="float" office:value="1.9">
                <text:p>1.9</text:p>
              </table:table-cell>
              <table:table-cell office:value-type="float" office:value="0.305076">
                <text:p>0.30507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4027">
                <text:p>0.424027</text:p>
              </table:table-cell>
              <table:table-cell office:value-type="float" office:value="1.925">
                <text:p>1.925</text:p>
              </table:table-cell>
              <table:table-cell office:value-type="float" office:value="0.342979">
                <text:p>0.34297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226">
                <text:p>0.332226</text:p>
              </table:table-cell>
              <table:table-cell office:value-type="float" office:value="1.925">
                <text:p>1.925</text:p>
              </table:table-cell>
              <table:table-cell office:value-type="float" office:value="0.301215">
                <text:p>0.301215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4042">
                <text:p>0.424042</text:p>
              </table:table-cell>
              <table:table-cell office:value-type="float" office:value="1.95">
                <text:p>1.95</text:p>
              </table:table-cell>
              <table:table-cell office:value-type="float" office:value="0.340535">
                <text:p>0.340535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29">
                <text:p>0.33229</text:p>
              </table:table-cell>
              <table:table-cell office:value-type="float" office:value="1.95">
                <text:p>1.95</text:p>
              </table:table-cell>
              <table:table-cell office:value-type="float" office:value="0.297677">
                <text:p>0.29767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4251">
                <text:p>0.424251</text:p>
              </table:table-cell>
              <table:table-cell office:value-type="float" office:value="1.975">
                <text:p>1.975</text:p>
              </table:table-cell>
              <table:table-cell office:value-type="float" office:value="0.337743">
                <text:p>0.337743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971">
                <text:p>0.332971</text:p>
              </table:table-cell>
              <table:table-cell office:value-type="float" office:value="1.975">
                <text:p>1.975</text:p>
              </table:table-cell>
              <table:table-cell office:value-type="float" office:value="0.295286">
                <text:p>0.295286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4806">
                <text:p>0.424806</text:p>
              </table:table-cell>
              <table:table-cell office:value-type="float" office:value="2">
                <text:p>2</text:p>
              </table:table-cell>
              <table:table-cell office:value-type="float" office:value="0.335007">
                <text:p>0.33500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208">
                <text:p>0.333208</text:p>
              </table:table-cell>
              <table:table-cell office:value-type="float" office:value="2">
                <text:p>2</text:p>
              </table:table-cell>
              <table:table-cell office:value-type="float" office:value="0.294336">
                <text:p>0.294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512">
                <text:p>0.425512</text:p>
              </table:table-cell>
              <table:table-cell office:value-type="float" office:value="2.025">
                <text:p>2.025</text:p>
              </table:table-cell>
              <table:table-cell office:value-type="float" office:value="0.332644">
                <text:p>0.332644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365">
                <text:p>0.333365</text:p>
              </table:table-cell>
              <table:table-cell office:value-type="float" office:value="2.025">
                <text:p>2.025</text:p>
              </table:table-cell>
              <table:table-cell office:value-type="float" office:value="0.294215">
                <text:p>0.29421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5767">
                <text:p>0.425767</text:p>
              </table:table-cell>
              <table:table-cell office:value-type="float" office:value="2.05">
                <text:p>2.05</text:p>
              </table:table-cell>
              <table:table-cell office:value-type="float" office:value="0.330847">
                <text:p>0.330847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4043">
                <text:p>0.334043</text:p>
              </table:table-cell>
              <table:table-cell office:value-type="float" office:value="2.05">
                <text:p>2.05</text:p>
              </table:table-cell>
              <table:table-cell office:value-type="float" office:value="0.294196">
                <text:p>0.29419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604">
                <text:p>0.42604</text:p>
              </table:table-cell>
              <table:table-cell office:value-type="float" office:value="2.075">
                <text:p>2.075</text:p>
              </table:table-cell>
              <table:table-cell office:value-type="float" office:value="0.32937">
                <text:p>0.3293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5368">
                <text:p>0.335368</text:p>
              </table:table-cell>
              <table:table-cell office:value-type="float" office:value="2.075">
                <text:p>2.075</text:p>
              </table:table-cell>
              <table:table-cell office:value-type="float" office:value="0.294195">
                <text:p>0.294195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679">
                <text:p>0.42679</text:p>
              </table:table-cell>
              <table:table-cell office:value-type="float" office:value="2.1">
                <text:p>2.1</text:p>
              </table:table-cell>
              <table:table-cell office:value-type="float" office:value="0.327342">
                <text:p>0.32734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752">
                <text:p>0.33752</text:p>
              </table:table-cell>
              <table:table-cell office:value-type="float" office:value="2.1">
                <text:p>2.1</text:p>
              </table:table-cell>
              <table:table-cell office:value-type="float" office:value="0.295349">
                <text:p>0.29534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7532">
                <text:p>0.427532</text:p>
              </table:table-cell>
              <table:table-cell office:value-type="float" office:value="2.125">
                <text:p>2.125</text:p>
              </table:table-cell>
              <table:table-cell office:value-type="float" office:value="0.325063">
                <text:p>0.325063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418">
                <text:p>0.340418</text:p>
              </table:table-cell>
              <table:table-cell office:value-type="float" office:value="2.125">
                <text:p>2.125</text:p>
              </table:table-cell>
              <table:table-cell office:value-type="float" office:value="0.297099">
                <text:p>0.29709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795">
                <text:p>0.42795</text:p>
              </table:table-cell>
              <table:table-cell office:value-type="float" office:value="2.15">
                <text:p>2.15</text:p>
              </table:table-cell>
              <table:table-cell office:value-type="float" office:value="0.322746">
                <text:p>0.322746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4039">
                <text:p>0.344039</text:p>
              </table:table-cell>
              <table:table-cell office:value-type="float" office:value="2.15">
                <text:p>2.15</text:p>
              </table:table-cell>
              <table:table-cell office:value-type="float" office:value="0.299888">
                <text:p>0.29988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8138">
                <text:p>0.428138</text:p>
              </table:table-cell>
              <table:table-cell office:value-type="float" office:value="2.175">
                <text:p>2.175</text:p>
              </table:table-cell>
              <table:table-cell office:value-type="float" office:value="0.320792">
                <text:p>0.320792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7454">
                <text:p>0.347454</text:p>
              </table:table-cell>
              <table:table-cell office:value-type="float" office:value="2.175">
                <text:p>2.175</text:p>
              </table:table-cell>
              <table:table-cell office:value-type="float" office:value="0.303143">
                <text:p>0.303143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8519">
                <text:p>0.428519</text:p>
              </table:table-cell>
              <table:table-cell office:value-type="float" office:value="2.2">
                <text:p>2.2</text:p>
              </table:table-cell>
              <table:table-cell office:value-type="float" office:value="0.319753">
                <text:p>0.319753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0765">
                <text:p>0.350765</text:p>
              </table:table-cell>
              <table:table-cell office:value-type="float" office:value="2.2">
                <text:p>2.2</text:p>
              </table:table-cell>
              <table:table-cell office:value-type="float" office:value="0.306194">
                <text:p>0.3061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9905">
                <text:p>0.429905</text:p>
              </table:table-cell>
              <table:table-cell office:value-type="float" office:value="2.225">
                <text:p>2.225</text:p>
              </table:table-cell>
              <table:table-cell office:value-type="float" office:value="0.318305">
                <text:p>0.318305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424">
                <text:p>0.354424</text:p>
              </table:table-cell>
              <table:table-cell office:value-type="float" office:value="2.225">
                <text:p>2.225</text:p>
              </table:table-cell>
              <table:table-cell office:value-type="float" office:value="0.309365">
                <text:p>0.309365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2269">
                <text:p>0.432269</text:p>
              </table:table-cell>
              <table:table-cell office:value-type="float" office:value="2.25">
                <text:p>2.25</text:p>
              </table:table-cell>
              <table:table-cell office:value-type="float" office:value="0.316423">
                <text:p>0.316423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8389">
                <text:p>0.358389</text:p>
              </table:table-cell>
              <table:table-cell office:value-type="float" office:value="2.25">
                <text:p>2.25</text:p>
              </table:table-cell>
              <table:table-cell office:value-type="float" office:value="0.312033">
                <text:p>0.31203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485">
                <text:p>0.434485</text:p>
              </table:table-cell>
              <table:table-cell office:value-type="float" office:value="2.275">
                <text:p>2.275</text:p>
              </table:table-cell>
              <table:table-cell office:value-type="float" office:value="0.314544">
                <text:p>0.314544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18">
                <text:p>0.36218</text:p>
              </table:table-cell>
              <table:table-cell office:value-type="float" office:value="2.275">
                <text:p>2.275</text:p>
              </table:table-cell>
              <table:table-cell office:value-type="float" office:value="0.313522">
                <text:p>0.313522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6143">
                <text:p>0.436143</text:p>
              </table:table-cell>
              <table:table-cell office:value-type="float" office:value="2.3">
                <text:p>2.3</text:p>
              </table:table-cell>
              <table:table-cell office:value-type="float" office:value="0.312865">
                <text:p>0.312865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743">
                <text:p>0.365743</text:p>
              </table:table-cell>
              <table:table-cell office:value-type="float" office:value="2.3">
                <text:p>2.3</text:p>
              </table:table-cell>
              <table:table-cell office:value-type="float" office:value="0.315332">
                <text:p>0.31533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6731">
                <text:p>0.436731</text:p>
              </table:table-cell>
              <table:table-cell office:value-type="float" office:value="2.325">
                <text:p>2.325</text:p>
              </table:table-cell>
              <table:table-cell office:value-type="float" office:value="0.311988">
                <text:p>0.311988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682">
                <text:p>0.368682</text:p>
              </table:table-cell>
              <table:table-cell office:value-type="float" office:value="2.325">
                <text:p>2.325</text:p>
              </table:table-cell>
              <table:table-cell office:value-type="float" office:value="0.317868">
                <text:p>0.317868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5654">
                <text:p>0.435654</text:p>
              </table:table-cell>
              <table:table-cell office:value-type="float" office:value="2.35">
                <text:p>2.35</text:p>
              </table:table-cell>
              <table:table-cell office:value-type="float" office:value="0.311097">
                <text:p>0.31109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0443">
                <text:p>0.370443</text:p>
              </table:table-cell>
              <table:table-cell office:value-type="float" office:value="2.35">
                <text:p>2.35</text:p>
              </table:table-cell>
              <table:table-cell office:value-type="float" office:value="0.319896">
                <text:p>0.31989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56">
                <text:p>0.43356</text:p>
              </table:table-cell>
              <table:table-cell office:value-type="float" office:value="2.375">
                <text:p>2.375</text:p>
              </table:table-cell>
              <table:table-cell office:value-type="float" office:value="0.310141">
                <text:p>0.310141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532">
                <text:p>0.371532</text:p>
              </table:table-cell>
              <table:table-cell office:value-type="float" office:value="2.375">
                <text:p>2.375</text:p>
              </table:table-cell>
              <table:table-cell office:value-type="float" office:value="0.32198">
                <text:p>0.3219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1031">
                <text:p>0.431031</text:p>
              </table:table-cell>
              <table:table-cell office:value-type="float" office:value="2.4">
                <text:p>2.4</text:p>
              </table:table-cell>
              <table:table-cell office:value-type="float" office:value="0.309352">
                <text:p>0.309352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319">
                <text:p>0.37319</text:p>
              </table:table-cell>
              <table:table-cell office:value-type="float" office:value="2.4">
                <text:p>2.4</text:p>
              </table:table-cell>
              <table:table-cell office:value-type="float" office:value="0.324738">
                <text:p>0.32473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8658">
                <text:p>0.428658</text:p>
              </table:table-cell>
              <table:table-cell office:value-type="float" office:value="2.425">
                <text:p>2.425</text:p>
              </table:table-cell>
              <table:table-cell office:value-type="float" office:value="0.308905">
                <text:p>0.308905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5227">
                <text:p>0.375227</text:p>
              </table:table-cell>
              <table:table-cell office:value-type="float" office:value="2.425">
                <text:p>2.425</text:p>
              </table:table-cell>
              <table:table-cell office:value-type="float" office:value="0.326767">
                <text:p>0.326767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6391">
                <text:p>0.426391</text:p>
              </table:table-cell>
              <table:table-cell office:value-type="float" office:value="2.45">
                <text:p>2.45</text:p>
              </table:table-cell>
              <table:table-cell office:value-type="float" office:value="0.309394">
                <text:p>0.309394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7393">
                <text:p>0.377393</text:p>
              </table:table-cell>
              <table:table-cell office:value-type="float" office:value="2.45">
                <text:p>2.45</text:p>
              </table:table-cell>
              <table:table-cell office:value-type="float" office:value="0.327447">
                <text:p>0.32744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3777">
                <text:p>0.423777</text:p>
              </table:table-cell>
              <table:table-cell office:value-type="float" office:value="2.475">
                <text:p>2.475</text:p>
              </table:table-cell>
              <table:table-cell office:value-type="float" office:value="0.310713">
                <text:p>0.31071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9154">
                <text:p>0.379154</text:p>
              </table:table-cell>
              <table:table-cell office:value-type="float" office:value="2.475">
                <text:p>2.475</text:p>
              </table:table-cell>
              <table:table-cell office:value-type="float" office:value="0.327429">
                <text:p>0.327429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1205">
                <text:p>0.421205</text:p>
              </table:table-cell>
              <table:table-cell office:value-type="float" office:value="2.5">
                <text:p>2.5</text:p>
              </table:table-cell>
              <table:table-cell office:value-type="float" office:value="0.312654">
                <text:p>0.312654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021">
                <text:p>0.380021</text:p>
              </table:table-cell>
              <table:table-cell office:value-type="float" office:value="2.5">
                <text:p>2.5</text:p>
              </table:table-cell>
              <table:table-cell office:value-type="float" office:value="0.327195">
                <text:p>0.32719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R3:Sheet1.R103 Sheet1.A3:Sheet1.A103 Sheet1.F3:Sheet1.F11 Sheet1.T16:Sheet1.T60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R3:Sheet1.R103"/>
            <chart:data-point chart:repeated="101"/>
          </chart:series>
          <chart:series chart:style-name="ch9" chart:values-cell-range-address="Sheet1.A3:Sheet1.A103" chart:class="chart:scatter">
            <chart:domain table:cell-range-address="Sheet1.S3:Sheet1.S103"/>
            <chart:data-point chart:repeated="101"/>
          </chart:series>
          <chart:series chart:style-name="ch10" chart:values-cell-range-address="Sheet1.F3:Sheet1.F11" chart:class="chart:scatter">
            <chart:domain table:cell-range-address="Sheet1.U3:Sheet1.U11"/>
            <chart:data-point chart:repeated="9"/>
          </chart:series>
          <chart:series chart:style-name="ch11" chart:values-cell-range-address="Sheet1.T16:Sheet1.T60" chart:class="chart:scatter">
            <chart:domain table:cell-range-address="Sheet1.U16:Sheet1.U60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F</text:p>
              </table:table-cell>
              <table:table-cell office:value-type="string">
                <text:p>Column U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R3:Sheet1.R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S3:Sheet1.S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99811">
                <text:p text:id="Sheet1.U3:Sheet1.U11">0.199811</text:p>
              </table:table-cell>
              <table:table-cell office:value-type="float" office:value="0.0939100000000002">
                <text:p text:id="Sheet1.F3:Sheet1.F11">0.0939100000000002</text:p>
              </table:table-cell>
              <table:table-cell office:value-type="float" office:value="0.0956333">
                <text:p text:id="Sheet1.U16:Sheet1.U60">0.0956333</text:p>
              </table:table-cell>
              <table:table-cell office:value-type="float" office:value="0.01085">
                <text:p text:id="Sheet1.T16:Sheet1.T60">0.01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737">
                <text:p>0.0743737</text:p>
              </table:table-cell>
              <table:table-cell office:value-type="float" office:value="0.025">
                <text:p>0.025</text:p>
              </table:table-cell>
              <table:table-cell office:value-type="float" office:value="0.0701997">
                <text:p>0.0701997</text:p>
              </table:table-cell>
              <table:table-cell office:value-type="float" office:value="0.025">
                <text:p>0.025</text:p>
              </table:table-cell>
              <table:table-cell office:value-type="float" office:value="0.264519">
                <text:p>0.264519</text:p>
              </table:table-cell>
              <table:table-cell office:value-type="float" office:value="0.399">
                <text:p>0.399</text:p>
              </table:table-cell>
              <table:table-cell office:value-type="float" office:value="0.147788">
                <text:p>0.147788</text:p>
              </table:table-cell>
              <table:table-cell office:value-type="float" office:value="0.02169">
                <text:p>0.02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868">
                <text:p>0.181868</text:p>
              </table:table-cell>
              <table:table-cell office:value-type="float" office:value="0.05">
                <text:p>0.05</text:p>
              </table:table-cell>
              <table:table-cell office:value-type="float" office:value="0.176449">
                <text:p>0.176449</text:p>
              </table:table-cell>
              <table:table-cell office:value-type="float" office:value="0.05">
                <text:p>0.05</text:p>
              </table:table-cell>
              <table:table-cell office:value-type="float" office:value="0.294436">
                <text:p>0.294436</text:p>
              </table:table-cell>
              <table:table-cell office:value-type="float" office:value="0.69869">
                <text:p>0.69869</text:p>
              </table:table-cell>
              <table:table-cell office:value-type="float" office:value="0.191248">
                <text:p>0.191248</text:p>
              </table:table-cell>
              <table:table-cell office:value-type="float" office:value="0.03254">
                <text:p>0.03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0766">
                <text:p>0.220766</text:p>
              </table:table-cell>
              <table:table-cell office:value-type="float" office:value="0.075">
                <text:p>0.075</text:p>
              </table:table-cell>
              <table:table-cell office:value-type="float" office:value="0.222571">
                <text:p>0.222571</text:p>
              </table:table-cell>
              <table:table-cell office:value-type="float" office:value="0.075">
                <text:p>0.075</text:p>
              </table:table-cell>
              <table:table-cell office:value-type="float" office:value="0.315656">
                <text:p>0.315656</text:p>
              </table:table-cell>
              <table:table-cell office:value-type="float" office:value="1.0096">
                <text:p>1.0096</text:p>
              </table:table-cell>
              <table:table-cell office:value-type="float" office:value="0.234669">
                <text:p>0.234669</text:p>
              </table:table-cell>
              <table:table-cell office:value-type="float" office:value="0.06508">
                <text:p>0.0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866">
                <text:p>0.22866</text:p>
              </table:table-cell>
              <table:table-cell office:value-type="float" office:value="0.1">
                <text:p>0.1</text:p>
              </table:table-cell>
              <table:table-cell office:value-type="float" office:value="0.234691">
                <text:p>0.234691</text:p>
              </table:table-cell>
              <table:table-cell office:value-type="float" office:value="0.1">
                <text:p>0.1</text:p>
              </table:table-cell>
              <table:table-cell office:value-type="float" office:value="0.306423">
                <text:p>0.306423</text:p>
              </table:table-cell>
              <table:table-cell office:value-type="float" office:value="1.3047">
                <text:p>1.3047</text:p>
              </table:table-cell>
              <table:table-cell office:value-type="float" office:value="0.238923">
                <text:p>0.238923</text:p>
              </table:table-cell>
              <table:table-cell office:value-type="float" office:value="0.11931">
                <text:p>0.11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79">
                <text:p>0.231879</text:p>
              </table:table-cell>
              <table:table-cell office:value-type="float" office:value="0.125">
                <text:p>0.125</text:p>
              </table:table-cell>
              <table:table-cell office:value-type="float" office:value="0.239281">
                <text:p>0.239281</text:p>
              </table:table-cell>
              <table:table-cell office:value-type="float" office:value="0.125">
                <text:p>0.125</text:p>
              </table:table-cell>
              <table:table-cell office:value-type="float" office:value="0.297208">
                <text:p>0.297208</text:p>
              </table:table-cell>
              <table:table-cell office:value-type="float" office:value="1.606142">
                <text:p>1.606142</text:p>
              </table:table-cell>
              <table:table-cell office:value-type="float" office:value="0.243176">
                <text:p>0.243176</text:p>
              </table:table-cell>
              <table:table-cell office:value-type="float" office:value="0.17354">
                <text:p>0.17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5492">
                <text:p>0.235492</text:p>
              </table:table-cell>
              <table:table-cell office:value-type="float" office:value="0.15">
                <text:p>0.15</text:p>
              </table:table-cell>
              <table:table-cell office:value-type="float" office:value="0.242027">
                <text:p>0.242027</text:p>
              </table:table-cell>
              <table:table-cell office:value-type="float" office:value="0.15">
                <text:p>0.15</text:p>
              </table:table-cell>
              <table:table-cell office:value-type="float" office:value="0.287994">
                <text:p>0.287994</text:p>
              </table:table-cell>
              <table:table-cell office:value-type="float" office:value="1.901711">
                <text:p>1.901711</text:p>
              </table:table-cell>
              <table:table-cell office:value-type="float" office:value="0.251778">
                <text:p>0.251778</text:p>
              </table:table-cell>
              <table:table-cell office:value-type="float" office:value="0.22777">
                <text:p>0.22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0227">
                <text:p>0.240227</text:p>
              </table:table-cell>
              <table:table-cell office:value-type="float" office:value="0.175">
                <text:p>0.175</text:p>
              </table:table-cell>
              <table:table-cell office:value-type="float" office:value="0.244265">
                <text:p>0.244265</text:p>
              </table:table-cell>
              <table:table-cell office:value-type="float" office:value="0.175">
                <text:p>0.175</text:p>
              </table:table-cell>
              <table:table-cell office:value-type="float" office:value="0.265736">
                <text:p>0.265736</text:p>
              </table:table-cell>
              <table:table-cell office:value-type="float" office:value="2.212008">
                <text:p>2.212008</text:p>
              </table:table-cell>
              <table:table-cell office:value-type="float" office:value="0.256031">
                <text:p>0.25603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4592">
                <text:p>0.244592</text:p>
              </table:table-cell>
              <table:table-cell office:value-type="float" office:value="0.2">
                <text:p>0.2</text:p>
              </table:table-cell>
              <table:table-cell office:value-type="float" office:value="0.246774">
                <text:p>0.246774</text:p>
              </table:table-cell>
              <table:table-cell office:value-type="float" office:value="0.2">
                <text:p>0.2</text:p>
              </table:table-cell>
              <table:table-cell office:value-type="float" office:value="0.265227">
                <text:p>0.265227</text:p>
              </table:table-cell>
              <table:table-cell office:value-type="float" office:value="2.5">
                <text:p>2.5</text:p>
              </table:table-cell>
              <table:table-cell office:value-type="float" office:value="0.26899">
                <text:p>0.26899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8248">
                <text:p>0.248248</text:p>
              </table:table-cell>
              <table:table-cell office:value-type="float" office:value="0.225">
                <text:p>0.225</text:p>
              </table:table-cell>
              <table:table-cell office:value-type="float" office:value="0.249735">
                <text:p>0.249735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582">
                <text:p>0.277582</text:p>
              </table:table-cell>
              <table:table-cell office:value-type="float" office:value="0.39046">
                <text:p>0.39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1833">
                <text:p>0.251833</text:p>
              </table:table-cell>
              <table:table-cell office:value-type="float" office:value="0.25">
                <text:p>0.25</text:p>
              </table:table-cell>
              <table:table-cell office:value-type="float" office:value="0.253164">
                <text:p>0.253164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96">
                <text:p>0.30796</text:p>
              </table:table-cell>
              <table:table-cell office:value-type="float" office:value="0.42299">
                <text:p>0.42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431">
                <text:p>0.255431</text:p>
              </table:table-cell>
              <table:table-cell office:value-type="float" office:value="0.275">
                <text:p>0.275</text:p>
              </table:table-cell>
              <table:table-cell office:value-type="float" office:value="0.257789">
                <text:p>0.257789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9614">
                <text:p>0.329614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135">
                <text:p>0.259135</text:p>
              </table:table-cell>
              <table:table-cell office:value-type="float" office:value="0.3">
                <text:p>0.3</text:p>
              </table:table-cell>
              <table:table-cell office:value-type="float" office:value="0.263074">
                <text:p>0.263074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1269">
                <text:p>0.351269</text:p>
              </table:table-cell>
              <table:table-cell office:value-type="float" office:value="0.52061">
                <text:p>0.52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3034">
                <text:p>0.263034</text:p>
              </table:table-cell>
              <table:table-cell office:value-type="float" office:value="0.325">
                <text:p>0.325</text:p>
              </table:table-cell>
              <table:table-cell office:value-type="float" office:value="0.267599">
                <text:p>0.267599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575">
                <text:p>0.368575</text:p>
              </table:table-cell>
              <table:table-cell office:value-type="float" office:value="0.56941">
                <text:p>0.56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7573">
                <text:p>0.267573</text:p>
              </table:table-cell>
              <table:table-cell office:value-type="float" office:value="0.35">
                <text:p>0.35</text:p>
              </table:table-cell>
              <table:table-cell office:value-type="float" office:value="0.271046">
                <text:p>0.271046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5881">
                <text:p>0.385881</text:p>
              </table:table-cell>
              <table:table-cell office:value-type="float" office:value="0.61822">
                <text:p>0.61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2315">
                <text:p>0.272315</text:p>
              </table:table-cell>
              <table:table-cell office:value-type="float" office:value="0.375">
                <text:p>0.375</text:p>
              </table:table-cell>
              <table:table-cell office:value-type="float" office:value="0.274106">
                <text:p>0.274106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4483">
                <text:p>0.394483</text:p>
              </table:table-cell>
              <table:table-cell office:value-type="float" office:value="0.67245">
                <text:p>0.67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716">
                <text:p>0.27716</text:p>
              </table:table-cell>
              <table:table-cell office:value-type="float" office:value="0.4">
                <text:p>0.4</text:p>
              </table:table-cell>
              <table:table-cell office:value-type="float" office:value="0.277359">
                <text:p>0.277359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7441">
                <text:p>0.407441</text:p>
              </table:table-cell>
              <table:table-cell office:value-type="float" office:value="0.72126">
                <text:p>0.72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658">
                <text:p>0.282658</text:p>
              </table:table-cell>
              <table:table-cell office:value-type="float" office:value="0.425">
                <text:p>0.425</text:p>
              </table:table-cell>
              <table:table-cell office:value-type="float" office:value="0.280886">
                <text:p>0.280886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1695">
                <text:p>0.411695</text:p>
              </table:table-cell>
              <table:table-cell office:value-type="float" office:value="0.77549">
                <text:p>0.77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85">
                <text:p>0.2885</text:p>
              </table:table-cell>
              <table:table-cell office:value-type="float" office:value="0.45">
                <text:p>0.45</text:p>
              </table:table-cell>
              <table:table-cell office:value-type="float" office:value="0.28516">
                <text:p>0.28516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92">
                <text:p>0.41592</text:p>
              </table:table-cell>
              <table:table-cell office:value-type="float" office:value="0.84599">
                <text:p>0.84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235">
                <text:p>0.293235</text:p>
              </table:table-cell>
              <table:table-cell office:value-type="float" office:value="0.475">
                <text:p>0.475</text:p>
              </table:table-cell>
              <table:table-cell office:value-type="float" office:value="0.289497">
                <text:p>0.289497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779">
                <text:p>0.415779</text:p>
              </table:table-cell>
              <table:table-cell office:value-type="float" office:value="0.92733">
                <text:p>0.9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7398">
                <text:p>0.297398</text:p>
              </table:table-cell>
              <table:table-cell office:value-type="float" office:value="0.5">
                <text:p>0.5</text:p>
              </table:table-cell>
              <table:table-cell office:value-type="float" office:value="0.293578">
                <text:p>0.293578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628">
                <text:p>0.415628</text:p>
              </table:table-cell>
              <table:table-cell office:value-type="float" office:value="1.0141">
                <text:p>1.0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39">
                <text:p>0.30239</text:p>
              </table:table-cell>
              <table:table-cell office:value-type="float" office:value="0.525">
                <text:p>0.525</text:p>
              </table:table-cell>
              <table:table-cell office:value-type="float" office:value="0.297287">
                <text:p>0.297287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505">
                <text:p>0.415505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61">
                <text:p>0.30761</text:p>
              </table:table-cell>
              <table:table-cell office:value-type="float" office:value="0.55">
                <text:p>0.55</text:p>
              </table:table-cell>
              <table:table-cell office:value-type="float" office:value="0.300262">
                <text:p>0.300262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401">
                <text:p>0.415401</text:p>
              </table:table-cell>
              <table:table-cell office:value-type="float" office:value="1.14425">
                <text:p>1.14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2538">
                <text:p>0.312538</text:p>
              </table:table-cell>
              <table:table-cell office:value-type="float" office:value="0.575">
                <text:p>0.575</text:p>
              </table:table-cell>
              <table:table-cell office:value-type="float" office:value="0.303043">
                <text:p>0.303043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0931">
                <text:p>0.410931</text:p>
              </table:table-cell>
              <table:table-cell office:value-type="float" office:value="1.21475">
                <text:p>1.21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8058">
                <text:p>0.318058</text:p>
              </table:table-cell>
              <table:table-cell office:value-type="float" office:value="0.6">
                <text:p>0.6</text:p>
              </table:table-cell>
              <table:table-cell office:value-type="float" office:value="0.305977">
                <text:p>0.305977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6489">
                <text:p>0.406489</text:p>
              </table:table-cell>
              <table:table-cell office:value-type="float" office:value="1.26898">
                <text:p>1.26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4023">
                <text:p>0.324023</text:p>
              </table:table-cell>
              <table:table-cell office:value-type="float" office:value="0.625">
                <text:p>0.625</text:p>
              </table:table-cell>
              <table:table-cell office:value-type="float" office:value="0.308502">
                <text:p>0.308502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2047">
                <text:p>0.402047</text:p>
              </table:table-cell>
              <table:table-cell office:value-type="float" office:value="1.32321">
                <text:p>1.3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0039">
                <text:p>0.330039</text:p>
              </table:table-cell>
              <table:table-cell office:value-type="float" office:value="0.65">
                <text:p>0.65</text:p>
              </table:table-cell>
              <table:table-cell office:value-type="float" office:value="0.310704">
                <text:p>0.310704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604">
                <text:p>0.397604</text:p>
              </table:table-cell>
              <table:table-cell office:value-type="float" office:value="1.37744">
                <text:p>1.37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562">
                <text:p>0.33562</text:p>
              </table:table-cell>
              <table:table-cell office:value-type="float" office:value="0.675">
                <text:p>0.675</text:p>
              </table:table-cell>
              <table:table-cell office:value-type="float" office:value="0.312791">
                <text:p>0.312791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814">
                <text:p>0.388814</text:p>
              </table:table-cell>
              <table:table-cell office:value-type="float" office:value="1.43167">
                <text:p>1.43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0425">
                <text:p>0.340425</text:p>
              </table:table-cell>
              <table:table-cell office:value-type="float" office:value="0.7">
                <text:p>0.7</text:p>
              </table:table-cell>
              <table:table-cell office:value-type="float" office:value="0.315198">
                <text:p>0.31519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025">
                <text:p>0.380025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915">
                <text:p>0.344915</text:p>
              </table:table-cell>
              <table:table-cell office:value-type="float" office:value="0.725">
                <text:p>0.725</text:p>
              </table:table-cell>
              <table:table-cell office:value-type="float" office:value="0.31794">
                <text:p>0.31794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235">
                <text:p>0.371235</text:p>
              </table:table-cell>
              <table:table-cell office:value-type="float" office:value="1.54013">
                <text:p>1.54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9185">
                <text:p>0.349185</text:p>
              </table:table-cell>
              <table:table-cell office:value-type="float" office:value="0.75">
                <text:p>0.75</text:p>
              </table:table-cell>
              <table:table-cell office:value-type="float" office:value="0.32118">
                <text:p>0.3211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454">
                <text:p>0.362454</text:p>
              </table:table-cell>
              <table:table-cell office:value-type="float" office:value="1.588937">
                <text:p>1.588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3188">
                <text:p>0.353188</text:p>
              </table:table-cell>
              <table:table-cell office:value-type="float" office:value="0.775">
                <text:p>0.775</text:p>
              </table:table-cell>
              <table:table-cell office:value-type="float" office:value="0.32448">
                <text:p>0.32448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316">
                <text:p>0.349316</text:p>
              </table:table-cell>
              <table:table-cell office:value-type="float" office:value="1.643167">
                <text:p>1.643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6237">
                <text:p>0.356237</text:p>
              </table:table-cell>
              <table:table-cell office:value-type="float" office:value="0.8">
                <text:p>0.8</text:p>
              </table:table-cell>
              <table:table-cell office:value-type="float" office:value="0.327408">
                <text:p>0.327408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178">
                <text:p>0.336178</text:p>
              </table:table-cell>
              <table:table-cell office:value-type="float" office:value="1.697397">
                <text:p>1.697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8663">
                <text:p>0.358663</text:p>
              </table:table-cell>
              <table:table-cell office:value-type="float" office:value="0.825">
                <text:p>0.825</text:p>
              </table:table-cell>
              <table:table-cell office:value-type="float" office:value="0.330049">
                <text:p>0.330049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7398">
                <text:p>0.327398</text:p>
              </table:table-cell>
              <table:table-cell office:value-type="float" office:value="1.746204">
                <text:p>1.74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1295">
                <text:p>0.361295</text:p>
              </table:table-cell>
              <table:table-cell office:value-type="float" office:value="0.85">
                <text:p>0.85</text:p>
              </table:table-cell>
              <table:table-cell office:value-type="float" office:value="0.332343">
                <text:p>0.332343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426">
                <text:p>0.31426</text:p>
              </table:table-cell>
              <table:table-cell office:value-type="float" office:value="1.800434">
                <text:p>1.800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934">
                <text:p>0.363934</text:p>
              </table:table-cell>
              <table:table-cell office:value-type="float" office:value="0.875">
                <text:p>0.875</text:p>
              </table:table-cell>
              <table:table-cell office:value-type="float" office:value="0.334194">
                <text:p>0.334194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094">
                <text:p>0.301094</text:p>
              </table:table-cell>
              <table:table-cell office:value-type="float" office:value="1.870933">
                <text:p>1.870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6583">
                <text:p>0.366583</text:p>
              </table:table-cell>
              <table:table-cell office:value-type="float" office:value="0.9">
                <text:p>0.9</text:p>
              </table:table-cell>
              <table:table-cell office:value-type="float" office:value="0.335637">
                <text:p>0.335637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21">
                <text:p>0.29221</text:p>
              </table:table-cell>
              <table:table-cell office:value-type="float" office:value="1.979393">
                <text:p>1.979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42">
                <text:p>0.36942</text:p>
              </table:table-cell>
              <table:table-cell office:value-type="float" office:value="0.925">
                <text:p>0.925</text:p>
              </table:table-cell>
              <table:table-cell office:value-type="float" office:value="0.33703">
                <text:p>0.33703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049">
                <text:p>0.292049</text:p>
              </table:table-cell>
              <table:table-cell office:value-type="float" office:value="2.071584">
                <text:p>2.071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1627">
                <text:p>0.371627</text:p>
              </table:table-cell>
              <table:table-cell office:value-type="float" office:value="0.95">
                <text:p>0.95</text:p>
              </table:table-cell>
              <table:table-cell office:value-type="float" office:value="0.338525">
                <text:p>0.338525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594">
                <text:p>0.300594</text:p>
              </table:table-cell>
              <table:table-cell office:value-type="float" office:value="2.158351">
                <text:p>2.158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2918">
                <text:p>0.372918</text:p>
              </table:table-cell>
              <table:table-cell office:value-type="float" office:value="0.975">
                <text:p>0.975</text:p>
              </table:table-cell>
              <table:table-cell office:value-type="float" office:value="0.34018">
                <text:p>0.34018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4848">
                <text:p>0.304848</text:p>
              </table:table-cell>
              <table:table-cell office:value-type="float" office:value="2.212581">
                <text:p>2.212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379">
                <text:p>0.37379</text:p>
              </table:table-cell>
              <table:table-cell office:value-type="float" office:value="1">
                <text:p>1</text:p>
              </table:table-cell>
              <table:table-cell office:value-type="float" office:value="0.341854">
                <text:p>0.34185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101">
                <text:p>0.309101</text:p>
              </table:table-cell>
              <table:table-cell office:value-type="float" office:value="2.266811">
                <text:p>2.266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4859">
                <text:p>0.374859</text:p>
              </table:table-cell>
              <table:table-cell office:value-type="float" office:value="1.025">
                <text:p>1.025</text:p>
              </table:table-cell>
              <table:table-cell office:value-type="float" office:value="0.343518">
                <text:p>0.343518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355">
                <text:p>0.313355</text:p>
              </table:table-cell>
              <table:table-cell office:value-type="float" office:value="2.321041">
                <text:p>2.321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194">
                <text:p>0.376194</text:p>
              </table:table-cell>
              <table:table-cell office:value-type="float" office:value="1.05">
                <text:p>1.05</text:p>
              </table:table-cell>
              <table:table-cell office:value-type="float" office:value="0.345329">
                <text:p>0.345329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608">
                <text:p>0.317608</text:p>
              </table:table-cell>
              <table:table-cell office:value-type="float" office:value="2.375271">
                <text:p>2.375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7819">
                <text:p>0.377819</text:p>
              </table:table-cell>
              <table:table-cell office:value-type="float" office:value="1.075">
                <text:p>1.075</text:p>
              </table:table-cell>
              <table:table-cell office:value-type="float" office:value="0.346897">
                <text:p>0.346897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486">
                <text:p>0.317486</text:p>
              </table:table-cell>
              <table:table-cell office:value-type="float" office:value="2.4457701">
                <text:p>2.445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9091">
                <text:p>0.379091</text:p>
              </table:table-cell>
              <table:table-cell office:value-type="float" office:value="1.1">
                <text:p>1.1</text:p>
              </table:table-cell>
              <table:table-cell office:value-type="float" office:value="0.348369">
                <text:p>0.348369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1758">
                <text:p>0.321758</text:p>
              </table:table-cell>
              <table:table-cell office:value-type="float" office:value="2.489154">
                <text:p>2.489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9603">
                <text:p>0.379603</text:p>
              </table:table-cell>
              <table:table-cell office:value-type="float" office:value="1.125">
                <text:p>1.125</text:p>
              </table:table-cell>
              <table:table-cell office:value-type="float" office:value="0.349534">
                <text:p>0.349534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0111">
                <text:p>0.380111</text:p>
              </table:table-cell>
              <table:table-cell office:value-type="float" office:value="1.15">
                <text:p>1.15</text:p>
              </table:table-cell>
              <table:table-cell office:value-type="float" office:value="0.350116">
                <text:p>0.350116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0686">
                <text:p>0.380686</text:p>
              </table:table-cell>
              <table:table-cell office:value-type="float" office:value="1.175">
                <text:p>1.175</text:p>
              </table:table-cell>
              <table:table-cell office:value-type="float" office:value="0.350717">
                <text:p>0.350717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1358">
                <text:p>0.381358</text:p>
              </table:table-cell>
              <table:table-cell office:value-type="float" office:value="1.2">
                <text:p>1.2</text:p>
              </table:table-cell>
              <table:table-cell office:value-type="float" office:value="0.351673">
                <text:p>0.351673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2668">
                <text:p>0.382668</text:p>
              </table:table-cell>
              <table:table-cell office:value-type="float" office:value="1.225">
                <text:p>1.225</text:p>
              </table:table-cell>
              <table:table-cell office:value-type="float" office:value="0.35306">
                <text:p>0.35306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331">
                <text:p>0.384331</text:p>
              </table:table-cell>
              <table:table-cell office:value-type="float" office:value="1.25">
                <text:p>1.25</text:p>
              </table:table-cell>
              <table:table-cell office:value-type="float" office:value="0.354816">
                <text:p>0.354816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866">
                <text:p>0.385866</text:p>
              </table:table-cell>
              <table:table-cell office:value-type="float" office:value="1.275">
                <text:p>1.275</text:p>
              </table:table-cell>
              <table:table-cell office:value-type="float" office:value="0.356518">
                <text:p>0.356518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7823">
                <text:p>0.387823</text:p>
              </table:table-cell>
              <table:table-cell office:value-type="float" office:value="1.3">
                <text:p>1.3</text:p>
              </table:table-cell>
              <table:table-cell office:value-type="float" office:value="0.357726">
                <text:p>0.35772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0326">
                <text:p>0.390326</text:p>
              </table:table-cell>
              <table:table-cell office:value-type="float" office:value="1.325">
                <text:p>1.325</text:p>
              </table:table-cell>
              <table:table-cell office:value-type="float" office:value="0.358415">
                <text:p>0.358415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2988">
                <text:p>0.392988</text:p>
              </table:table-cell>
              <table:table-cell office:value-type="float" office:value="1.35">
                <text:p>1.35</text:p>
              </table:table-cell>
              <table:table-cell office:value-type="float" office:value="0.358658">
                <text:p>0.358658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6044">
                <text:p>0.396044</text:p>
              </table:table-cell>
              <table:table-cell office:value-type="float" office:value="1.375">
                <text:p>1.375</text:p>
              </table:table-cell>
              <table:table-cell office:value-type="float" office:value="0.358795">
                <text:p>0.358795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911">
                <text:p>0.39911</text:p>
              </table:table-cell>
              <table:table-cell office:value-type="float" office:value="1.4">
                <text:p>1.4</text:p>
              </table:table-cell>
              <table:table-cell office:value-type="float" office:value="0.35903">
                <text:p>0.35903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04">
                <text:p>0.401704</text:p>
              </table:table-cell>
              <table:table-cell office:value-type="float" office:value="1.425">
                <text:p>1.425</text:p>
              </table:table-cell>
              <table:table-cell office:value-type="float" office:value="0.359249">
                <text:p>0.359249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4453">
                <text:p>0.404453</text:p>
              </table:table-cell>
              <table:table-cell office:value-type="float" office:value="1.45">
                <text:p>1.45</text:p>
              </table:table-cell>
              <table:table-cell office:value-type="float" office:value="0.35959">
                <text:p>0.35959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7705">
                <text:p>0.407705</text:p>
              </table:table-cell>
              <table:table-cell office:value-type="float" office:value="1.475">
                <text:p>1.475</text:p>
              </table:table-cell>
              <table:table-cell office:value-type="float" office:value="0.360252">
                <text:p>0.360252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0913">
                <text:p>0.410913</text:p>
              </table:table-cell>
              <table:table-cell office:value-type="float" office:value="1.5">
                <text:p>1.5</text:p>
              </table:table-cell>
              <table:table-cell office:value-type="float" office:value="0.361452">
                <text:p>0.361452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377">
                <text:p>0.41377</text:p>
              </table:table-cell>
              <table:table-cell office:value-type="float" office:value="1.525">
                <text:p>1.525</text:p>
              </table:table-cell>
              <table:table-cell office:value-type="float" office:value="0.362912">
                <text:p>0.362912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195">
                <text:p>0.416195</text:p>
              </table:table-cell>
              <table:table-cell office:value-type="float" office:value="1.55">
                <text:p>1.55</text:p>
              </table:table-cell>
              <table:table-cell office:value-type="float" office:value="0.363916">
                <text:p>0.36391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8616">
                <text:p>0.418616</text:p>
              </table:table-cell>
              <table:table-cell office:value-type="float" office:value="1.575">
                <text:p>1.575</text:p>
              </table:table-cell>
              <table:table-cell office:value-type="float" office:value="0.364656">
                <text:p>0.364656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0995">
                <text:p>0.420995</text:p>
              </table:table-cell>
              <table:table-cell office:value-type="float" office:value="1.6">
                <text:p>1.6</text:p>
              </table:table-cell>
              <table:table-cell office:value-type="float" office:value="0.365768">
                <text:p>0.365768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3257">
                <text:p>0.423257</text:p>
              </table:table-cell>
              <table:table-cell office:value-type="float" office:value="1.625">
                <text:p>1.625</text:p>
              </table:table-cell>
              <table:table-cell office:value-type="float" office:value="0.366959">
                <text:p>0.366959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5348">
                <text:p>0.425348</text:p>
              </table:table-cell>
              <table:table-cell office:value-type="float" office:value="1.65">
                <text:p>1.65</text:p>
              </table:table-cell>
              <table:table-cell office:value-type="float" office:value="0.367631">
                <text:p>0.367631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7264">
                <text:p>0.427264</text:p>
              </table:table-cell>
              <table:table-cell office:value-type="float" office:value="1.675">
                <text:p>1.675</text:p>
              </table:table-cell>
              <table:table-cell office:value-type="float" office:value="0.367893">
                <text:p>0.367893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8886">
                <text:p>0.428886</text:p>
              </table:table-cell>
              <table:table-cell office:value-type="float" office:value="1.7">
                <text:p>1.7</text:p>
              </table:table-cell>
              <table:table-cell office:value-type="float" office:value="0.367785">
                <text:p>0.367785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9986">
                <text:p>0.429986</text:p>
              </table:table-cell>
              <table:table-cell office:value-type="float" office:value="1.725">
                <text:p>1.725</text:p>
              </table:table-cell>
              <table:table-cell office:value-type="float" office:value="0.367286">
                <text:p>0.367286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0855">
                <text:p>0.430855</text:p>
              </table:table-cell>
              <table:table-cell office:value-type="float" office:value="1.75">
                <text:p>1.75</text:p>
              </table:table-cell>
              <table:table-cell office:value-type="float" office:value="0.366517">
                <text:p>0.366517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1487">
                <text:p>0.431487</text:p>
              </table:table-cell>
              <table:table-cell office:value-type="float" office:value="1.775">
                <text:p>1.775</text:p>
              </table:table-cell>
              <table:table-cell office:value-type="float" office:value="0.36513">
                <text:p>0.36513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179">
                <text:p>0.432179</text:p>
              </table:table-cell>
              <table:table-cell office:value-type="float" office:value="1.8">
                <text:p>1.8</text:p>
              </table:table-cell>
              <table:table-cell office:value-type="float" office:value="0.363379">
                <text:p>0.363379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2972">
                <text:p>0.432972</text:p>
              </table:table-cell>
              <table:table-cell office:value-type="float" office:value="1.825">
                <text:p>1.825</text:p>
              </table:table-cell>
              <table:table-cell office:value-type="float" office:value="0.361702">
                <text:p>0.361702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344">
                <text:p>0.43344</text:p>
              </table:table-cell>
              <table:table-cell office:value-type="float" office:value="1.85">
                <text:p>1.85</text:p>
              </table:table-cell>
              <table:table-cell office:value-type="float" office:value="0.360296">
                <text:p>0.36029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305">
                <text:p>0.43305</text:p>
              </table:table-cell>
              <table:table-cell office:value-type="float" office:value="1.875">
                <text:p>1.875</text:p>
              </table:table-cell>
              <table:table-cell office:value-type="float" office:value="0.358741">
                <text:p>0.358741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2172">
                <text:p>0.432172</text:p>
              </table:table-cell>
              <table:table-cell office:value-type="float" office:value="1.9">
                <text:p>1.9</text:p>
              </table:table-cell>
              <table:table-cell office:value-type="float" office:value="0.356827">
                <text:p>0.356827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1195">
                <text:p>0.431195</text:p>
              </table:table-cell>
              <table:table-cell office:value-type="float" office:value="1.925">
                <text:p>1.925</text:p>
              </table:table-cell>
              <table:table-cell office:value-type="float" office:value="0.354555">
                <text:p>0.354555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9862">
                <text:p>0.429862</text:p>
              </table:table-cell>
              <table:table-cell office:value-type="float" office:value="1.95">
                <text:p>1.95</text:p>
              </table:table-cell>
              <table:table-cell office:value-type="float" office:value="0.351648">
                <text:p>0.351648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8118">
                <text:p>0.428118</text:p>
              </table:table-cell>
              <table:table-cell office:value-type="float" office:value="1.975">
                <text:p>1.975</text:p>
              </table:table-cell>
              <table:table-cell office:value-type="float" office:value="0.348604">
                <text:p>0.348604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6312">
                <text:p>0.426312</text:p>
              </table:table-cell>
              <table:table-cell office:value-type="float" office:value="2">
                <text:p>2</text:p>
              </table:table-cell>
              <table:table-cell office:value-type="float" office:value="0.345289">
                <text:p>0.34528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473">
                <text:p>0.42473</text:p>
              </table:table-cell>
              <table:table-cell office:value-type="float" office:value="2.025">
                <text:p>2.025</text:p>
              </table:table-cell>
              <table:table-cell office:value-type="float" office:value="0.341317">
                <text:p>0.341317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305">
                <text:p>0.42305</text:p>
              </table:table-cell>
              <table:table-cell office:value-type="float" office:value="2.05">
                <text:p>2.05</text:p>
              </table:table-cell>
              <table:table-cell office:value-type="float" office:value="0.337154">
                <text:p>0.337154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0834">
                <text:p>0.420834</text:p>
              </table:table-cell>
              <table:table-cell office:value-type="float" office:value="2.075">
                <text:p>2.075</text:p>
              </table:table-cell>
              <table:table-cell office:value-type="float" office:value="0.333317">
                <text:p>0.33331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8296">
                <text:p>0.418296</text:p>
              </table:table-cell>
              <table:table-cell office:value-type="float" office:value="2.1">
                <text:p>2.1</text:p>
              </table:table-cell>
              <table:table-cell office:value-type="float" office:value="0.329742">
                <text:p>0.32974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5828">
                <text:p>0.415828</text:p>
              </table:table-cell>
              <table:table-cell office:value-type="float" office:value="2.125">
                <text:p>2.125</text:p>
              </table:table-cell>
              <table:table-cell office:value-type="float" office:value="0.325839">
                <text:p>0.325839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3397">
                <text:p>0.413397</text:p>
              </table:table-cell>
              <table:table-cell office:value-type="float" office:value="2.15">
                <text:p>2.15</text:p>
              </table:table-cell>
              <table:table-cell office:value-type="float" office:value="0.322078">
                <text:p>0.322078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0585">
                <text:p>0.410585</text:p>
              </table:table-cell>
              <table:table-cell office:value-type="float" office:value="2.175">
                <text:p>2.175</text:p>
              </table:table-cell>
              <table:table-cell office:value-type="float" office:value="0.319185">
                <text:p>0.319185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7379">
                <text:p>0.407379</text:p>
              </table:table-cell>
              <table:table-cell office:value-type="float" office:value="2.2">
                <text:p>2.2</text:p>
              </table:table-cell>
              <table:table-cell office:value-type="float" office:value="0.317029">
                <text:p>0.317029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4464">
                <text:p>0.404464</text:p>
              </table:table-cell>
              <table:table-cell office:value-type="float" office:value="2.225">
                <text:p>2.225</text:p>
              </table:table-cell>
              <table:table-cell office:value-type="float" office:value="0.315041">
                <text:p>0.315041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1814">
                <text:p>0.401814</text:p>
              </table:table-cell>
              <table:table-cell office:value-type="float" office:value="2.25">
                <text:p>2.25</text:p>
              </table:table-cell>
              <table:table-cell office:value-type="float" office:value="0.313006">
                <text:p>0.313006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8927">
                <text:p>0.398927</text:p>
              </table:table-cell>
              <table:table-cell office:value-type="float" office:value="2.275">
                <text:p>2.275</text:p>
              </table:table-cell>
              <table:table-cell office:value-type="float" office:value="0.310673">
                <text:p>0.310673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6198">
                <text:p>0.396198</text:p>
              </table:table-cell>
              <table:table-cell office:value-type="float" office:value="2.3">
                <text:p>2.3</text:p>
              </table:table-cell>
              <table:table-cell office:value-type="float" office:value="0.307287">
                <text:p>0.307287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4074">
                <text:p>0.394074</text:p>
              </table:table-cell>
              <table:table-cell office:value-type="float" office:value="2.325">
                <text:p>2.325</text:p>
              </table:table-cell>
              <table:table-cell office:value-type="float" office:value="0.303395">
                <text:p>0.303395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2079">
                <text:p>0.392079</text:p>
              </table:table-cell>
              <table:table-cell office:value-type="float" office:value="2.35">
                <text:p>2.35</text:p>
              </table:table-cell>
              <table:table-cell office:value-type="float" office:value="0.299516">
                <text:p>0.299516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0143">
                <text:p>0.390143</text:p>
              </table:table-cell>
              <table:table-cell office:value-type="float" office:value="2.375">
                <text:p>2.375</text:p>
              </table:table-cell>
              <table:table-cell office:value-type="float" office:value="0.296167">
                <text:p>0.296167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8702">
                <text:p>0.388702</text:p>
              </table:table-cell>
              <table:table-cell office:value-type="float" office:value="2.4">
                <text:p>2.4</text:p>
              </table:table-cell>
              <table:table-cell office:value-type="float" office:value="0.293729">
                <text:p>0.293729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7814">
                <text:p>0.387814</text:p>
              </table:table-cell>
              <table:table-cell office:value-type="float" office:value="2.425">
                <text:p>2.425</text:p>
              </table:table-cell>
              <table:table-cell office:value-type="float" office:value="0.291545">
                <text:p>0.291545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6688">
                <text:p>0.386688</text:p>
              </table:table-cell>
              <table:table-cell office:value-type="float" office:value="2.45">
                <text:p>2.45</text:p>
              </table:table-cell>
              <table:table-cell office:value-type="float" office:value="0.289903">
                <text:p>0.28990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5335">
                <text:p>0.385335</text:p>
              </table:table-cell>
              <table:table-cell office:value-type="float" office:value="2.475">
                <text:p>2.475</text:p>
              </table:table-cell>
              <table:table-cell office:value-type="float" office:value="0.28953">
                <text:p>0.2895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4546">
                <text:p>0.384546</text:p>
              </table:table-cell>
              <table:table-cell office:value-type="float" office:value="2.5">
                <text:p>2.5</text:p>
              </table:table-cell>
              <table:table-cell office:value-type="float" office:value="0.289328">
                <text:p>0.289328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X3:Sheet1.X103 Sheet1.A3:Sheet1.A103 Sheet1.F3:Sheet1.F11 Sheet1.Z16:Sheet1.Z59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X3:Sheet1.X103"/>
            <chart:data-point chart:repeated="101"/>
          </chart:series>
          <chart:series chart:style-name="ch9" chart:values-cell-range-address="Sheet1.A3:Sheet1.A103" chart:class="chart:scatter">
            <chart:domain table:cell-range-address="Sheet1.Y3:Sheet1.Y103"/>
            <chart:data-point chart:repeated="101"/>
          </chart:series>
          <chart:series chart:style-name="ch10" chart:values-cell-range-address="Sheet1.F3:Sheet1.F11" chart:class="chart:scatter">
            <chart:domain table:cell-range-address="Sheet1.AA3:Sheet1.AA11"/>
            <chart:data-point chart:repeated="9"/>
          </chart:series>
          <chart:series chart:style-name="ch11" chart:values-cell-range-address="Sheet1.Z16:Sheet1.Z59" chart:class="chart:scatter">
            <chart:domain table:cell-range-address="Sheet1.AA16:Sheet1.AA59"/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  <table:table-cell office:value-type="string">
                <text:p>Column A</text:p>
              </table:table-cell>
              <table:table-cell office:value-type="string">
                <text:p>Column AA</text:p>
              </table:table-cell>
              <table:table-cell office:value-type="string">
                <text:p>Column F</text:p>
              </table:table-cell>
              <table:table-cell office:value-type="string">
                <text:p>Column AA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X3:Sheet1.X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Y3:Sheet1.Y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230103">
                <text:p text:id="Sheet1.AA3:Sheet1.AA11">0.230103</text:p>
              </table:table-cell>
              <table:table-cell office:value-type="float" office:value="0.0939100000000002">
                <text:p text:id="Sheet1.F3:Sheet1.F11">0.0939100000000002</text:p>
              </table:table-cell>
              <table:table-cell office:value-type="float" office:value="0.11302">
                <text:p text:id="Sheet1.AA16:Sheet1.AA59">0.11302</text:p>
              </table:table-cell>
              <table:table-cell office:value-type="float" office:value="0.00668999999999986">
                <text:p text:id="Sheet1.Z16:Sheet1.Z59">0.006689999999999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9606">
                <text:p>0.0669606</text:p>
              </table:table-cell>
              <table:table-cell office:value-type="float" office:value="0.025">
                <text:p>0.025</text:p>
              </table:table-cell>
              <table:table-cell office:value-type="float" office:value="0.0684525">
                <text:p>0.0684525</text:p>
              </table:table-cell>
              <table:table-cell office:value-type="float" office:value="0.025">
                <text:p>0.025</text:p>
              </table:table-cell>
              <table:table-cell office:value-type="float" office:value="0.250797">
                <text:p>0.250797</text:p>
              </table:table-cell>
              <table:table-cell office:value-type="float" office:value="0.399">
                <text:p>0.399</text:p>
              </table:table-cell>
              <table:table-cell office:value-type="float" office:value="0.169502">
                <text:p>0.169502</text:p>
              </table:table-cell>
              <table:table-cell office:value-type="float" office:value="0.01823">
                <text:p>0.01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0322">
                <text:p>0.170322</text:p>
              </table:table-cell>
              <table:table-cell office:value-type="float" office:value="0.05">
                <text:p>0.05</text:p>
              </table:table-cell>
              <table:table-cell office:value-type="float" office:value="0.177691">
                <text:p>0.177691</text:p>
              </table:table-cell>
              <table:table-cell office:value-type="float" office:value="0.05">
                <text:p>0.05</text:p>
              </table:table-cell>
              <table:table-cell office:value-type="float" office:value="0.280149">
                <text:p>0.280149</text:p>
              </table:table-cell>
              <table:table-cell office:value-type="float" office:value="0.69869">
                <text:p>0.69869</text:p>
              </table:table-cell>
              <table:table-cell office:value-type="float" office:value="0.21294">
                <text:p>0.21294</text:p>
              </table:table-cell>
              <table:table-cell office:value-type="float" office:value="0.02962">
                <text:p>0.02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127">
                <text:p>0.219127</text:p>
              </table:table-cell>
              <table:table-cell office:value-type="float" office:value="0.075">
                <text:p>0.075</text:p>
              </table:table-cell>
              <table:table-cell office:value-type="float" office:value="0.231215">
                <text:p>0.231215</text:p>
              </table:table-cell>
              <table:table-cell office:value-type="float" office:value="0.075">
                <text:p>0.075</text:p>
              </table:table-cell>
              <table:table-cell office:value-type="float" office:value="0.2878">
                <text:p>0.2878</text:p>
              </table:table-cell>
              <table:table-cell office:value-type="float" office:value="1.0096">
                <text:p>1.0096</text:p>
              </table:table-cell>
              <table:table-cell office:value-type="float" office:value="0.238969">
                <text:p>0.238969</text:p>
              </table:table-cell>
              <table:table-cell office:value-type="float" office:value="0.0462799999999999">
                <text:p>0.04627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4831">
                <text:p>0.234831</text:p>
              </table:table-cell>
              <table:table-cell office:value-type="float" office:value="0.1">
                <text:p>0.1</text:p>
              </table:table-cell>
              <table:table-cell office:value-type="float" office:value="0.243511">
                <text:p>0.243511</text:p>
              </table:table-cell>
              <table:table-cell office:value-type="float" office:value="0.1">
                <text:p>0.1</text:p>
              </table:table-cell>
              <table:table-cell office:value-type="float" office:value="0.291084">
                <text:p>0.291084</text:p>
              </table:table-cell>
              <table:table-cell office:value-type="float" office:value="1.3047">
                <text:p>1.3047</text:p>
              </table:table-cell>
              <table:table-cell office:value-type="float" office:value="0.243165">
                <text:p>0.243165</text:p>
              </table:table-cell>
              <table:table-cell office:value-type="float" office:value="0.0899899999999998">
                <text:p>0.089989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0809">
                <text:p>0.240809</text:p>
              </table:table-cell>
              <table:table-cell office:value-type="float" office:value="0.125">
                <text:p>0.125</text:p>
              </table:table-cell>
              <table:table-cell office:value-type="float" office:value="0.243">
                <text:p>0.243</text:p>
              </table:table-cell>
              <table:table-cell office:value-type="float" office:value="0.125">
                <text:p>0.125</text:p>
              </table:table-cell>
              <table:table-cell office:value-type="float" office:value="0.285712">
                <text:p>0.285712</text:p>
              </table:table-cell>
              <table:table-cell office:value-type="float" office:value="1.606142">
                <text:p>1.606142</text:p>
              </table:table-cell>
              <table:table-cell office:value-type="float" office:value="0.260404">
                <text:p>0.260404</text:p>
              </table:table-cell>
              <table:table-cell office:value-type="float" office:value="0.13385">
                <text:p>0.13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4824">
                <text:p>0.244824</text:p>
              </table:table-cell>
              <table:table-cell office:value-type="float" office:value="0.15">
                <text:p>0.15</text:p>
              </table:table-cell>
              <table:table-cell office:value-type="float" office:value="0.241661">
                <text:p>0.241661</text:p>
              </table:table-cell>
              <table:table-cell office:value-type="float" office:value="0.15">
                <text:p>0.15</text:p>
              </table:table-cell>
              <table:table-cell office:value-type="float" office:value="0.267258">
                <text:p>0.267258</text:p>
              </table:table-cell>
              <table:table-cell office:value-type="float" office:value="1.901711">
                <text:p>1.901711</text:p>
              </table:table-cell>
              <table:table-cell office:value-type="float" office:value="0.268909">
                <text:p>0.268909</text:p>
              </table:table-cell>
              <table:table-cell office:value-type="float" office:value="0.18853">
                <text:p>0.1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498">
                <text:p>0.248498</text:p>
              </table:table-cell>
              <table:table-cell office:value-type="float" office:value="0.175">
                <text:p>0.175</text:p>
              </table:table-cell>
              <table:table-cell office:value-type="float" office:value="0.241249">
                <text:p>0.241249</text:p>
              </table:table-cell>
              <table:table-cell office:value-type="float" office:value="0.175">
                <text:p>0.175</text:p>
              </table:table-cell>
              <table:table-cell office:value-type="float" office:value="0.266214">
                <text:p>0.266214</text:p>
              </table:table-cell>
              <table:table-cell office:value-type="float" office:value="2.212008">
                <text:p>2.212008</text:p>
              </table:table-cell>
              <table:table-cell office:value-type="float" office:value="0.273067">
                <text:p>0.273067</text:p>
              </table:table-cell>
              <table:table-cell office:value-type="float" office:value="0.24316">
                <text:p>0.24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849">
                <text:p>0.251849</text:p>
              </table:table-cell>
              <table:table-cell office:value-type="float" office:value="0.2">
                <text:p>0.2</text:p>
              </table:table-cell>
              <table:table-cell office:value-type="float" office:value="0.241448">
                <text:p>0.241448</text:p>
              </table:table-cell>
              <table:table-cell office:value-type="float" office:value="0.2">
                <text:p>0.2</text:p>
              </table:table-cell>
              <table:table-cell office:value-type="float" office:value="0.243469">
                <text:p>0.243469</text:p>
              </table:table-cell>
              <table:table-cell office:value-type="float" office:value="2.5">
                <text:p>2.5</text:p>
              </table:table-cell>
              <table:table-cell office:value-type="float" office:value="0.281573">
                <text:p>0.281573</text:p>
              </table:table-cell>
              <table:table-cell office:value-type="float" office:value="0.29783">
                <text:p>0.29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702">
                <text:p>0.254702</text:p>
              </table:table-cell>
              <table:table-cell office:value-type="float" office:value="0.225">
                <text:p>0.225</text:p>
              </table:table-cell>
              <table:table-cell office:value-type="float" office:value="0.242148">
                <text:p>0.242148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078">
                <text:p>0.290078</text:p>
              </table:table-cell>
              <table:table-cell office:value-type="float" office:value="0.35251">
                <text:p>0.35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949">
                <text:p>0.256949</text:p>
              </table:table-cell>
              <table:table-cell office:value-type="float" office:value="0.25">
                <text:p>0.25</text:p>
              </table:table-cell>
              <table:table-cell office:value-type="float" office:value="0.243249">
                <text:p>0.243249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603">
                <text:p>0.298603</text:p>
              </table:table-cell>
              <table:table-cell office:value-type="float" office:value="0.40173">
                <text:p>0.40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9406">
                <text:p>0.259406</text:p>
              </table:table-cell>
              <table:table-cell office:value-type="float" office:value="0.275">
                <text:p>0.275</text:p>
              </table:table-cell>
              <table:table-cell office:value-type="float" office:value="0.24552">
                <text:p>0.24552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456">
                <text:p>0.311456</text:p>
              </table:table-cell>
              <table:table-cell office:value-type="float" office:value="0.45646">
                <text:p>0.45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2719">
                <text:p>0.262719</text:p>
              </table:table-cell>
              <table:table-cell office:value-type="float" office:value="0.3">
                <text:p>0.3</text:p>
              </table:table-cell>
              <table:table-cell office:value-type="float" office:value="0.248648">
                <text:p>0.248648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4309">
                <text:p>0.324309</text:p>
              </table:table-cell>
              <table:table-cell office:value-type="float" office:value="0.51118">
                <text:p>0.5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6943">
                <text:p>0.266943</text:p>
              </table:table-cell>
              <table:table-cell office:value-type="float" office:value="0.325">
                <text:p>0.325</text:p>
              </table:table-cell>
              <table:table-cell office:value-type="float" office:value="0.251675">
                <text:p>0.251675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8467">
                <text:p>0.328467</text:p>
              </table:table-cell>
              <table:table-cell office:value-type="float" office:value="0.56581">
                <text:p>0.56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1587">
                <text:p>0.271587</text:p>
              </table:table-cell>
              <table:table-cell office:value-type="float" office:value="0.35">
                <text:p>0.35</text:p>
              </table:table-cell>
              <table:table-cell office:value-type="float" office:value="0.253743">
                <text:p>0.253743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991">
                <text:p>0.336991</text:p>
              </table:table-cell>
              <table:table-cell office:value-type="float" office:value="0.61503">
                <text:p>0.61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5742">
                <text:p>0.275742</text:p>
              </table:table-cell>
              <table:table-cell office:value-type="float" office:value="0.375">
                <text:p>0.375</text:p>
              </table:table-cell>
              <table:table-cell office:value-type="float" office:value="0.255076">
                <text:p>0.255076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1149">
                <text:p>0.341149</text:p>
              </table:table-cell>
              <table:table-cell office:value-type="float" office:value="0.66966">
                <text:p>0.6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9182">
                <text:p>0.279182</text:p>
              </table:table-cell>
              <table:table-cell office:value-type="float" office:value="0.4">
                <text:p>0.4</text:p>
              </table:table-cell>
              <table:table-cell office:value-type="float" office:value="0.256738">
                <text:p>0.256738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5307">
                <text:p>0.345307</text:p>
              </table:table-cell>
              <table:table-cell office:value-type="float" office:value="0.72429">
                <text:p>0.72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43">
                <text:p>0.28243</text:p>
              </table:table-cell>
              <table:table-cell office:value-type="float" office:value="0.425">
                <text:p>0.425</text:p>
              </table:table-cell>
              <table:table-cell office:value-type="float" office:value="0.258693">
                <text:p>0.258693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465">
                <text:p>0.349465</text:p>
              </table:table-cell>
              <table:table-cell office:value-type="float" office:value="0.77892">
                <text:p>0.77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6122">
                <text:p>0.286122</text:p>
              </table:table-cell>
              <table:table-cell office:value-type="float" office:value="0.45">
                <text:p>0.45</text:p>
              </table:table-cell>
              <table:table-cell office:value-type="float" office:value="0.260012">
                <text:p>0.260012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622">
                <text:p>0.353622</text:p>
              </table:table-cell>
              <table:table-cell office:value-type="float" office:value="0.83355">
                <text:p>0.83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984">
                <text:p>0.289984</text:p>
              </table:table-cell>
              <table:table-cell office:value-type="float" office:value="0.475">
                <text:p>0.475</text:p>
              </table:table-cell>
              <table:table-cell office:value-type="float" office:value="0.26079">
                <text:p>0.26079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778">
                <text:p>0.35778</text:p>
              </table:table-cell>
              <table:table-cell office:value-type="float" office:value="0.88819">
                <text:p>0.88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4314">
                <text:p>0.294314</text:p>
              </table:table-cell>
              <table:table-cell office:value-type="float" office:value="0.5">
                <text:p>0.5</text:p>
              </table:table-cell>
              <table:table-cell office:value-type="float" office:value="0.262077">
                <text:p>0.262077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1938">
                <text:p>0.361938</text:p>
              </table:table-cell>
              <table:table-cell office:value-type="float" office:value="0.94282">
                <text:p>0.94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8235">
                <text:p>0.298235</text:p>
              </table:table-cell>
              <table:table-cell office:value-type="float" office:value="0.525">
                <text:p>0.525</text:p>
              </table:table-cell>
              <table:table-cell office:value-type="float" office:value="0.264073">
                <text:p>0.264073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0443">
                <text:p>0.370443</text:p>
              </table:table-cell>
              <table:table-cell office:value-type="float" office:value="0.99749">
                <text:p>0.9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188">
                <text:p>0.301188</text:p>
              </table:table-cell>
              <table:table-cell office:value-type="float" office:value="0.55">
                <text:p>0.55</text:p>
              </table:table-cell>
              <table:table-cell office:value-type="float" office:value="0.266106">
                <text:p>0.266106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8949">
                <text:p>0.378949</text:p>
              </table:table-cell>
              <table:table-cell office:value-type="float" office:value="1.05217">
                <text:p>1.0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3929">
                <text:p>0.303929</text:p>
              </table:table-cell>
              <table:table-cell office:value-type="float" office:value="0.575">
                <text:p>0.575</text:p>
              </table:table-cell>
              <table:table-cell office:value-type="float" office:value="0.268077">
                <text:p>0.26807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7454">
                <text:p>0.387454</text:p>
              </table:table-cell>
              <table:table-cell office:value-type="float" office:value="1.10685">
                <text:p>1.1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6906">
                <text:p>0.306906</text:p>
              </table:table-cell>
              <table:table-cell office:value-type="float" office:value="0.6">
                <text:p>0.6</text:p>
              </table:table-cell>
              <table:table-cell office:value-type="float" office:value="0.270145">
                <text:p>0.270145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612">
                <text:p>0.391612</text:p>
              </table:table-cell>
              <table:table-cell office:value-type="float" office:value="1.16148">
                <text:p>1.16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9583">
                <text:p>0.309583</text:p>
              </table:table-cell>
              <table:table-cell office:value-type="float" office:value="0.625">
                <text:p>0.625</text:p>
              </table:table-cell>
              <table:table-cell office:value-type="float" office:value="0.271453">
                <text:p>0.271453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365">
                <text:p>0.391365</text:p>
              </table:table-cell>
              <table:table-cell office:value-type="float" office:value="1.23244">
                <text:p>1.23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128">
                <text:p>0.31128</text:p>
              </table:table-cell>
              <table:table-cell office:value-type="float" office:value="0.65">
                <text:p>0.65</text:p>
              </table:table-cell>
              <table:table-cell office:value-type="float" office:value="0.272293">
                <text:p>0.272293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1">
                <text:p>0.3911</text:p>
              </table:table-cell>
              <table:table-cell office:value-type="float" office:value="1.30885">
                <text:p>1.30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955">
                <text:p>0.311955</text:p>
              </table:table-cell>
              <table:table-cell office:value-type="float" office:value="0.675">
                <text:p>0.675</text:p>
              </table:table-cell>
              <table:table-cell office:value-type="float" office:value="0.2739">
                <text:p>0.2739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5182">
                <text:p>0.395182</text:p>
              </table:table-cell>
              <table:table-cell office:value-type="float" office:value="1.38532">
                <text:p>1.38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2582">
                <text:p>0.312582</text:p>
              </table:table-cell>
              <table:table-cell office:value-type="float" office:value="0.7">
                <text:p>0.7</text:p>
              </table:table-cell>
              <table:table-cell office:value-type="float" office:value="0.276278">
                <text:p>0.27627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239">
                <text:p>0.386239</text:p>
              </table:table-cell>
              <table:table-cell office:value-type="float" office:value="1.45618">
                <text:p>1.45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002">
                <text:p>0.314002</text:p>
              </table:table-cell>
              <table:table-cell office:value-type="float" office:value="0.725">
                <text:p>0.725</text:p>
              </table:table-cell>
              <table:table-cell office:value-type="float" office:value="0.278526">
                <text:p>0.278526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7354">
                <text:p>0.377354</text:p>
              </table:table-cell>
              <table:table-cell office:value-type="float" office:value="1.51067">
                <text:p>1.5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122">
                <text:p>0.316122</text:p>
              </table:table-cell>
              <table:table-cell office:value-type="float" office:value="0.75">
                <text:p>0.75</text:p>
              </table:table-cell>
              <table:table-cell office:value-type="float" office:value="0.280487">
                <text:p>0.280487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469">
                <text:p>0.368469</text:p>
              </table:table-cell>
              <table:table-cell office:value-type="float" office:value="1.565158">
                <text:p>1.565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8483">
                <text:p>0.318483</text:p>
              </table:table-cell>
              <table:table-cell office:value-type="float" office:value="0.775">
                <text:p>0.775</text:p>
              </table:table-cell>
              <table:table-cell office:value-type="float" office:value="0.282649">
                <text:p>0.282649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584">
                <text:p>0.359584</text:p>
              </table:table-cell>
              <table:table-cell office:value-type="float" office:value="1.619646">
                <text:p>1.619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097">
                <text:p>0.32097</text:p>
              </table:table-cell>
              <table:table-cell office:value-type="float" office:value="0.8">
                <text:p>0.8</text:p>
              </table:table-cell>
              <table:table-cell office:value-type="float" office:value="0.284767">
                <text:p>0.284767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7">
                <text:p>0.34637</text:p>
              </table:table-cell>
              <table:table-cell office:value-type="float" office:value="1.668628">
                <text:p>1.668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689">
                <text:p>0.323689</text:p>
              </table:table-cell>
              <table:table-cell office:value-type="float" office:value="0.825">
                <text:p>0.825</text:p>
              </table:table-cell>
              <table:table-cell office:value-type="float" office:value="0.287149">
                <text:p>0.287149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137">
                <text:p>0.333137</text:p>
              </table:table-cell>
              <table:table-cell office:value-type="float" office:value="1.723069">
                <text:p>1.723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6606">
                <text:p>0.326606</text:p>
              </table:table-cell>
              <table:table-cell office:value-type="float" office:value="0.85">
                <text:p>0.85</text:p>
              </table:table-cell>
              <table:table-cell office:value-type="float" office:value="0.290007">
                <text:p>0.290007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9923">
                <text:p>0.319923</text:p>
              </table:table-cell>
              <table:table-cell office:value-type="float" office:value="1.772052">
                <text:p>1.772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9287">
                <text:p>0.329287</text:p>
              </table:table-cell>
              <table:table-cell office:value-type="float" office:value="0.875">
                <text:p>0.875</text:p>
              </table:table-cell>
              <table:table-cell office:value-type="float" office:value="0.29296">
                <text:p>0.29296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038">
                <text:p>0.311038</text:p>
              </table:table-cell>
              <table:table-cell office:value-type="float" office:value="1.82654">
                <text:p>1.82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1557">
                <text:p>0.331557</text:p>
              </table:table-cell>
              <table:table-cell office:value-type="float" office:value="0.9">
                <text:p>0.9</text:p>
              </table:table-cell>
              <table:table-cell office:value-type="float" office:value="0.295829">
                <text:p>0.295829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153">
                <text:p>0.302153</text:p>
              </table:table-cell>
              <table:table-cell office:value-type="float" office:value="1.881028">
                <text:p>1.881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924">
                <text:p>0.333924</text:p>
              </table:table-cell>
              <table:table-cell office:value-type="float" office:value="0.925">
                <text:p>0.925</text:p>
              </table:table-cell>
              <table:table-cell office:value-type="float" office:value="0.298586">
                <text:p>0.298586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4591">
                <text:p>0.284591</text:p>
              </table:table-cell>
              <table:table-cell office:value-type="float" office:value="1.929963">
                <text:p>1.929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6229">
                <text:p>0.336229</text:p>
              </table:table-cell>
              <table:table-cell office:value-type="float" office:value="0.95">
                <text:p>0.95</text:p>
              </table:table-cell>
              <table:table-cell office:value-type="float" office:value="0.301148">
                <text:p>0.301148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1283">
                <text:p>0.271283</text:p>
              </table:table-cell>
              <table:table-cell office:value-type="float" office:value="2.006237">
                <text:p>2.006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8261">
                <text:p>0.338261</text:p>
              </table:table-cell>
              <table:table-cell office:value-type="float" office:value="0.975">
                <text:p>0.975</text:p>
              </table:table-cell>
              <table:table-cell office:value-type="float" office:value="0.303579">
                <text:p>0.303579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0941">
                <text:p>0.270941</text:p>
              </table:table-cell>
              <table:table-cell office:value-type="float" office:value="2.104486">
                <text:p>2.104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0316">
                <text:p>0.340316</text:p>
              </table:table-cell>
              <table:table-cell office:value-type="float" office:value="1">
                <text:p>1</text:p>
              </table:table-cell>
              <table:table-cell office:value-type="float" office:value="0.306107">
                <text:p>0.306107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1847">
                <text:p>0.261847</text:p>
              </table:table-cell>
              <table:table-cell office:value-type="float" office:value="2.219016">
                <text:p>2.219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2623">
                <text:p>0.342623</text:p>
              </table:table-cell>
              <table:table-cell office:value-type="float" office:value="1.025">
                <text:p>1.025</text:p>
              </table:table-cell>
              <table:table-cell office:value-type="float" office:value="0.308389">
                <text:p>0.308389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777">
                <text:p>0.265777</text:p>
              </table:table-cell>
              <table:table-cell office:value-type="float" office:value="2.339146">
                <text:p>2.339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484">
                <text:p>0.34484</text:p>
              </table:table-cell>
              <table:table-cell office:value-type="float" office:value="1.05">
                <text:p>1.05</text:p>
              </table:table-cell>
              <table:table-cell office:value-type="float" office:value="0.310705">
                <text:p>0.310705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302">
                <text:p>0.265302</text:p>
              </table:table-cell>
              <table:table-cell office:value-type="float" office:value="2.4756037">
                <text:p>2.4756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899">
                <text:p>0.346899</text:p>
              </table:table-cell>
              <table:table-cell office:value-type="float" office:value="1.075">
                <text:p>1.075</text:p>
              </table:table-cell>
              <table:table-cell office:value-type="float" office:value="0.313289">
                <text:p>0.313289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9517">
                <text:p>0.2695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9393">
                <text:p>0.349393</text:p>
              </table:table-cell>
              <table:table-cell office:value-type="float" office:value="1.1">
                <text:p>1.1</text:p>
              </table:table-cell>
              <table:table-cell office:value-type="float" office:value="0.315826">
                <text:p>0.315826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655">
                <text:p>0.352655</text:p>
              </table:table-cell>
              <table:table-cell office:value-type="float" office:value="1.125">
                <text:p>1.125</text:p>
              </table:table-cell>
              <table:table-cell office:value-type="float" office:value="0.317946">
                <text:p>0.317946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6293">
                <text:p>0.356293</text:p>
              </table:table-cell>
              <table:table-cell office:value-type="float" office:value="1.15">
                <text:p>1.15</text:p>
              </table:table-cell>
              <table:table-cell office:value-type="float" office:value="0.3194">
                <text:p>0.3194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017">
                <text:p>0.360017</text:p>
              </table:table-cell>
              <table:table-cell office:value-type="float" office:value="1.175">
                <text:p>1.175</text:p>
              </table:table-cell>
              <table:table-cell office:value-type="float" office:value="0.32069">
                <text:p>0.32069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3898">
                <text:p>0.363898</text:p>
              </table:table-cell>
              <table:table-cell office:value-type="float" office:value="1.2">
                <text:p>1.2</text:p>
              </table:table-cell>
              <table:table-cell office:value-type="float" office:value="0.322083">
                <text:p>0.322083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7445">
                <text:p>0.367445</text:p>
              </table:table-cell>
              <table:table-cell office:value-type="float" office:value="1.225">
                <text:p>1.225</text:p>
              </table:table-cell>
              <table:table-cell office:value-type="float" office:value="0.323677">
                <text:p>0.323677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0456">
                <text:p>0.370456</text:p>
              </table:table-cell>
              <table:table-cell office:value-type="float" office:value="1.25">
                <text:p>1.25</text:p>
              </table:table-cell>
              <table:table-cell office:value-type="float" office:value="0.325877">
                <text:p>0.325877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274">
                <text:p>0.37274</text:p>
              </table:table-cell>
              <table:table-cell office:value-type="float" office:value="1.275">
                <text:p>1.275</text:p>
              </table:table-cell>
              <table:table-cell office:value-type="float" office:value="0.328357">
                <text:p>0.328357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4385">
                <text:p>0.374385</text:p>
              </table:table-cell>
              <table:table-cell office:value-type="float" office:value="1.3">
                <text:p>1.3</text:p>
              </table:table-cell>
              <table:table-cell office:value-type="float" office:value="0.330774">
                <text:p>0.330774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401">
                <text:p>0.375401</text:p>
              </table:table-cell>
              <table:table-cell office:value-type="float" office:value="1.325">
                <text:p>1.325</text:p>
              </table:table-cell>
              <table:table-cell office:value-type="float" office:value="0.333212">
                <text:p>0.333212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6157">
                <text:p>0.376157</text:p>
              </table:table-cell>
              <table:table-cell office:value-type="float" office:value="1.35">
                <text:p>1.35</text:p>
              </table:table-cell>
              <table:table-cell office:value-type="float" office:value="0.335578">
                <text:p>0.335578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7174">
                <text:p>0.377174</text:p>
              </table:table-cell>
              <table:table-cell office:value-type="float" office:value="1.375">
                <text:p>1.375</text:p>
              </table:table-cell>
              <table:table-cell office:value-type="float" office:value="0.337893">
                <text:p>0.337893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8562">
                <text:p>0.378562</text:p>
              </table:table-cell>
              <table:table-cell office:value-type="float" office:value="1.4">
                <text:p>1.4</text:p>
              </table:table-cell>
              <table:table-cell office:value-type="float" office:value="0.340127">
                <text:p>0.340127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0191">
                <text:p>0.380191</text:p>
              </table:table-cell>
              <table:table-cell office:value-type="float" office:value="1.425">
                <text:p>1.425</text:p>
              </table:table-cell>
              <table:table-cell office:value-type="float" office:value="0.342015">
                <text:p>0.342015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1968">
                <text:p>0.381968</text:p>
              </table:table-cell>
              <table:table-cell office:value-type="float" office:value="1.45">
                <text:p>1.45</text:p>
              </table:table-cell>
              <table:table-cell office:value-type="float" office:value="0.343434">
                <text:p>0.343434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4066">
                <text:p>0.384066</text:p>
              </table:table-cell>
              <table:table-cell office:value-type="float" office:value="1.475">
                <text:p>1.475</text:p>
              </table:table-cell>
              <table:table-cell office:value-type="float" office:value="0.344891">
                <text:p>0.344891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662">
                <text:p>0.38662</text:p>
              </table:table-cell>
              <table:table-cell office:value-type="float" office:value="1.5">
                <text:p>1.5</text:p>
              </table:table-cell>
              <table:table-cell office:value-type="float" office:value="0.346536">
                <text:p>0.346536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9159">
                <text:p>0.389159</text:p>
              </table:table-cell>
              <table:table-cell office:value-type="float" office:value="1.525">
                <text:p>1.525</text:p>
              </table:table-cell>
              <table:table-cell office:value-type="float" office:value="0.347968">
                <text:p>0.347968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0922">
                <text:p>0.390922</text:p>
              </table:table-cell>
              <table:table-cell office:value-type="float" office:value="1.55">
                <text:p>1.55</text:p>
              </table:table-cell>
              <table:table-cell office:value-type="float" office:value="0.349114">
                <text:p>0.349114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945">
                <text:p>0.391945</text:p>
              </table:table-cell>
              <table:table-cell office:value-type="float" office:value="1.575">
                <text:p>1.575</text:p>
              </table:table-cell>
              <table:table-cell office:value-type="float" office:value="0.349944">
                <text:p>0.349944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2792">
                <text:p>0.392792</text:p>
              </table:table-cell>
              <table:table-cell office:value-type="float" office:value="1.6">
                <text:p>1.6</text:p>
              </table:table-cell>
              <table:table-cell office:value-type="float" office:value="0.350514">
                <text:p>0.350514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627">
                <text:p>0.393627</text:p>
              </table:table-cell>
              <table:table-cell office:value-type="float" office:value="1.625">
                <text:p>1.625</text:p>
              </table:table-cell>
              <table:table-cell office:value-type="float" office:value="0.351004">
                <text:p>0.351004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4344">
                <text:p>0.394344</text:p>
              </table:table-cell>
              <table:table-cell office:value-type="float" office:value="1.65">
                <text:p>1.65</text:p>
              </table:table-cell>
              <table:table-cell office:value-type="float" office:value="0.351115">
                <text:p>0.351115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703">
                <text:p>0.394703</text:p>
              </table:table-cell>
              <table:table-cell office:value-type="float" office:value="1.675">
                <text:p>1.675</text:p>
              </table:table-cell>
              <table:table-cell office:value-type="float" office:value="0.350943">
                <text:p>0.350943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4756">
                <text:p>0.394756</text:p>
              </table:table-cell>
              <table:table-cell office:value-type="float" office:value="1.7">
                <text:p>1.7</text:p>
              </table:table-cell>
              <table:table-cell office:value-type="float" office:value="0.35067">
                <text:p>0.35067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4776">
                <text:p>0.394776</text:p>
              </table:table-cell>
              <table:table-cell office:value-type="float" office:value="1.725">
                <text:p>1.725</text:p>
              </table:table-cell>
              <table:table-cell office:value-type="float" office:value="0.349975">
                <text:p>0.349975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95089">
                <text:p>0.395089</text:p>
              </table:table-cell>
              <table:table-cell office:value-type="float" office:value="1.75">
                <text:p>1.75</text:p>
              </table:table-cell>
              <table:table-cell office:value-type="float" office:value="0.349052">
                <text:p>0.349052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5688">
                <text:p>0.395688</text:p>
              </table:table-cell>
              <table:table-cell office:value-type="float" office:value="1.775">
                <text:p>1.775</text:p>
              </table:table-cell>
              <table:table-cell office:value-type="float" office:value="0.348048">
                <text:p>0.348048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6173">
                <text:p>0.396173</text:p>
              </table:table-cell>
              <table:table-cell office:value-type="float" office:value="1.8">
                <text:p>1.8</text:p>
              </table:table-cell>
              <table:table-cell office:value-type="float" office:value="0.34665">
                <text:p>0.34665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6347">
                <text:p>0.396347</text:p>
              </table:table-cell>
              <table:table-cell office:value-type="float" office:value="1.825">
                <text:p>1.825</text:p>
              </table:table-cell>
              <table:table-cell office:value-type="float" office:value="0.34519">
                <text:p>0.34519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6189">
                <text:p>0.396189</text:p>
              </table:table-cell>
              <table:table-cell office:value-type="float" office:value="1.85">
                <text:p>1.85</text:p>
              </table:table-cell>
              <table:table-cell office:value-type="float" office:value="0.343786">
                <text:p>0.34378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689">
                <text:p>0.395689</text:p>
              </table:table-cell>
              <table:table-cell office:value-type="float" office:value="1.875">
                <text:p>1.875</text:p>
              </table:table-cell>
              <table:table-cell office:value-type="float" office:value="0.341921">
                <text:p>0.341921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4936">
                <text:p>0.394936</text:p>
              </table:table-cell>
              <table:table-cell office:value-type="float" office:value="1.9">
                <text:p>1.9</text:p>
              </table:table-cell>
              <table:table-cell office:value-type="float" office:value="0.339587">
                <text:p>0.339587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4317">
                <text:p>0.394317</text:p>
              </table:table-cell>
              <table:table-cell office:value-type="float" office:value="1.925">
                <text:p>1.925</text:p>
              </table:table-cell>
              <table:table-cell office:value-type="float" office:value="0.337149">
                <text:p>0.33714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4164">
                <text:p>0.394164</text:p>
              </table:table-cell>
              <table:table-cell office:value-type="float" office:value="1.95">
                <text:p>1.95</text:p>
              </table:table-cell>
              <table:table-cell office:value-type="float" office:value="0.334298">
                <text:p>0.334298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4432">
                <text:p>0.394432</text:p>
              </table:table-cell>
              <table:table-cell office:value-type="float" office:value="1.975">
                <text:p>1.975</text:p>
              </table:table-cell>
              <table:table-cell office:value-type="float" office:value="0.331109">
                <text:p>0.331109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4777">
                <text:p>0.394777</text:p>
              </table:table-cell>
              <table:table-cell office:value-type="float" office:value="2">
                <text:p>2</text:p>
              </table:table-cell>
              <table:table-cell office:value-type="float" office:value="0.328024">
                <text:p>0.32802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4576">
                <text:p>0.394576</text:p>
              </table:table-cell>
              <table:table-cell office:value-type="float" office:value="2.025">
                <text:p>2.025</text:p>
              </table:table-cell>
              <table:table-cell office:value-type="float" office:value="0.325158">
                <text:p>0.325158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3419">
                <text:p>0.393419</text:p>
              </table:table-cell>
              <table:table-cell office:value-type="float" office:value="2.05">
                <text:p>2.05</text:p>
              </table:table-cell>
              <table:table-cell office:value-type="float" office:value="0.322233">
                <text:p>0.322233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91105">
                <text:p>0.391105</text:p>
              </table:table-cell>
              <table:table-cell office:value-type="float" office:value="2.075">
                <text:p>2.075</text:p>
              </table:table-cell>
              <table:table-cell office:value-type="float" office:value="0.319227">
                <text:p>0.31922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8531">
                <text:p>0.388531</text:p>
              </table:table-cell>
              <table:table-cell office:value-type="float" office:value="2.1">
                <text:p>2.1</text:p>
              </table:table-cell>
              <table:table-cell office:value-type="float" office:value="0.316085">
                <text:p>0.316085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6273">
                <text:p>0.386273</text:p>
              </table:table-cell>
              <table:table-cell office:value-type="float" office:value="2.125">
                <text:p>2.125</text:p>
              </table:table-cell>
              <table:table-cell office:value-type="float" office:value="0.312455">
                <text:p>0.312455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4319">
                <text:p>0.384319</text:p>
              </table:table-cell>
              <table:table-cell office:value-type="float" office:value="2.15">
                <text:p>2.15</text:p>
              </table:table-cell>
              <table:table-cell office:value-type="float" office:value="0.308184">
                <text:p>0.308184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2351">
                <text:p>0.382351</text:p>
              </table:table-cell>
              <table:table-cell office:value-type="float" office:value="2.175">
                <text:p>2.175</text:p>
              </table:table-cell>
              <table:table-cell office:value-type="float" office:value="0.303919">
                <text:p>0.303919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9984">
                <text:p>0.379984</text:p>
              </table:table-cell>
              <table:table-cell office:value-type="float" office:value="2.2">
                <text:p>2.2</text:p>
              </table:table-cell>
              <table:table-cell office:value-type="float" office:value="0.300276">
                <text:p>0.300276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7262">
                <text:p>0.377262</text:p>
              </table:table-cell>
              <table:table-cell office:value-type="float" office:value="2.225">
                <text:p>2.225</text:p>
              </table:table-cell>
              <table:table-cell office:value-type="float" office:value="0.297048">
                <text:p>0.29704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4768">
                <text:p>0.374768</text:p>
              </table:table-cell>
              <table:table-cell office:value-type="float" office:value="2.25">
                <text:p>2.25</text:p>
              </table:table-cell>
              <table:table-cell office:value-type="float" office:value="0.293657">
                <text:p>0.293657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601">
                <text:p>0.372601</text:p>
              </table:table-cell>
              <table:table-cell office:value-type="float" office:value="2.275">
                <text:p>2.275</text:p>
              </table:table-cell>
              <table:table-cell office:value-type="float" office:value="0.290306">
                <text:p>0.290306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0496">
                <text:p>0.370496</text:p>
              </table:table-cell>
              <table:table-cell office:value-type="float" office:value="2.3">
                <text:p>2.3</text:p>
              </table:table-cell>
              <table:table-cell office:value-type="float" office:value="0.287323">
                <text:p>0.287323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8548">
                <text:p>0.368548</text:p>
              </table:table-cell>
              <table:table-cell office:value-type="float" office:value="2.325">
                <text:p>2.325</text:p>
              </table:table-cell>
              <table:table-cell office:value-type="float" office:value="0.284821">
                <text:p>0.284821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6733">
                <text:p>0.366733</text:p>
              </table:table-cell>
              <table:table-cell office:value-type="float" office:value="2.35">
                <text:p>2.35</text:p>
              </table:table-cell>
              <table:table-cell office:value-type="float" office:value="0.282908">
                <text:p>0.282908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87">
                <text:p>0.364887</text:p>
              </table:table-cell>
              <table:table-cell office:value-type="float" office:value="2.375">
                <text:p>2.375</text:p>
              </table:table-cell>
              <table:table-cell office:value-type="float" office:value="0.281597">
                <text:p>0.281597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3173">
                <text:p>0.363173</text:p>
              </table:table-cell>
              <table:table-cell office:value-type="float" office:value="2.4">
                <text:p>2.4</text:p>
              </table:table-cell>
              <table:table-cell office:value-type="float" office:value="0.280578">
                <text:p>0.280578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2105">
                <text:p>0.362105</text:p>
              </table:table-cell>
              <table:table-cell office:value-type="float" office:value="2.425">
                <text:p>2.425</text:p>
              </table:table-cell>
              <table:table-cell office:value-type="float" office:value="0.279973">
                <text:p>0.279973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1813">
                <text:p>0.361813</text:p>
              </table:table-cell>
              <table:table-cell office:value-type="float" office:value="2.45">
                <text:p>2.45</text:p>
              </table:table-cell>
              <table:table-cell office:value-type="float" office:value="0.280003">
                <text:p>0.28000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1878">
                <text:p>0.361878</text:p>
              </table:table-cell>
              <table:table-cell office:value-type="float" office:value="2.475">
                <text:p>2.475</text:p>
              </table:table-cell>
              <table:table-cell office:value-type="float" office:value="0.280634">
                <text:p>0.280634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1957">
                <text:p>0.361957</text:p>
              </table:table-cell>
              <table:table-cell office:value-type="float" office:value="2.5">
                <text:p>2.5</text:p>
              </table:table-cell>
              <table:table-cell office:value-type="float" office:value="0.281765">
                <text:p>0.281765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